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449da" officeooo:paragraph-rsid="008ba5f0"/>
    </style:style>
    <style:style style:name="P20" style:family="paragraph" style:parent-style-name="Preformatted_20_Text">
      <style:text-properties officeooo:rsid="001449da" officeooo:paragraph-rsid="008d39ad"/>
    </style:style>
    <style:style style:name="P21" style:family="paragraph" style:parent-style-name="Preformatted_20_Text">
      <style:text-properties officeooo:rsid="0015aea7" officeooo:paragraph-rsid="0015aea7"/>
    </style:style>
    <style:style style:name="P22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3" style:family="paragraph" style:parent-style-name="Preformatted_20_Text">
      <style:text-properties officeooo:rsid="0015aea7" officeooo:paragraph-rsid="00747b75"/>
    </style:style>
    <style:style style:name="P24" style:family="paragraph" style:parent-style-name="Preformatted_20_Text">
      <style:text-properties officeooo:rsid="00164ffd" officeooo:paragraph-rsid="00164ffd"/>
    </style:style>
    <style:style style:name="P25" style:family="paragraph" style:parent-style-name="Preformatted_20_Text">
      <style:text-properties officeooo:rsid="00164ffd" officeooo:paragraph-rsid="00389ccf"/>
    </style:style>
    <style:style style:name="P26" style:family="paragraph" style:parent-style-name="Preformatted_20_Text">
      <style:text-properties officeooo:rsid="00165435" officeooo:paragraph-rsid="00165435"/>
    </style:style>
    <style:style style:name="P27" style:family="paragraph" style:parent-style-name="Preformatted_20_Text">
      <style:text-properties officeooo:rsid="0017ee00" officeooo:paragraph-rsid="0017ee00"/>
    </style:style>
    <style:style style:name="P28" style:family="paragraph" style:parent-style-name="Preformatted_20_Text">
      <style:text-properties officeooo:rsid="0017ee00" officeooo:paragraph-rsid="003922c5"/>
    </style:style>
    <style:style style:name="P29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30" style:family="paragraph" style:parent-style-name="Preformatted_20_Text">
      <style:text-properties officeooo:rsid="0017ee00" officeooo:paragraph-rsid="0039ffec"/>
    </style:style>
    <style:style style:name="P31" style:family="paragraph" style:parent-style-name="Preformatted_20_Text">
      <style:text-properties officeooo:rsid="001859fd" officeooo:paragraph-rsid="001859fd"/>
    </style:style>
    <style:style style:name="P32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3" style:family="paragraph" style:parent-style-name="Preformatted_20_Text">
      <style:text-properties officeooo:rsid="0019e84c" officeooo:paragraph-rsid="0019e84c"/>
    </style:style>
    <style:style style:name="P34" style:family="paragraph" style:parent-style-name="Preformatted_20_Text">
      <style:text-properties officeooo:rsid="001bdbaa" officeooo:paragraph-rsid="001bdbaa"/>
    </style:style>
    <style:style style:name="P35" style:family="paragraph" style:parent-style-name="Preformatted_20_Text">
      <style:text-properties officeooo:rsid="001e15c9" officeooo:paragraph-rsid="001e15c9"/>
    </style:style>
    <style:style style:name="P36" style:family="paragraph" style:parent-style-name="Preformatted_20_Text">
      <style:text-properties officeooo:rsid="001e15c9" officeooo:paragraph-rsid="0020600f"/>
    </style:style>
    <style:style style:name="P37" style:family="paragraph" style:parent-style-name="Preformatted_20_Text">
      <style:text-properties officeooo:rsid="001fefe0" officeooo:paragraph-rsid="001fefe0"/>
    </style:style>
    <style:style style:name="P38" style:family="paragraph" style:parent-style-name="Preformatted_20_Text">
      <style:text-properties officeooo:rsid="0020600f" officeooo:paragraph-rsid="0020600f"/>
    </style:style>
    <style:style style:name="P39" style:family="paragraph" style:parent-style-name="Preformatted_20_Text">
      <style:text-properties officeooo:rsid="0020600f" officeooo:paragraph-rsid="004c100a"/>
    </style:style>
    <style:style style:name="P40" style:family="paragraph" style:parent-style-name="Preformatted_20_Text">
      <style:text-properties officeooo:rsid="0020600f" officeooo:paragraph-rsid="006f39d0"/>
    </style:style>
    <style:style style:name="P41" style:family="paragraph" style:parent-style-name="Preformatted_20_Text">
      <style:text-properties officeooo:rsid="0023d898" officeooo:paragraph-rsid="0023d898"/>
    </style:style>
    <style:style style:name="P42" style:family="paragraph" style:parent-style-name="Preformatted_20_Text">
      <style:text-properties officeooo:rsid="0024c766" officeooo:paragraph-rsid="0024c766"/>
    </style:style>
    <style:style style:name="P43" style:family="paragraph" style:parent-style-name="Preformatted_20_Text">
      <style:text-properties officeooo:rsid="0024c766" officeooo:paragraph-rsid="006360d2"/>
    </style:style>
    <style:style style:name="P44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5" style:family="paragraph" style:parent-style-name="Preformatted_20_Text">
      <style:text-properties officeooo:paragraph-rsid="002cee47"/>
    </style:style>
    <style:style style:name="P46" style:family="paragraph" style:parent-style-name="Preformatted_20_Text">
      <style:text-properties officeooo:rsid="002dece1" officeooo:paragraph-rsid="002dece1"/>
    </style:style>
    <style:style style:name="P47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8" style:family="paragraph" style:parent-style-name="Preformatted_20_Text">
      <style:text-properties officeooo:paragraph-rsid="003c5c53"/>
    </style:style>
    <style:style style:name="P49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50" style:family="paragraph" style:parent-style-name="Preformatted_20_Text">
      <style:text-properties officeooo:rsid="0049441d" officeooo:paragraph-rsid="0049441d"/>
    </style:style>
    <style:style style:name="P51" style:family="paragraph" style:parent-style-name="Preformatted_20_Text">
      <style:text-properties officeooo:paragraph-rsid="005785d2"/>
    </style:style>
    <style:style style:name="P52" style:family="paragraph" style:parent-style-name="Preformatted_20_Text">
      <style:text-properties officeooo:rsid="00597e91" officeooo:paragraph-rsid="0059c610"/>
    </style:style>
    <style:style style:name="P53" style:family="paragraph" style:parent-style-name="Preformatted_20_Text">
      <style:text-properties officeooo:rsid="00747b75" officeooo:paragraph-rsid="00747b75"/>
    </style:style>
    <style:style style:name="P54" style:family="paragraph" style:parent-style-name="Preformatted_20_Text">
      <style:text-properties officeooo:rsid="00785906" officeooo:paragraph-rsid="00785906"/>
    </style:style>
    <style:style style:name="P55" style:family="paragraph" style:parent-style-name="Preformatted_20_Text">
      <style:text-properties officeooo:rsid="007db33f" officeooo:paragraph-rsid="007db33f"/>
    </style:style>
    <style:style style:name="P56" style:family="paragraph" style:parent-style-name="Preformatted_20_Text">
      <style:text-properties officeooo:rsid="00896c96" officeooo:paragraph-rsid="00896c96"/>
    </style:style>
    <style:style style:name="P57" style:family="paragraph" style:parent-style-name="Text_20_body">
      <style:text-properties officeooo:paragraph-rsid="001449da"/>
    </style:style>
    <style:style style:name="P58" style:family="paragraph" style:parent-style-name="Text_20_body">
      <style:text-properties officeooo:paragraph-rsid="001859fd"/>
    </style:style>
    <style:style style:name="P59" style:family="paragraph" style:parent-style-name="Text_20_body">
      <style:text-properties officeooo:paragraph-rsid="001bdbaa"/>
    </style:style>
    <style:style style:name="P60" style:family="paragraph" style:parent-style-name="Text_20_body">
      <style:text-properties officeooo:rsid="001e15c9" officeooo:paragraph-rsid="001e15c9"/>
    </style:style>
    <style:style style:name="P61" style:family="paragraph" style:parent-style-name="Text_20_body">
      <style:text-properties officeooo:rsid="0020600f" officeooo:paragraph-rsid="0020600f"/>
    </style:style>
    <style:style style:name="P62" style:family="paragraph" style:parent-style-name="Text_20_body">
      <style:text-properties officeooo:paragraph-rsid="0020600f"/>
    </style:style>
    <style:style style:name="P63" style:family="paragraph" style:parent-style-name="Text_20_body">
      <style:text-properties officeooo:paragraph-rsid="0023d898"/>
    </style:style>
    <style:style style:name="P64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5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6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9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70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71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2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3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6" style:family="paragraph" style:parent-style-name="Heading_20_3">
      <style:text-properties officeooo:rsid="001e15c9" officeooo:paragraph-rsid="001e15c9"/>
    </style:style>
    <style:style style:name="P77" style:family="paragraph" style:parent-style-name="Heading_20_3">
      <style:text-properties officeooo:rsid="0015aea7" officeooo:paragraph-rsid="00747b75"/>
    </style:style>
    <style:style style:name="P78" style:family="paragraph" style:parent-style-name="Heading_20_3">
      <style:text-properties officeooo:rsid="0015aea7" officeooo:paragraph-rsid="0015aea7"/>
    </style:style>
    <style:style style:name="P79" style:family="paragraph" style:parent-style-name="Heading_20_3">
      <style:text-properties officeooo:paragraph-rsid="00747b75"/>
    </style:style>
    <style:style style:name="P80" style:family="paragraph" style:parent-style-name="Heading_20_3">
      <style:text-properties officeooo:rsid="00164ffd" officeooo:paragraph-rsid="00164ffd"/>
    </style:style>
    <style:style style:name="P81" style:family="paragraph" style:parent-style-name="Heading_20_3">
      <style:text-properties officeooo:rsid="00165435" officeooo:paragraph-rsid="00165435"/>
    </style:style>
    <style:style style:name="P82" style:family="paragraph" style:parent-style-name="Heading_20_3">
      <style:text-properties officeooo:rsid="0017ee00" officeooo:paragraph-rsid="0017ee00"/>
    </style:style>
    <style:style style:name="P83" style:family="paragraph" style:parent-style-name="Heading_20_3">
      <style:text-properties officeooo:rsid="001859fd" officeooo:paragraph-rsid="001859fd"/>
    </style:style>
    <style:style style:name="P84" style:family="paragraph" style:parent-style-name="Heading_20_3">
      <style:text-properties officeooo:rsid="0019e84c" officeooo:paragraph-rsid="0019e84c"/>
    </style:style>
    <style:style style:name="P85" style:family="paragraph" style:parent-style-name="Heading_20_3">
      <style:text-properties officeooo:rsid="001bdbaa" officeooo:paragraph-rsid="001bdbaa"/>
    </style:style>
    <style:style style:name="P86" style:family="paragraph" style:parent-style-name="Heading_20_3">
      <style:text-properties officeooo:rsid="001fefe0" officeooo:paragraph-rsid="001fefe0"/>
    </style:style>
    <style:style style:name="P87" style:family="paragraph" style:parent-style-name="Heading_20_3">
      <style:text-properties officeooo:rsid="0023d898" officeooo:paragraph-rsid="0023d898"/>
    </style:style>
    <style:style style:name="P88" style:family="paragraph" style:parent-style-name="Heading_20_3">
      <style:text-properties officeooo:rsid="0020600f" officeooo:paragraph-rsid="0020600f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Heading_20_3">
      <style:paragraph-properties fo:break-before="page"/>
      <style:text-properties officeooo:paragraph-rsid="0071325e"/>
    </style:style>
    <style:style style:name="P91" style:family="paragraph" style:parent-style-name="Heading_20_3">
      <style:paragraph-properties fo:break-before="page"/>
      <style:text-properties officeooo:rsid="001e15c9" officeooo:paragraph-rsid="001e15c9"/>
    </style:style>
    <style:style style:name="P92" style:family="paragraph" style:parent-style-name="Heading_20_3">
      <style:paragraph-properties fo:break-before="page"/>
      <style:text-properties officeooo:rsid="001e15c9" officeooo:paragraph-rsid="0020600f"/>
    </style:style>
    <style:style style:name="P93" style:family="paragraph" style:parent-style-name="Heading_20_2">
      <style:text-properties officeooo:rsid="0015aea7" officeooo:paragraph-rsid="0015aea7"/>
    </style:style>
    <style:style style:name="P94" style:family="paragraph" style:parent-style-name="Heading_20_2" style:list-style-name="">
      <style:text-properties officeooo:paragraph-rsid="0015aea7"/>
    </style:style>
    <style:style style:name="P95" style:family="paragraph" style:parent-style-name="Heading_20_2" style:list-style-name="">
      <style:text-properties officeooo:paragraph-rsid="001e15c9"/>
    </style:style>
    <style:style style:name="P96" style:family="paragraph" style:parent-style-name="Heading_20_2" style:list-style-name="">
      <style:text-properties officeooo:rsid="00165435" officeooo:paragraph-rsid="00165435"/>
    </style:style>
    <style:style style:name="P97" style:family="paragraph" style:parent-style-name="Heading_20_2">
      <style:text-properties officeooo:rsid="001859fd" officeooo:paragraph-rsid="001859fd"/>
    </style:style>
    <style:style style:name="P98" style:family="paragraph" style:parent-style-name="Heading_20_2" style:list-style-name="">
      <style:text-properties officeooo:rsid="001859fd" officeooo:paragraph-rsid="001859fd"/>
    </style:style>
    <style:style style:name="P99" style:family="paragraph" style:parent-style-name="Heading_20_2">
      <style:text-properties officeooo:rsid="001fefe0" officeooo:paragraph-rsid="001fefe0"/>
    </style:style>
    <style:style style:name="P100" style:family="paragraph" style:parent-style-name="Heading_20_2" style:list-style-name="">
      <style:text-properties officeooo:rsid="0020600f" officeooo:paragraph-rsid="0020600f"/>
    </style:style>
    <style:style style:name="P101" style:family="paragraph" style:parent-style-name="Heading_20_2">
      <style:text-properties officeooo:rsid="0023d898" officeooo:paragraph-rsid="0023d898"/>
    </style:style>
    <style:style style:name="P102" style:family="paragraph" style:parent-style-name="Heading_20_2">
      <style:paragraph-properties fo:break-before="page"/>
      <style:text-properties officeooo:rsid="0015aea7" officeooo:paragraph-rsid="0015aea7"/>
    </style:style>
    <style:style style:name="P103" style:family="paragraph" style:parent-style-name="Heading_20_2">
      <style:paragraph-properties fo:break-before="page"/>
      <style:text-properties officeooo:rsid="00165435" officeooo:paragraph-rsid="00165435"/>
    </style:style>
    <style:style style:name="P104" style:family="paragraph" style:parent-style-name="Heading_20_2">
      <style:paragraph-properties fo:break-before="page"/>
      <style:text-properties officeooo:rsid="001859fd" officeooo:paragraph-rsid="001859fd"/>
    </style:style>
    <style:style style:name="P105" style:family="paragraph" style:parent-style-name="Heading_20_2">
      <style:paragraph-properties fo:break-before="page"/>
      <style:text-properties officeooo:rsid="001e15c9" officeooo:paragraph-rsid="001e15c9"/>
    </style:style>
    <style:style style:name="P106" style:family="paragraph" style:parent-style-name="Heading_20_2">
      <style:paragraph-properties fo:break-before="page"/>
      <style:text-properties officeooo:rsid="0023d898" officeooo:paragraph-rsid="0023d898"/>
    </style:style>
    <style:style style:name="P107" style:family="paragraph" style:parent-style-name="Heading_20_2">
      <style:paragraph-properties fo:break-before="page"/>
      <style:text-properties officeooo:rsid="0020600f" officeooo:paragraph-rsid="0020600f"/>
    </style:style>
    <style:style style:name="P108" style:family="paragraph" style:parent-style-name="Text_20_body" style:list-style-name="">
      <style:text-properties officeooo:rsid="007627a8" officeooo:paragraph-rsid="007627a8"/>
    </style:style>
    <style:style style:name="P109" style:family="paragraph" style:parent-style-name="Text_20_body" style:list-style-name="">
      <style:text-properties officeooo:rsid="0020600f" officeooo:paragraph-rsid="0020600f"/>
    </style:style>
    <style:style style:name="P110" style:family="paragraph" style:parent-style-name="Heading_20_1">
      <style:text-properties officeooo:rsid="001449da" officeooo:paragraph-rsid="001449da"/>
    </style:style>
    <style:style style:name="P111" style:family="paragraph" style:parent-style-name="Heading_20_1" style:list-style-name="">
      <style:text-properties officeooo:rsid="001449da" officeooo:paragraph-rsid="001449da"/>
    </style:style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rsid="00125ca9" officeooo:paragraph-rsid="00125ca9"/>
    </style:style>
    <style:style style:name="P114" style:family="paragraph" style:parent-style-name="Heading_20_1">
      <style:paragraph-properties fo:break-before="page"/>
      <style:text-properties officeooo:rsid="001449da" officeooo:paragraph-rsid="001449da"/>
    </style:style>
    <style:style style:name="P115" style:family="paragraph" style:parent-style-name="Heading_20_1">
      <style:paragraph-properties fo:break-before="page"/>
      <style:text-properties officeooo:rsid="0015aea7" officeooo:paragraph-rsid="0015aea7"/>
    </style:style>
    <style:style style:name="P116" style:family="paragraph" style:parent-style-name="Heading_20_1">
      <style:paragraph-properties fo:break-before="page"/>
      <style:text-properties officeooo:rsid="0019e84c" officeooo:paragraph-rsid="0019e84c"/>
    </style:style>
    <style:style style:name="P117" style:family="paragraph" style:parent-style-name="Preformatted_20_Text">
      <style:text-properties officeooo:rsid="001449da" officeooo:paragraph-rsid="001449da"/>
    </style:style>
    <style:style style:name="P118" style:family="paragraph" style:parent-style-name="Preformatted_20_Text">
      <style:text-properties officeooo:rsid="001449da" officeooo:paragraph-rsid="0093d2df"/>
    </style:style>
    <style:style style:name="P119" style:family="paragraph" style:parent-style-name="Preformatted_20_Text">
      <style:text-properties officeooo:rsid="00924280" officeooo:paragraph-rsid="00924280"/>
    </style:style>
    <style:style style:name="P120" style:family="paragraph" style:parent-style-name="Preformatted_20_Text">
      <style:text-properties fo:font-weight="normal" officeooo:rsid="00924280" officeooo:paragraph-rsid="00924280" style:font-weight-asian="normal" style:font-weight-complex="normal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officeooo:rsid="007affae" style:font-size-asian="10pt" style:font-size-complex="10pt"/>
    </style:style>
    <style:style style:name="T30" style:family="text">
      <style:text-properties fo:font-size="8pt" officeooo:rsid="008b7dc2" style:font-size-asian="10pt" style:font-size-complex="10pt"/>
    </style:style>
    <style:style style:name="T31" style:family="text">
      <style:text-properties fo:font-size="8pt" officeooo:rsid="0090d12e" style:font-size-asian="10pt" style:font-size-complex="10pt"/>
    </style:style>
    <style:style style:name="T32" style:family="text">
      <style:text-properties fo:font-size="8pt" officeooo:rsid="00854964" style:font-size-asian="10pt" style:font-size-complex="10pt"/>
    </style:style>
    <style:style style:name="T33" style:family="text">
      <style:text-properties fo:font-size="8pt" officeooo:rsid="00922679" style:font-size-asian="10pt" style:font-size-complex="10pt"/>
    </style:style>
    <style:style style:name="T34" style:family="text">
      <style:text-properties fo:font-size="8pt" officeooo:rsid="001449da" style:font-size-asian="10pt" style:font-size-complex="10pt"/>
    </style:style>
    <style:style style:name="T35" style:family="text">
      <style:text-properties fo:font-size="8pt" officeooo:rsid="0093d2df" style:font-size-asian="10pt" style:font-size-complex="10pt"/>
    </style:style>
    <style:style style:name="T36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7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9" style:family="text">
      <style:text-properties fo:font-size="8pt" fo:font-weight="bold" officeooo:rsid="00922679" style:font-size-asian="10pt" style:font-weight-asian="bold" style:font-size-complex="10pt" style:font-weight-complex="bold"/>
    </style:style>
    <style:style style:name="T40" style:family="text">
      <style:text-properties fo:font-size="8pt" fo:font-weight="bold" style:font-weight-asian="bold" style:font-weight-complex="bold"/>
    </style:style>
    <style:style style:name="T41" style:family="text">
      <style:text-properties fo:font-size="8pt" fo:font-weight="normal" style:font-weight-asian="normal" style:font-weight-complex="normal"/>
    </style:style>
    <style:style style:name="T42" style:family="text">
      <style:text-properties fo:font-size="8pt" fo:font-weight="normal" style:font-size-asian="10pt" style:font-weight-asian="normal" style:font-size-complex="10pt" style:font-weight-complex="normal"/>
    </style:style>
    <style:style style:name="T43" style:family="text">
      <style:text-properties fo:font-size="8pt" officeooo:rsid="00747b75"/>
    </style:style>
    <style:style style:name="T44" style:family="text">
      <style:text-properties officeooo:rsid="0030a2c6"/>
    </style:style>
    <style:style style:name="T45" style:family="text">
      <style:text-properties officeooo:rsid="003429e2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747b75" style:font-weight-asian="normal" style:font-weight-complex="normal"/>
    </style:style>
    <style:style style:name="T48" style:family="text">
      <style:text-properties officeooo:rsid="00389ccf"/>
    </style:style>
    <style:style style:name="T49" style:family="text">
      <style:text-properties officeooo:rsid="003922c5"/>
    </style:style>
    <style:style style:name="T50" style:family="text">
      <style:text-properties officeooo:rsid="003a20bd"/>
    </style:style>
    <style:style style:name="T51" style:family="text">
      <style:text-properties officeooo:rsid="003bb652"/>
    </style:style>
    <style:style style:name="T52" style:family="text">
      <style:text-properties officeooo:rsid="003c5c53"/>
    </style:style>
    <style:style style:name="T53" style:family="text">
      <style:text-properties officeooo:rsid="003df594"/>
    </style:style>
    <style:style style:name="T54" style:family="text">
      <style:text-properties officeooo:rsid="004006bb"/>
    </style:style>
    <style:style style:name="T55" style:family="text">
      <style:text-properties fo:font-size="10pt" style:font-size-asian="10pt" style:font-size-complex="10pt"/>
    </style:style>
    <style:style style:name="T56" style:family="text">
      <style:text-properties fo:font-size="10pt" officeooo:rsid="0093d2df" style:font-size-asian="10pt" style:font-size-complex="10pt"/>
    </style:style>
    <style:style style:name="T57" style:family="text">
      <style:text-properties officeooo:rsid="00460664"/>
    </style:style>
    <style:style style:name="T58" style:family="text">
      <style:text-properties officeooo:rsid="0049441d"/>
    </style:style>
    <style:style style:name="T59" style:family="text">
      <style:text-properties officeooo:rsid="0049c184"/>
    </style:style>
    <style:style style:name="T60" style:family="text">
      <style:text-properties officeooo:rsid="004b1426"/>
    </style:style>
    <style:style style:name="T61" style:family="text">
      <style:text-properties officeooo:rsid="004ba81e"/>
    </style:style>
    <style:style style:name="T62" style:family="text">
      <style:text-properties officeooo:rsid="004c100a"/>
    </style:style>
    <style:style style:name="T63" style:family="text">
      <style:text-properties officeooo:rsid="00502287"/>
    </style:style>
    <style:style style:name="T64" style:family="text">
      <style:text-properties officeooo:rsid="00511547"/>
    </style:style>
    <style:style style:name="T65" style:family="text">
      <style:text-properties officeooo:rsid="00536b86"/>
    </style:style>
    <style:style style:name="T66" style:family="text">
      <style:text-properties officeooo:rsid="0055334a"/>
    </style:style>
    <style:style style:name="T67" style:family="text">
      <style:text-properties officeooo:rsid="0057c308"/>
    </style:style>
    <style:style style:name="T68" style:family="text">
      <style:text-properties officeooo:rsid="005906fd"/>
    </style:style>
    <style:style style:name="T69" style:family="text">
      <style:text-properties officeooo:rsid="00597e91"/>
    </style:style>
    <style:style style:name="T70" style:family="text">
      <style:text-properties officeooo:rsid="005b0944"/>
    </style:style>
    <style:style style:name="T71" style:family="text">
      <style:text-properties officeooo:rsid="005c5c38"/>
    </style:style>
    <style:style style:name="T72" style:family="text">
      <style:text-properties officeooo:rsid="005ee4f7"/>
    </style:style>
    <style:style style:name="T73" style:family="text">
      <style:text-properties officeooo:rsid="005f94a1"/>
    </style:style>
    <style:style style:name="T74" style:family="text">
      <style:text-properties officeooo:rsid="00602eab"/>
    </style:style>
    <style:style style:name="T75" style:family="text">
      <style:text-properties officeooo:rsid="006360d2"/>
    </style:style>
    <style:style style:name="T76" style:family="text">
      <style:text-properties officeooo:rsid="0064ee23"/>
    </style:style>
    <style:style style:name="T77" style:family="text">
      <style:text-properties officeooo:rsid="0065bddf"/>
    </style:style>
    <style:style style:name="T78" style:family="text">
      <style:text-properties officeooo:rsid="0068f8d3"/>
    </style:style>
    <style:style style:name="T79" style:family="text">
      <style:text-properties officeooo:rsid="006f39d0"/>
    </style:style>
    <style:style style:name="T80" style:family="text">
      <style:text-properties officeooo:rsid="00747b75"/>
    </style:style>
    <style:style style:name="T81" style:family="text">
      <style:text-properties officeooo:rsid="00785906"/>
    </style:style>
    <style:style style:name="T82" style:family="text">
      <style:text-properties fo:font-size="6pt" style:font-size-asian="10pt" style:font-size-complex="10pt"/>
    </style:style>
    <style:style style:name="T83" style:family="text">
      <style:text-properties officeooo:rsid="007db33f"/>
    </style:style>
    <style:style style:name="T84" style:family="text">
      <style:text-properties officeooo:rsid="00821421"/>
    </style:style>
    <style:style style:name="T85" style:family="text">
      <style:text-properties officeooo:rsid="008b7dc2"/>
    </style:style>
    <style:style style:name="T86" style:family="text">
      <style:text-properties officeooo:rsid="008d39ad"/>
    </style:style>
    <style:style style:name="T87" style:family="text">
      <style:text-properties officeooo:rsid="0093d2df"/>
    </style:style>
    <style:style style:name="T88" style:family="text">
      <style:text-properties officeooo:rsid="0094a318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SAMPLE APP</text:p>
      <text:p text:style-name="P64"/>
      <text:p text:style-name="P64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5"><text:a xlink:type="simple" xlink:href="#__RefHeading___Toc14422_2770894533" text:style-name="Index_20_Link" text:visited-style-name="Index_20_Link">files tree<text:tab/>2</text:a></text:p>
          <text:p text:style-name="P74"><text:a xlink:type="simple" xlink:href="#__RefHeading___Toc766_2238994884" text:style-name="Index_20_Link" text:visited-style-name="Index_20_Link">Gemfile<text:tab/>4</text:a></text:p>
          <text:p text:style-name="P74"><text:a xlink:type="simple" xlink:href="#__RefHeading___Toc768_2238994884" text:style-name="Index_20_Link" text:visited-style-name="Index_20_Link">Guardfile<text:tab/>5</text:a></text:p>
          <text:p text:style-name="P74"><text:a xlink:type="simple" xlink:href="#__RefHeading___Toc770_2238994884" text:style-name="Index_20_Link" text:visited-style-name="Index_20_Link">.gitignore<text:tab/>6</text:a></text:p>
          <text:p text:style-name="P75"><text:a xlink:type="simple" xlink:href="#__RefHeading___Toc105_2238994884" text:style-name="Index_20_Link" text:visited-style-name="Index_20_Link">config<text:tab/>6</text:a></text:p>
          <text:p text:style-name="P74"><text:a xlink:type="simple" xlink:href="#__RefHeading___Toc267_2238994884" text:style-name="Index_20_Link" text:visited-style-name="Index_20_Link">routes.rb<text:tab/>6</text:a></text:p>
          <text:p text:style-name="P75"><text:a xlink:type="simple" xlink:href="#__RefHeading___Toc107_2238994884" text:style-name="Index_20_Link" text:visited-style-name="Index_20_Link">controllers<text:tab/>7</text:a></text:p>
          <text:p text:style-name="P74"><text:a xlink:type="simple" xlink:href="#__RefHeading___Toc269_2238994884" text:style-name="Index_20_Link" text:visited-style-name="Index_20_Link">application_controller.rb<text:tab/>7</text:a></text:p>
          <text:p text:style-name="P74"><text:a xlink:type="simple" xlink:href="#__RefHeading___Toc271_2238994884" text:style-name="Index_20_Link" text:visited-style-name="Index_20_Link">static_pages_controller.rb<text:tab/>7</text:a></text:p>
          <text:p text:style-name="P74"><text:a xlink:type="simple" xlink:href="#__RefHeading___Toc273_2238994884" text:style-name="Index_20_Link" text:visited-style-name="Index_20_Link">users_controller.rb<text:tab/>7</text:a></text:p>
          <text:p text:style-name="P74"><text:a xlink:type="simple" xlink:href="#__RefHeading___Toc275_2238994884" text:style-name="Index_20_Link" text:visited-style-name="Index_20_Link">sessions_controller.rb<text:tab/>9</text:a></text:p>
          <text:p text:style-name="P74"><text:a xlink:type="simple" xlink:href="#__RefHeading___Toc892_2238994884" text:style-name="Index_20_Link" text:visited-style-name="Index_20_Link">account_activations_controller.rb<text:tab/>9</text:a></text:p>
          <text:p text:style-name="P74"><text:a xlink:type="simple" xlink:href="#__RefHeading___Toc504_2238994884" text:style-name="Index_20_Link" text:visited-style-name="Index_20_Link">password_resets_controller.rb<text:tab/>10</text:a></text:p>
          <text:p text:style-name="P75"><text:a xlink:type="simple" xlink:href="#__RefHeading___Toc506_2238994884" text:style-name="Index_20_Link" text:visited-style-name="Index_20_Link">helpers<text:tab/>11</text:a></text:p>
          <text:p text:style-name="P74"><text:a xlink:type="simple" xlink:href="#__RefHeading___Toc508_2238994884" text:style-name="Index_20_Link" text:visited-style-name="Index_20_Link">application_helper.rb<text:tab/>11</text:a></text:p>
          <text:p text:style-name="P74"><text:a xlink:type="simple" xlink:href="#__RefHeading___Toc510_2238994884" text:style-name="Index_20_Link" text:visited-style-name="Index_20_Link">users_helper.rb<text:tab/>11</text:a></text:p>
          <text:p text:style-name="P74"><text:a xlink:type="simple" xlink:href="#__RefHeading___Toc512_2238994884" text:style-name="Index_20_Link" text:visited-style-name="Index_20_Link">sessions_helper.rb<text:tab/>11</text:a></text:p>
          <text:p text:style-name="P75"><text:a xlink:type="simple" xlink:href="#__RefHeading___Toc522_2238994884" text:style-name="Index_20_Link" text:visited-style-name="Index_20_Link">mailers<text:tab/>13</text:a></text:p>
          <text:p text:style-name="P74"><text:a xlink:type="simple" xlink:href="#__RefHeading___Toc524_2238994884" text:style-name="Index_20_Link" text:visited-style-name="Index_20_Link">application_mailer.rb<text:tab/>13</text:a></text:p>
          <text:p text:style-name="P74"><text:a xlink:type="simple" xlink:href="#__RefHeading___Toc526_2238994884" text:style-name="Index_20_Link" text:visited-style-name="Index_20_Link">user_mailer.rb<text:tab/>13</text:a></text:p>
          <text:p text:style-name="P75"><text:a xlink:type="simple" xlink:href="#__RefHeading___Toc528_2238994884" text:style-name="Index_20_Link" text:visited-style-name="Index_20_Link">models<text:tab/>14</text:a></text:p>
          <text:p text:style-name="P74"><text:a xlink:type="simple" xlink:href="#__RefHeading___Toc530_2238994884" text:style-name="Index_20_Link" text:visited-style-name="Index_20_Link">user.rb<text:tab/>14</text:a></text:p>
          <text:p text:style-name="P75"><text:a xlink:type="simple" xlink:href="#__RefHeading___Toc532_2238994884" text:style-name="Index_20_Link" text:visited-style-name="Index_20_Link">views<text:tab/>16</text:a></text:p>
          <text:p text:style-name="P73"><text:a xlink:type="simple" xlink:href="#__RefHeading___Toc534_2238994884" text:style-name="Index_20_Link" text:visited-style-name="Index_20_Link">layouts<text:tab/>16</text:a></text:p>
          <text:p text:style-name="P74"><text:a xlink:type="simple" xlink:href="#__RefHeading___Toc536_2238994884" text:style-name="Index_20_Link" text:visited-style-name="Index_20_Link">application.html.erb<text:tab/>16</text:a></text:p>
          <text:p text:style-name="P74"><text:a xlink:type="simple" xlink:href="#__RefHeading___Toc538_2238994884" text:style-name="Index_20_Link" text:visited-style-name="Index_20_Link">_footer.html.erb<text:tab/>16</text:a></text:p>
          <text:p text:style-name="P74"><text:a xlink:type="simple" xlink:href="#__RefHeading___Toc1605_2238994884" text:style-name="Index_20_Link" text:visited-style-name="Index_20_Link">_rails_default.html.erb<text:tab/>16</text:a></text:p>
          <text:p text:style-name="P74"><text:a xlink:type="simple" xlink:href="#__RefHeading___Toc544_2238994884" text:style-name="Index_20_Link" text:visited-style-name="Index_20_Link">_shim.html.erb<text:tab/>16</text:a></text:p>
          <text:p text:style-name="P74"><text:a xlink:type="simple" xlink:href="#__RefHeading___Toc540_2238994884" text:style-name="Index_20_Link" text:visited-style-name="Index_20_Link">header.html.erb<text:tab/>17</text:a></text:p>
          <text:p text:style-name="P74"><text:a xlink:type="simple" xlink:href="#__RefHeading___Toc662_2238994884" text:style-name="Index_20_Link" text:visited-style-name="Index_20_Link">mailer.html.erb<text:tab/>17</text:a></text:p>
          <text:p text:style-name="P74"><text:a xlink:type="simple" xlink:href="#__RefHeading___Toc664_2238994884" text:style-name="Index_20_Link" text:visited-style-name="Index_20_Link">mailer.text.erb<text:tab/>17</text:a></text:p>
          <text:p text:style-name="P73"><text:a xlink:type="simple" xlink:href="#__RefHeading___Toc546_2238994884" text:style-name="Index_20_Link" text:visited-style-name="Index_20_Link">static_pages<text:tab/>18</text:a></text:p>
          <text:p text:style-name="P74"><text:a xlink:type="simple" xlink:href="#__RefHeading___Toc548_2238994884" text:style-name="Index_20_Link" text:visited-style-name="Index_20_Link">home.html.erb<text:tab/>18</text:a></text:p>
          <text:p text:style-name="P74"><text:a xlink:type="simple" xlink:href="#__RefHeading___Toc666_2238994884" text:style-name="Index_20_Link" text:visited-style-name="Index_20_Link">about.html.erb<text:tab/>18</text:a></text:p>
          <text:p text:style-name="P74"><text:a xlink:type="simple" xlink:href="#__RefHeading___Toc668_2238994884" text:style-name="Index_20_Link" text:visited-style-name="Index_20_Link">contact.html.erb<text:tab/>18</text:a></text:p>
          <text:p text:style-name="P74"><text:a xlink:type="simple" xlink:href="#__RefHeading___Toc670_2238994884" text:style-name="Index_20_Link" text:visited-style-name="Index_20_Link">help.html.erb<text:tab/>18</text:a></text:p>
          <text:p text:style-name="P73"><text:a xlink:type="simple" xlink:href="#__RefHeading___Toc696_2238994884" text:style-name="Index_20_Link" text:visited-style-name="Index_20_Link">users<text:tab/>19</text:a></text:p>
          <text:p text:style-name="P74"><text:a xlink:type="simple" xlink:href="#__RefHeading___Toc698_2238994884" text:style-name="Index_20_Link" text:visited-style-name="Index_20_Link">index.html.erb<text:tab/>19</text:a></text:p>
          <text:p text:style-name="P74"><text:a xlink:type="simple" xlink:href="#__RefHeading___Toc700_2238994884" text:style-name="Index_20_Link" text:visited-style-name="Index_20_Link">new.html.erb<text:tab/>19</text:a></text:p>
          <text:p text:style-name="P74"><text:a xlink:type="simple" xlink:href="#__RefHeading___Toc702_2238994884" text:style-name="Index_20_Link" text:visited-style-name="Index_20_Link">show.html.erb<text:tab/>19</text:a></text:p>
          <text:p text:style-name="P74"><text:a xlink:type="simple" xlink:href="#__RefHeading___Toc704_2238994884" text:style-name="Index_20_Link" text:visited-style-name="Index_20_Link">edit.html.erb<text:tab/>19</text:a></text:p>
          <text:p text:style-name="P74"><text:a xlink:type="simple" xlink:href="#__RefHeading___Toc706_2238994884" text:style-name="Index_20_Link" text:visited-style-name="Index_20_Link">_form.html.erb<text:tab/>20</text:a></text:p>
          <text:p text:style-name="P74"><text:a xlink:type="simple" xlink:href="#__RefHeading___Toc708_2238994884" text:style-name="Index_20_Link" text:visited-style-name="Index_20_Link">_user.html.erb<text:tab/>20</text:a></text:p>
          <text:p text:style-name="P73"><text:a xlink:type="simple" xlink:href="#__RefHeading___Toc710_2238994884" text:style-name="Index_20_Link" text:visited-style-name="Index_20_Link">sessions<text:tab/>20</text:a></text:p>
          <text:p text:style-name="P74"><text:a xlink:type="simple" xlink:href="#__RefHeading___Toc712_2238994884" text:style-name="Index_20_Link" text:visited-style-name="Index_20_Link">new.html.erb<text:tab/>20</text:a></text:p>
          <text:p text:style-name="P73"><text:a xlink:type="simple" xlink:href="#__RefHeading___Toc714_2238994884" text:style-name="Index_20_Link" text:visited-style-name="Index_20_Link">shared<text:tab/>21</text:a></text:p>
          <text:p text:style-name="P74"><text:a xlink:type="simple" xlink:href="#__RefHeading___Toc716_2238994884" text:style-name="Index_20_Link" text:visited-style-name="Index_20_Link">_error_messages.html.erb<text:tab/>21</text:a></text:p>
          <text:p text:style-name="P73"><text:a xlink:type="simple" xlink:href="#__RefHeading___Toc718_2238994884" text:style-name="Index_20_Link" text:visited-style-name="Index_20_Link">password_resets<text:tab/>21</text:a></text:p>
          <text:p text:style-name="P74"><text:a xlink:type="simple" xlink:href="#__RefHeading___Toc720_2238994884" text:style-name="Index_20_Link" text:visited-style-name="Index_20_Link">new.html.erb<text:tab/>21</text:a></text:p>
          <text:p text:style-name="P74"><text:a xlink:type="simple" xlink:href="#__RefHeading___Toc722_2238994884" text:style-name="Index_20_Link" text:visited-style-name="Index_20_Link">edit.html.erb<text:tab/>21</text:a></text:p>
          <text:p text:style-name="P73"><text:a xlink:type="simple" xlink:href="#__RefHeading___Toc732_2238994884" text:style-name="Index_20_Link" text:visited-style-name="Index_20_Link">user_mailer<text:tab/>22</text:a></text:p>
          <text:p text:style-name="P74"><text:a xlink:type="simple" xlink:href="#__RefHeading___Toc734_2238994884" text:style-name="Index_20_Link" text:visited-style-name="Index_20_Link">account_activation.html.erb<text:tab/>22</text:a></text:p>
          <text:p text:style-name="P74"><text:a xlink:type="simple" xlink:href="#__RefHeading___Toc736_2238994884" text:style-name="Index_20_Link" text:visited-style-name="Index_20_Link">account_activation.text.erb<text:tab/>22</text:a></text:p>
          <text:p text:style-name="P74"><text:a xlink:type="simple" xlink:href="#__RefHeading___Toc738_2238994884" text:style-name="Index_20_Link" text:visited-style-name="Index_20_Link">password_reset.html.erb<text:tab/>22</text:a></text:p>
          <text:p text:style-name="P74"><text:a xlink:type="simple" xlink:href="#__RefHeading___Toc740_2238994884" text:style-name="Index_20_Link" text:visited-style-name="Index_20_Link">password_reset.text.erb<text:tab/>22</text:a></text:p>
          <text:p text:style-name="P75"><text:a xlink:type="simple" xlink:href="#__RefHeading___Toc772_2238994884" text:style-name="Index_20_Link" text:visited-style-name="Index_20_Link">db<text:tab/>23</text:a></text:p>
          <text:p text:style-name="P74"><text:a xlink:type="simple" xlink:href="#__RefHeading___Toc774_2238994884" text:style-name="Index_20_Link" text:visited-style-name="Index_20_Link">schema.rb<text:tab/>23</text:a></text:p>
          <text:p text:style-name="P74"><text:a xlink:type="simple" xlink:href="#__RefHeading___Toc776_2238994884" text:style-name="Index_20_Link" text:visited-style-name="Index_20_Link">seeds.rb<text:tab/>23</text:a></text:p>
          <text:p text:style-name="P75"><text:a xlink:type="simple" xlink:href="#__RefHeading___Toc786_2238994884" text:style-name="Index_20_Link" text:visited-style-name="Index_20_Link">test<text:tab/>24</text:a></text:p>
          <text:p text:style-name="P74"><text:a xlink:type="simple" xlink:href="#__RefHeading___Toc788_2238994884" text:style-name="Index_20_Link" text:visited-style-name="Index_20_Link">test_helper.rb<text:tab/>24</text:a></text:p>
          <text:p text:style-name="P73"><text:a xlink:type="simple" xlink:href="#__RefHeading___Toc814_2238994884" text:style-name="Index_20_Link" text:visited-style-name="Index_20_Link">fixtures<text:tab/>24</text:a></text:p>
          <text:p text:style-name="P74"><text:a xlink:type="simple" xlink:href="#__RefHeading___Toc816_2238994884" text:style-name="Index_20_Link" text:visited-style-name="Index_20_Link">users.yml<text:tab/>24</text:a></text:p>
          <text:p text:style-name="P73"><text:a xlink:type="simple" xlink:href="#__RefHeading___Toc818_2238994884" text:style-name="Index_20_Link" text:visited-style-name="Index_20_Link">helpers<text:tab/>25</text:a></text:p>
          <text:p text:style-name="P74"><text:a xlink:type="simple" xlink:href="#__RefHeading___Toc820_2238994884" text:style-name="Index_20_Link" text:visited-style-name="Index_20_Link">application_helper_test.rb<text:tab/>25</text:a></text:p>
          <text:p text:style-name="P74"><text:a xlink:type="simple" xlink:href="#__RefHeading___Toc822_2238994884" text:style-name="Index_20_Link" text:visited-style-name="Index_20_Link">sessions_helper_test.rb<text:tab/>25</text:a></text:p>
          <text:p text:style-name="P73"><text:a xlink:type="simple" xlink:href="#__RefHeading___Toc790_2238994884" text:style-name="Index_20_Link" text:visited-style-name="Index_20_Link">controllers<text:tab/>26</text:a></text:p>
          <text:p text:style-name="P74"><text:a xlink:type="simple" xlink:href="#__RefHeading___Toc792_2238994884" text:style-name="Index_20_Link" text:visited-style-name="Index_20_Link">sessions_controller_test.rb<text:tab/>26</text:a></text:p>
          <text:p text:style-name="P74"><text:a xlink:type="simple" xlink:href="#__RefHeading___Toc794_2238994884" text:style-name="Index_20_Link" text:visited-style-name="Index_20_Link">static_pages_controller_test.rb<text:tab/>26</text:a></text:p>
          <text:p text:style-name="P74"><text:a xlink:type="simple" xlink:href="#__RefHeading___Toc838_2238994884" text:style-name="Index_20_Link" text:visited-style-name="Index_20_Link">users_controller_test.rb<text:tab/>27</text:a></text:p>
          <text:p text:style-name="P73"><text:a xlink:type="simple" xlink:href="#__RefHeading___Toc856_2238994884" text:style-name="Index_20_Link" text:visited-style-name="Index_20_Link">models<text:tab/>28</text:a></text:p>
          <text:p text:style-name="P74"><text:a xlink:type="simple" xlink:href="#__RefHeading___Toc858_2238994884" text:style-name="Index_20_Link" text:visited-style-name="Index_20_Link">user_test.rb<text:tab/>28</text:a></text:p>
          <text:p text:style-name="P73"><text:a xlink:type="simple" xlink:href="#__RefHeading___Toc824_2238994884" text:style-name="Index_20_Link" text:visited-style-name="Index_20_Link">integration<text:tab/>30</text:a></text:p>
          <text:p text:style-name="P74"><text:a xlink:type="simple" xlink:href="#__RefHeading___Toc826_2238994884" text:style-name="Index_20_Link" text:visited-style-name="Index_20_Link">site_layout_test.rb<text:tab/>30</text:a></text:p>
          <text:p text:style-name="P74"><text:a xlink:type="simple" xlink:href="#__RefHeading___Toc828_2238994884" text:style-name="Index_20_Link" text:visited-style-name="Index_20_Link">users_index_test.rb<text:tab/>31</text:a></text:p>
          <text:p text:style-name="P74"><text:a xlink:type="simple" xlink:href="#__RefHeading___Toc830_2238994884" text:style-name="Index_20_Link" text:visited-style-name="Index_20_Link">users_edit_test.rb<text:tab/>32</text:a></text:p>
          <text:p text:style-name="P74"><text:a xlink:type="simple" xlink:href="#__RefHeading___Toc832_2238994884" text:style-name="Index_20_Link" text:visited-style-name="Index_20_Link">users_signup_test.rb<text:tab/>33</text:a></text:p>
          <text:p text:style-name="P74"><text:a xlink:type="simple" xlink:href="#__RefHeading___Toc834_2238994884" text:style-name="Index_20_Link" text:visited-style-name="Index_20_Link">users_login_test.rb<text:tab/>34</text:a></text:p>
          <text:p text:style-name="P74"><text:a xlink:type="simple" xlink:href="#__RefHeading___Toc836_2238994884" text:style-name="Index_20_Link" text:visited-style-name="Index_20_Link">password_resets_test.rb<text:tab/>36</text:a></text:p>
          <text:p text:style-name="P73"><text:a xlink:type="simple" xlink:href="#__RefHeading___Toc860_2238994884" text:style-name="Index_20_Link" text:visited-style-name="Index_20_Link">mailers<text:tab/>37</text:a></text:p>
          <text:p text:style-name="P74"><text:a xlink:type="simple" xlink:href="#__RefHeading___Toc862_2238994884" text:style-name="Index_20_Link" text:visited-style-name="Index_20_Link">user_mailer_test.rb<text:tab/>37</text:a></text:p>
          <text:p text:style-name="P73"><text:a xlink:type="simple" xlink:href="#__RefHeading___Toc864_2238994884" text:style-name="Index_20_Link" text:visited-style-name="Index_20_Link">/previews<text:tab/>38</text:a></text:p>
          <text:p text:style-name="P74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112" text:outline-level="1"><text:bookmark-start text:name="__RefHeading___Toc14422_2770894533"/><text:span text:style-name="T81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4">.</text:p>
              <text:p text:style-name="P54">├── app</text:p>
              <text:p text:style-name="P54">│   ├── assets</text:p>
              <text:p text:style-name="P54">│   │   ├── config</text:p>
              <text:p text:style-name="P54">│   │   │   └── manifest.js</text:p>
              <text:p text:style-name="P54">│   │   ├── images</text:p>
              <text:p text:style-name="P54">│   │   │   └── rails.png</text:p>
              <text:p text:style-name="P54">│   │   ├── javascripts</text:p>
              <text:p text:style-name="P54">│   │   │   ├── <text:span text:style-name="T14">account_activations.coffee</text:span></text:p>
              <text:p text:style-name="P54">│   │   │   ├── application.js</text:p>
              <text:p text:style-name="P54">│   │   │   ├── cable.js</text:p>
              <text:p text:style-name="P54">│   │   │   ├── channels</text:p>
              <text:p text:style-name="P54">│   │   │   ├── password_resets.coffee</text:p>
              <text:p text:style-name="P54">│   │   │   ├── sessions.coffee</text:p>
              <text:p text:style-name="P54">│   │   │   ├── static_pages.coffee</text:p>
              <text:p text:style-name="P54">│   │   │   └── users.coffee</text:p>
              <text:p text:style-name="P54">│   │   └── stylesheets</text:p>
              <text:p text:style-name="P54">│   │   <text:s text:c="4"/>├── account_activations.scss</text:p>
              <text:p text:style-name="P54">│   │   <text:s text:c="4"/>├── application.css</text:p>
              <text:p text:style-name="P54">│   │   <text:s text:c="4"/>├── custom.scss</text:p>
              <text:p text:style-name="P54">│   │   <text:s text:c="4"/>├── password_resets.scss</text:p>
              <text:p text:style-name="P54">│   │   <text:s text:c="4"/>├── sessions.scss</text:p>
              <text:p text:style-name="P54">│   │   <text:s text:c="4"/>├── static_pages.scss</text:p>
              <text:p text:style-name="P54">│   │   <text:s text:c="4"/>└── users.scss</text:p>
              <text:p text:style-name="P54">│   ├── channels</text:p>
              <text:p text:style-name="P54">│   │   └── application_cable</text:p>
              <text:p text:style-name="P54">│   │   <text:s text:c="4"/>├── channel.rb</text:p>
              <text:p text:style-name="P54">│   │   <text:s text:c="4"/>└── connection.rb</text:p>
              <text:p text:style-name="P54">│   ├── <text:span text:style-name="T6">controllers</text:span></text:p>
              <text:p text:style-name="P54">│   │   ├── <text:span text:style-name="T14">account_activations_controller.rb</text:span></text:p>
              <text:p text:style-name="P54">│   │   ├── application_controller.rb</text:p>
              <text:p text:style-name="P54">│   │   ├── concerns</text:p>
              <text:p text:style-name="P54">│   │   ├── <text:span text:style-name="T14">password_resets_controller.rb</text:span></text:p>
              <text:p text:style-name="P54">│   │   ├── sessions_controller.rb</text:p>
              <text:p text:style-name="P54">│   │   ├── static_pages_controller.rb</text:p>
              <text:p text:style-name="P54">│   │   └── users_controller.rb</text:p>
              <text:p text:style-name="P54">│   ├── <text:span text:style-name="T6">helpers</text:span></text:p>
              <text:p text:style-name="P54">│   │   ├── <text:span text:style-name="T14">account_activations_helper.rb</text:span></text:p>
              <text:p text:style-name="P54">│   │   ├── application_helper.rb</text:p>
              <text:p text:style-name="P54">│   │   ├── password_resets_helper.rb</text:p>
              <text:p text:style-name="P54">│   │   ├── sessions_helper.rb</text:p>
              <text:p text:style-name="P54">│   │   ├── static_pages_helper.rb</text:p>
              <text:p text:style-name="P54">│   │   └── users_helper.rb</text:p>
              <text:p text:style-name="P54">│   ├── jobs</text:p>
              <text:p text:style-name="P54">│   │   └── application_job.rb</text:p>
              <text:p text:style-name="P54">│   ├── <text:span text:style-name="T6">mailers</text:span></text:p>
              <text:p text:style-name="P54">│   │   ├── application_mailer.rb</text:p>
              <text:p text:style-name="P54">│   │   └── user_mailer.rb</text:p>
              <text:p text:style-name="P54">│   ├── <text:span text:style-name="T6">models</text:span></text:p>
              <text:p text:style-name="P54">│   │   ├── application_record.rb</text:p>
              <text:p text:style-name="P54">│   │   ├── concerns</text:p>
              <text:p text:style-name="P54">│   │   └── user.rb</text:p>
              <text:p text:style-name="P54"/>
              <text:p text:style-name="P54">│   └── <text:span text:style-name="T6">views</text:span></text:p>
              <text:p text:style-name="P54">│   <text:s text:c="4"/>├── account_activations</text:p>
              <text:p text:style-name="P54">│   <text:s text:c="4"/>├── layouts</text:p>
              <text:p text:style-name="P54">│   <text:s text:c="4"/>│   ├── application.html.erb</text:p>
              <text:p text:style-name="P54">│   <text:s text:c="4"/>│   ├── _footer.html.erb</text:p>
              <text:p text:style-name="P54">│   <text:s text:c="4"/>│   ├── _header.html.erb</text:p>
              <text:p text:style-name="P54">│   <text:s text:c="4"/>│   ├── mailer.html.erb</text:p>
              <text:p text:style-name="P54">│   <text:s text:c="4"/>│   ├── mailer.text.erb</text:p>
              <text:p text:style-name="P54">│   <text:s text:c="4"/>│   ├── _rails_default.html.erb</text:p>
              <text:p text:style-name="P54">│   <text:s text:c="4"/>│   └── _shim.html.erb</text:p>
              <text:p text:style-name="P54">│   <text:s text:c="4"/>├── password_resets</text:p>
              <text:p text:style-name="P54">│   <text:s text:c="4"/>│   ├── edit.html.erb</text:p>
              <text:p text:style-name="P54">│   <text:s text:c="4"/>│   └── new.html.erb</text:p>
              <text:p text:style-name="P54">│   <text:s text:c="4"/>├── sessions</text:p>
              <text:p text:style-name="P54">│   <text:s text:c="4"/>│   └── new.html.erb</text:p>
              <text:p text:style-name="P54">│   <text:s text:c="4"/>├── shared</text:p>
              <text:p text:style-name="P54">│   <text:s text:c="4"/>│   └── _error_messages.html.erb</text:p>
              <text:p text:style-name="P54">│   <text:s text:c="4"/>├── static_pages</text:p>
              <text:p text:style-name="P54">│   <text:s text:c="4"/>│   ├── about.html.erb</text:p>
              <text:p text:style-name="P54">│   <text:s text:c="4"/>│   ├── contact.html.erb</text:p>
              <text:p text:style-name="P54">│   <text:s text:c="4"/>│   ├── help.html.erb</text:p>
              <text:p text:style-name="P54">│   <text:s text:c="4"/>│   └── home.html.erb</text:p>
              <text:p text:style-name="P54">│   <text:s text:c="4"/>├── user_mailer</text:p>
              <text:p text:style-name="P54">│   <text:s text:c="4"/>│   ├── <text:span text:style-name="T14">account_activation.html.erb</text:span></text:p>
              <text:p text:style-name="P54">│   <text:s text:c="4"/>│   ├── <text:span text:style-name="T14">account_activation.text.erb</text:span></text:p>
              <text:p text:style-name="P54">│   <text:s text:c="4"/>│   ├── password_reset.html.erb</text:p>
              <text:p text:style-name="P54">│   <text:s text:c="4"/>│   └── password_reset.text.erb</text:p>
              <text:p text:style-name="P54">│   <text:s text:c="4"/>└── users</text:p>
              <text:p text:style-name="P54">│   <text:s text:c="8"/>├── edit.html.erb</text:p>
              <text:p text:style-name="P54">│   <text:s text:c="8"/>├── _form.html.erb</text:p>
              <text:p text:style-name="P54">│   <text:s text:c="8"/>├── index.html.erb</text:p>
              <text:p text:style-name="P54">│   <text:s text:c="8"/>├── new.html.erb</text:p>
              <text:p text:style-name="P54">│   <text:s text:c="8"/>├── show.html.erb</text:p>
              <text:p text:style-name="P54">│   <text:s text:c="8"/>└── _user.html.erb</text:p>
              <text:p text:style-name="P54">├── <text:span text:style-name="T6">bin</text:span></text:p>
              <text:p text:style-name="P54">│   ├── bundle</text:p>
              <text:p text:style-name="P54">│   ├── rails</text:p>
              <text:p text:style-name="P54">│   ├── rake</text:p>
              <text:p text:style-name="P54">│   ├── setup</text:p>
              <text:p text:style-name="P54">│   ├── spring</text:p>
              <text:p text:style-name="P54">│   └── update</text:p>
              <text:p text:style-name="P54">├── <text:span text:style-name="T6">config</text:span></text:p>
              <text:p text:style-name="P54">│   ├── application.rb</text:p>
              <text:p text:style-name="P54">│   ├── boot.rb</text:p>
              <text:p text:style-name="P54">│   ├── cable.yml</text:p>
              <text:p text:style-name="P54">│   ├── database.yml</text:p>
              <text:p text:style-name="P54">│   ├── environment.rb</text:p>
              <text:p text:style-name="P54">│   ├── environments</text:p>
              <text:p text:style-name="P54">│   │   ├── development.rb</text:p>
              <text:p text:style-name="P54">│   │   ├── production.rb</text:p>
              <text:p text:style-name="P54">│   │   └── test.rb</text:p>
              <text:p text:style-name="P54">│   ├── initializers</text:p>
              <text:p text:style-name="P54">│   │   ├── <text:span text:style-name="T14">application_controller_renderer.rb</text:span></text:p>
              <text:p text:style-name="P54"><text:soft-page-break/>│   │   ├── assets.rb</text:p>
              <text:p text:style-name="P54">│   │   ├── backtrace_silencers.rb</text:p>
              <text:p text:style-name="P54">│   │   ├── cookies_serializer.rb</text:p>
              <text:p text:style-name="P54">│   │   ├── filter_parameter_logging.rb</text:p>
              <text:p text:style-name="P54">│   │   ├── inflections.rb</text:p>
              <text:p text:style-name="P54">│   │   ├── mime_types.rb</text:p>
              <text:p text:style-name="P54">│   │   ├── new_framework_defaults.rb</text:p>
              <text:p text:style-name="P54">│   │   ├── session_store.rb</text:p>
              <text:p text:style-name="P54">│   │   └── wrap_parameters.rb</text:p>
              <text:p text:style-name="P54">│   ├── locales</text:p>
              <text:p text:style-name="P54">│   │   └── en.yml</text:p>
              <text:p text:style-name="P54">│   ├── puma.rb</text:p>
              <text:p text:style-name="P54">│   ├── <text:span text:style-name="T6">routes.rb</text:span></text:p>
              <text:p text:style-name="P54">│   ├── secrets.yml</text:p>
              <text:p text:style-name="P54">│   └── spring.rb</text:p>
              <text:p text:style-name="P54">├── config.ru</text:p>
              <text:p text:style-name="P54">├── <text:span text:style-name="T6">db</text:span></text:p>
              <text:p text:style-name="P54">│   ├── development.sqlite3</text:p>
              <text:p text:style-name="P54">│   ├── migrate</text:p>
              <text:p text:style-name="P54">│   │   ├── <text:span text:style-name="T14">20170530172927_create_users.rb</text:span></text:p>
              <text:p text:style-name="P54">│   │   ├── <text:span text:style-name="T82">20170531101008_add_index_to_users_email.rb</text:span></text:p>
              <text:p text:style-name="P54">│   │   ├── <text:span text:style-name="T82">20170531104214_add_password_digest_to_users.rb</text:span></text:p>
              <text:p text:style-name="P54">│   │   ├── <text:span text:style-name="T82">20170608162222_add_remember_digest_to_users.rb</text:span></text:p>
              <text:p text:style-name="P54">│   │   ├── <text:span text:style-name="T82">20170615134134_add_admin_to_users.rb</text:span></text:p>
              <text:p text:style-name="P54">│   │   ├── <text:span text:style-name="T82">20170701143524_add_activation_to_users.rb</text:span></text:p>
              <text:p text:style-name="P54">│   │   └── <text:span text:style-name="T82">20170705083539_add_reset_to_users.rb</text:span></text:p>
              <text:p text:style-name="P54">│   ├── <text:span text:style-name="T6">schema.rb</text:span></text:p>
              <text:p text:style-name="P54">│   ├── seeds.rb</text:p>
              <text:p text:style-name="P54">│   └── test.sqlite3</text:p>
              <text:p text:style-name="P54">├── <text:span text:style-name="T6">Gemfile</text:span></text:p>
              <text:p text:style-name="P54">├── Gemfile.lock</text:p>
              <text:p text:style-name="P54">├── Guardfile</text:p>
              <text:p text:style-name="P54">├── lib</text:p>
              <text:p text:style-name="P54">│   ├── assets</text:p>
              <text:p text:style-name="P54">│   └── tasks</text:p>
              <text:p text:style-name="P54">├── log</text:p>
              <text:p text:style-name="P54">│   ├── development.log</text:p>
              <text:p text:style-name="P54">│   └── test.log</text:p>
              <text:p text:style-name="P54">├── Procfile</text:p>
              <text:p text:style-name="P54">├── public</text:p>
              <text:p text:style-name="P54">│   ├── 404.html</text:p>
              <text:p text:style-name="P54">│   ├── 422.html</text:p>
              <text:p text:style-name="P54">│   ├── 500.html</text:p>
              <text:p text:style-name="P54">│   ├── apple-touch-icon.png</text:p>
              <text:p text:style-name="P54">│   ├── apple-touch-icon-precomposed.png</text:p>
              <text:p text:style-name="P54">│   ├── favicon.ico</text:p>
              <text:p text:style-name="P54">│   └── robots.txt</text:p>
              <text:p text:style-name="P54">├── Rakefile</text:p>
              <text:p text:style-name="P54">├── <text:span text:style-name="T6">README.md</text:span></text:p>
              <text:p text:style-name="P54">├── <text:span text:style-name="T6">test</text:span></text:p>
              <text:p text:style-name="P54">│   ├── controllers</text:p>
              <text:p text:style-name="P54">│   │   ├── <text:span text:style-name="T82">account_activations_controller_test.rb</text:span></text:p>
              <text:p text:style-name="P54">│   │   ├── sessions_controller_test.rb</text:p>
              <text:p text:style-name="P54">│   │   ├── <text:span text:style-name="T14">static_pages_controller_test.rb</text:span></text:p>
              <text:p text:style-name="P54">│   │   └── users_controller_test.rb</text:p>
              <text:p text:style-name="P54">│   ├── fixtures</text:p>
              <text:p text:style-name="P54">│   │   ├── files</text:p>
              <text:p text:style-name="P54">│   │   └── users.yml</text:p>
              <text:p text:style-name="P54">│   ├── helpers</text:p>
              <text:p text:style-name="P54">│   │   ├── application_helper_test.rb</text:p>
              <text:p text:style-name="P54">│   │   └── sessions_helper_test.rb</text:p>
              <text:p text:style-name="P54">│   ├── integration</text:p>
              <text:p text:style-name="P54">│   │   ├── password_resets_test.rb</text:p>
              <text:p text:style-name="P54">│   │   ├── site_layout_test.rb</text:p>
              <text:p text:style-name="P54">│   │   ├── users_edit_test.rb</text:p>
              <text:p text:style-name="P54">│   │   ├── users_index_test.rb</text:p>
              <text:p text:style-name="P54">│   │   ├── users_login_test.rb</text:p>
              <text:p text:style-name="P54">│   │   └── users_signup_test.rb</text:p>
              <text:p text:style-name="P54">│   ├── mailers</text:p>
              <text:p text:style-name="P54">│   │   ├── previews</text:p>
              <text:p text:style-name="P54">│   │   │   └── user_mailer_preview.rb</text:p>
              <text:p text:style-name="P54">│   │   └── user_mailer_test.rb</text:p>
              <text:p text:style-name="P54">│   ├── models</text:p>
              <text:p text:style-name="P54">│   │   └── user_test.rb</text:p>
              <text:p text:style-name="P54">│   └── test_helper.rb</text:p>
              <text:p text:style-name="P54">└── vendor</text:p>
              <text:p text:style-name="P54"><text:s text:c="4"/>└── assets</text:p>
              <text:p text:style-name="P54"><text:s text:c="8"/>├── javascripts</text:p>
              <text:p text:style-name="P54"><text:s text:c="8"/>└── stylesheets</text:p>
            </table:table-cell>
          </table:table-row>
        </table:table>
        <text:h text:style-name="P108" text:outline-level="3"/>
      </text:section>
      <text:h text:style-name="P108" text:outline-level="3"/>
      <text:h text:style-name="P90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5">source 'https://rubygems.org'</text:p>
            <text:p text:style-name="P35"/>
            <text:p text:style-name="P35">git_source(:github) do |repo_name|</text:p>
            <text:p text:style-name="P35"><text:s text:c="2"/>repo_name = "#{repo_name}/#{repo_name}" unless repo_name.include?("/")</text:p>
            <text:p text:style-name="P35"><text:s text:c="2"/>"https://github.com/#{repo_name}.git"</text:p>
            <text:p text:style-name="P35">end</text:p>
            <text:p text:style-name="P35"/>
            <text:p text:style-name="P35"/>
            <text:p text:style-name="P35">gem 'rails', <text:s text:c="11"/>'5.0.1'</text:p>
            <text:p text:style-name="P35">gem 'bcrypt', <text:s text:c="10"/>'3.1.11'</text:p>
            <text:p text:style-name="P35">gem 'faker', <text:s text:c="11"/>'1.7.3'</text:p>
            <text:p text:style-name="P35">gem 'will_paginate', <text:s text:c="3"/>'3.1.5'</text:p>
            <text:p text:style-name="P35">gem 'bootstrap-will_paginate', '1.0.0'</text:p>
            <text:p text:style-name="P35">gem 'bootstrap-sass', <text:s text:c="2"/>'3.3.6'</text:p>
            <text:p text:style-name="P35">gem 'puma', <text:s text:c="12"/>'3.0'</text:p>
            <text:p text:style-name="P35">gem 'sass-rails', <text:s text:c="6"/>'5.0.6'</text:p>
            <text:p text:style-name="P35">gem 'uglifier', <text:s text:c="8"/>'3.0.0'</text:p>
            <text:p text:style-name="P35">gem 'coffee-rails', <text:s text:c="4"/>'4.2.1'</text:p>
            <text:p text:style-name="P35">gem 'jquery-rails', <text:s text:c="4"/>'4.1.1'</text:p>
            <text:p text:style-name="P35">gem 'turbolinks', <text:s text:c="6"/>'5.0.1'</text:p>
            <text:p text:style-name="P35">gem 'jbuilder', <text:s text:c="8"/>'2.4.1'</text:p>
            <text:p text:style-name="P35">gem 'pg' <text:span text:style-name="T14"># for the damn heroku</text:span></text:p>
            <text:p text:style-name="P35"/>
            <text:p text:style-name="P35">group :development, :test do</text:p>
            <text:p text:style-name="P35"><text:s text:c="2"/>gem 'sqlite3', <text:s text:c="7"/>'1.3.12'</text:p>
            <text:p text:style-name="P35"><text:s text:c="2"/>gem 'byebug', <text:s text:c="8"/>'9.0.0', platform: :mri</text:p>
            <text:p text:style-name="P35">end</text:p>
            <text:p text:style-name="P35"/>
            <text:p text:style-name="P35">group :development do</text:p>
            <text:p text:style-name="P35"><text:s text:c="2"/>gem 'web-console', <text:s text:c="3"/>'3.1.1'</text:p>
            <text:p text:style-name="P35"><text:s text:c="2"/>gem 'listen', <text:s text:c="8"/>'3.0.8'</text:p>
            <text:p text:style-name="P35"><text:s text:c="2"/>gem 'spring', <text:s text:c="8"/>'1.7.2'</text:p>
            <text:p text:style-name="P35"><text:s text:c="2"/>gem 'spring-watcher-listen', '2.0.0'</text:p>
            <text:p text:style-name="P35"><text:s text:c="2"/>gem 'pry-rails'</text:p>
            <text:p text:style-name="P35">end</text:p>
            <text:p text:style-name="P35"/>
            <text:p text:style-name="P35">group :test do</text:p>
            <text:p text:style-name="P35"><text:s text:c="2"/>gem 'minitest', <text:s text:c="16"/>'~&gt; 5.10', '!= 5.10.2'</text:p>
            <text:p text:style-name="P35"><text:s text:c="2"/>gem 'rails-controller-testing', '0.1.1'</text:p>
            <text:p text:style-name="P35"><text:s text:c="2"/>gem 'minitest-reporters', <text:s text:c="6"/>'1.1.9'</text:p>
            <text:p text:style-name="P35"><text:s text:c="2"/>gem 'guard', <text:s text:c="19"/>'2.13.0'</text:p>
            <text:p text:style-name="P35"><text:s text:c="2"/>gem 'guard-minitest', <text:s text:c="10"/>'2.4.4'</text:p>
            <text:p text:style-name="P35">end</text:p>
            <text:p text:style-name="P35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60"/>
      <text:h text:style-name="P91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5"># Defines the matching rules for Guard.</text:p>
            <text:p text:style-name="P35">guard :minitest, spring: "bin/rails test", all_on_start: false do</text:p>
            <text:p text:style-name="P35"><text:s text:c="2"/>watch(%r{^test/(.*)/?(.*)_test\.rb$})</text:p>
            <text:p text:style-name="P35"><text:s text:c="2"/>watch('test/test_helper.rb') { 'test' }</text:p>
            <text:p text:style-name="P35"><text:s text:c="2"/>watch('config/routes.rb') <text:s text:c="3"/>{ integration_tests }</text:p>
            <text:p text:style-name="P35"><text:s text:c="2"/>watch(%r{^app/models/(.*?)\.rb$}) do |matches|</text:p>
            <text:p text:style-name="P35"><text:s text:c="4"/>"test/models/#{matches[1]}_test.rb"</text:p>
            <text:p text:style-name="P35"><text:s text:c="2"/>end</text:p>
            <text:p text:style-name="P35"><text:s text:c="2"/>watch(%r{^app/controllers/(.*?)_controller\.rb$}) do |matches|</text:p>
            <text:p text:style-name="P35"><text:s text:c="4"/>resource_tests(matches[1])</text:p>
            <text:p text:style-name="P35"><text:s text:c="2"/>end</text:p>
            <text:p text:style-name="P35"><text:s text:c="2"/>watch(%r{^app/views/([^/]*?)/.*\.html\.erb$}) do |matches|</text:p>
            <text:p text:style-name="P35"><text:s text:c="4"/>["test/controllers/#{matches[1]}_controller_test.rb"] +</text:p>
            <text:p text:style-name="P35"><text:s text:c="4"/>integration_tests(matches[1])</text:p>
            <text:p text:style-name="P35"><text:s text:c="2"/>end</text:p>
            <text:p text:style-name="P35"><text:s text:c="2"/>watch(%r{^app/helpers/(.*?)_helper\.rb$}) do |matches|</text:p>
            <text:p text:style-name="P35"><text:s text:c="4"/>integration_tests(matches[1])</text:p>
            <text:p text:style-name="P35"><text:s text:c="2"/>end</text:p>
            <text:p text:style-name="P35"><text:s text:c="2"/>watch('app/views/layouts/application.html.erb') do</text:p>
            <text:p text:style-name="P35"><text:s text:c="4"/>'test/integration/site_layout_test.rb'</text:p>
            <text:p text:style-name="P35"><text:s text:c="2"/>end</text:p>
            <text:p text:style-name="P35"><text:s text:c="2"/>watch('app/helpers/sessions_helper.rb') do</text:p>
            <text:p text:style-name="P35"><text:s text:c="4"/>integration_tests &lt;&lt; 'test/helpers/sessions_helper_test.rb'</text:p>
            <text:p text:style-name="P35"><text:s text:c="2"/>end</text:p>
            <text:p text:style-name="P35"><text:s text:c="2"/>watch('app/controllers/sessions_controller.rb') do</text:p>
            <text:p text:style-name="P35"><text:s text:c="4"/>['test/controllers/sessions_controller_test.rb',</text:p>
            <text:p text:style-name="P35"><text:s text:c="5"/>'test/integration/users_login_test.rb']</text:p>
            <text:p text:style-name="P35"><text:s text:c="2"/>end</text:p>
            <text:p text:style-name="P35"><text:s text:c="2"/>watch('app/controllers/account_activations_controller.rb') do</text:p>
            <text:p text:style-name="P35"><text:s text:c="4"/>'test/integration/users_signup_test.rb'</text:p>
            <text:p text:style-name="P35"><text:s text:c="2"/>end</text:p>
            <text:p text:style-name="P35"><text:s text:c="2"/>watch(%r{app/views/users/*}) do</text:p>
            <text:p text:style-name="P35"><text:s text:c="4"/>resource_tests('users') +</text:p>
            <text:p text:style-name="P35"><text:s text:c="4"/>['test/integration/microposts_interface_test.rb']</text:p>
            <text:p text:style-name="P35"><text:s text:c="2"/>end</text:p>
            <text:p text:style-name="P35">end</text:p>
            <text:p text:style-name="P35"/>
            <text:p text:style-name="P35"># Returns the integration tests corresponding to the given resource.</text:p>
            <text:p text:style-name="P35">def integration_tests(resource = :all)</text:p>
            <text:p text:style-name="P35"><text:s text:c="2"/>if resource == :all</text:p>
            <text:p text:style-name="P35"><text:s text:c="4"/>Dir["test/integration/*"]</text:p>
            <text:p text:style-name="P35"><text:s text:c="2"/>else</text:p>
            <text:p text:style-name="P35"><text:s text:c="4"/>Dir["test/integration/#{resource}_*.rb"]</text:p>
            <text:p text:style-name="P35"><text:s text:c="2"/>end</text:p>
            <text:p text:style-name="P35">end</text:p>
            <text:p text:style-name="P35"># Returns the controller tests corresponding to the given resource.</text:p>
            <text:p text:style-name="P35">def controller_test(resource)</text:p>
            <text:p text:style-name="P35"><text:s text:c="2"/>"test/controllers/#{resource}_controller_test.rb"</text:p>
            <text:p text:style-name="P35">end</text:p>
            <text:p text:style-name="P35"># Returns all tests for the given resource.</text:p>
            <text:p text:style-name="P35">def resource_tests(resource)</text:p>
            <text:p text:style-name="P35"><text:s text:c="2"/>integration_tests(resource) &lt;&lt; controller_test(resource)</text:p>
            <text:p text:style-name="P35">end</text:p>
          </table:table-cell>
        </table:table-row>
      </table:table>
      <text:h text:style-name="P76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5"># Ignore bundler config.</text:p>
            <text:p text:style-name="P35">/.bundle</text:p>
            <text:p text:style-name="P35"/>
            <text:p text:style-name="P35"># Ignore the default SQLite database.</text:p>
            <text:p text:style-name="P35">/db/*.sqlite3</text:p>
            <text:p text:style-name="P35">/db/*.sqlite3-journal</text:p>
            <text:p text:style-name="P35"/>
            <text:p text:style-name="P35"># Ignore all logfiles and tempfiles.</text:p>
            <text:p text:style-name="P35">/log/*</text:p>
            <text:p text:style-name="P35">/tmp/*</text:p>
            <text:p text:style-name="P35">!/log/.keep</text:p>
            <text:p text:style-name="P35">!/tmp/.keep</text:p>
            <text:p text:style-name="P35"/>
            <text:p text:style-name="P35"># Ignore Byebug command history file.</text:p>
            <text:p text:style-name="P35">.byebug_history</text:p>
            <text:p text:style-name="P35"/>
            <text:p text:style-name="P35"># Ignore Spring files for Guard testing</text:p>
            <text:p text:style-name="P35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72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72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72"> </text:span>:edit, :update]</text:p>
            <text:p text:style-name="Preformatted_20_Text">end</text:p>
          </table:table-cell>
        </table:table-row>
      </table:table>
      <text:p text:style-name="Preformatted_20_Text"/>
      <text:h text:style-name="P113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63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6">class UsersController &lt; ApplicationController</text:p>
            <text:p text:style-name="P66"><text:s text:c="2"/>before_action :logged_in_user, only: [:index, :edit, :update, :destroy]</text:p>
            <text:p text:style-name="P66"><text:s text:c="2"/>before_action :correct_user, <text:s text:c="2"/>only: [:edit, :update]</text:p>
            <text:p text:style-name="P66"><text:s text:c="2"/>before_action :admin_user, <text:s text:c="4"/>only: :destroy</text:p>
            <text:p text:style-name="P66"/>
            <text:p text:style-name="P66"><text:s text:c="2"/>def <text:span text:style-name="T6">index</text:span> <text:s text:c="4"/># 1</text:p>
            <text:p text:style-name="P68"><text:s text:c="4"/># @users = User.paginate(page: params[:page])<text:span text:style-name="T73"> </text:span><text:span text:style-name="T41"># only show activated users in the list</text:span></text:p>
            <text:p text:style-name="P66"><text:s text:c="4"/>@users = User.where(activated: true).paginate(page: params[:page])</text:p>
            <text:p text:style-name="P66"><text:s text:c="2"/>end</text:p>
            <text:p text:style-name="P66"/>
            <text:p text:style-name="P66"><text:s text:c="2"/>def <text:span text:style-name="T6">show</text:span> <text:s text:c="5"/># 2</text:p>
            <text:p text:style-name="P69"><text:s text:c="4"/>@user = User.find(params[:id])<text:span text:style-name="T74"> <text:s text:c="6"/></text:span><text:span text:style-name="T41"># skip page if user is not activated</text:span></text:p>
            <text:p text:style-name="P69"><text:s text:c="4"/>redirect_to root_url and return unless @user.activated<text:span text:style-name="T74"> </text:span></text:p>
            <text:p text:style-name="P66"><text:s text:c="4"/># debugger</text:p>
            <text:p text:style-name="P66"><text:s text:c="2"/>end</text:p>
            <text:p text:style-name="P66"/>
            <text:p text:style-name="P66"><text:s text:c="2"/>def <text:span text:style-name="T6">new</text:span> <text:s text:c="6"/># 3</text:p>
            <text:p text:style-name="P66"><text:s text:c="4"/>@user = User.new</text:p>
            <text:p text:style-name="P66"><text:s text:c="2"/>end</text:p>
            <text:p text:style-name="P66"/>
            <text:p text:style-name="P66"/>
            <text:p text:style-name="P66"/>
            <text:p text:style-name="P66"/>
            <text:p text:style-name="P72"><text:s/></text:p>
            <text:p text:style-name="P66"/>
            <text:p text:style-name="P66"><text:soft-page-break/><text:s text:c="2"/>def <text:span text:style-name="T6">create</text:span> <text:s text:c="3"/># 4</text:p>
            <text:p text:style-name="P66"><text:s text:c="4"/>@user = User.new(user_params)</text:p>
            <text:p text:style-name="P66"><text:s text:c="4"/>if @user.save</text:p>
            <text:p text:style-name="P66"><text:s text:c="6"/>@user.send_activation_email # in the User mode</text:p>
            <text:p text:style-name="P66"><text:s text:c="6"/># UserMailer.account_activation(@user).deliver_now </text:p>
            <text:p text:style-name="P66"><text:s text:c="6"/>flash[:info] <text:s text:c="3"/>= "Please check your email to activate your account."</text:p>
            <text:p text:style-name="P66"><text:s text:c="6"/>redirect_to root_url</text:p>
            <text:p text:style-name="P66"><text:s text:c="6"/># log_in @user</text:p>
            <text:p text:style-name="P66"><text:s text:c="6"/># flash[:success] = "Welcome to the Sample App!"</text:p>
            <text:p text:style-name="P66"><text:s text:c="6"/># redirect_to @user</text:p>
            <text:p text:style-name="P66"><text:s text:c="4"/>else</text:p>
            <text:p text:style-name="P66"><text:s text:c="6"/>render 'new'</text:p>
            <text:p text:style-name="P66"><text:s text:c="4"/>end</text:p>
            <text:p text:style-name="P66"><text:s text:c="2"/>end</text:p>
            <text:p text:style-name="P66"/>
            <text:p text:style-name="P66"><text:s text:c="2"/>def edit <text:s text:c="5"/># 5</text:p>
            <text:p text:style-name="P66"><text:s text:c="2"/>end</text:p>
            <text:p text:style-name="P66"/>
            <text:p text:style-name="P66"><text:s text:c="2"/>def <text:span text:style-name="T6">update</text:span> <text:s text:c="3"/># 6</text:p>
            <text:p text:style-name="P66"><text:s text:c="4"/>if @user.update_attributes(user_params)</text:p>
            <text:p text:style-name="P66"><text:s text:c="6"/>flash[:success] = "User successfully updated"</text:p>
            <text:p text:style-name="P66"><text:s text:c="6"/>redirect_to @user</text:p>
            <text:p text:style-name="P66"><text:s text:c="4"/>else</text:p>
            <text:p text:style-name="P66"><text:s text:c="6"/>render 'edit'</text:p>
            <text:p text:style-name="P66"><text:s text:c="4"/>end</text:p>
            <text:p text:style-name="P66"><text:s text:c="2"/>end</text:p>
            <text:p text:style-name="P66"/>
            <text:p text:style-name="P66"><text:s text:c="2"/>def <text:span text:style-name="T6">destroy</text:span> <text:s/># 7 <text:s/><text:span text:style-name="T13"># add the corresponding before_actionS as well</text:span></text:p>
            <text:p text:style-name="P66"><text:s text:c="4"/>User.find(params[:id]).destroy <text:s/><text:span text:style-name="T13"># #destroy from Active record</text:span></text:p>
            <text:p text:style-name="P66"><text:s text:c="4"/>flash[:success] = "User deleted"</text:p>
            <text:p text:style-name="P66"><text:s text:c="4"/>redirect_to users_url</text:p>
            <text:p text:style-name="P66"><text:s text:c="2"/>end</text:p>
            <text:p text:style-name="P66"/>
            <text:p text:style-name="P66"><text:s text:c="2"/>private</text:p>
            <text:p text:style-name="P66"><text:s text:c="4"/>def <text:span text:style-name="T6">user_params</text:span></text:p>
            <text:p text:style-name="P66"><text:s text:c="6"/>params.require(:user).permit( <text:s/></text:p>
            <text:p text:style-name="P66"><text:s text:c="8"/>:name, <text:s text:c="7"/>:email, </text:p>
            <text:p text:style-name="P66"><text:s text:c="8"/>:password, <text:s text:c="3"/>:password_confirmation)</text:p>
            <text:p text:style-name="P66"><text:s text:c="4"/>end</text:p>
            <text:p text:style-name="P66"><text:s text:c="4"/></text:p>
            <text:p text:style-name="P66"><text:s text:c="3"/># before filters</text:p>
            <text:p text:style-name="P66"><text:s text:c="4"/># confirms a logged-in user</text:p>
            <text:p text:style-name="P70"><text:s text:c="4"/>def <text:span text:style-name="T6">logged_in_user</text:span><text:span text:style-name="T8"> </text:span><text:span text:style-name="T40"><text:s/></text:span><text:span text:style-name="T41"># used in the filter before_action</text:span></text:p>
            <text:p text:style-name="P66"><text:s text:c="6"/>unless logged_in?</text:p>
            <text:p text:style-name="P66"><text:s text:c="8"/>store_location</text:p>
            <text:p text:style-name="P66"><text:s text:c="8"/>flash[:danger] = "Please log in"</text:p>
            <text:p text:style-name="P66"><text:s text:c="8"/>redirect_to login_url</text:p>
            <text:p text:style-name="P66"><text:s text:c="6"/>end</text:p>
            <text:p text:style-name="P66"><text:s text:c="4"/>end</text:p>
            <text:p text:style-name="P66"/>
            <text:p text:style-name="P66"><text:s text:c="4"/>#confirms the correct user</text:p>
            <text:p text:style-name="P71"><text:s text:c="4"/>def <text:span text:style-name="T6">correct_user</text:span><text:span text:style-name="T10"> </text:span><text:span text:style-name="T47"><text:s text:c="18"/></text:span><text:span text:style-name="T41"># current_user in session_helper, returns</text:span></text:p>
            <text:p text:style-name="P71"><text:s text:c="6"/>@user = User.find(params[:id])<text:span text:style-name="T80"> <text:s text:c="2"/></text:span><text:span text:style-name="T43">#</text:span><text:span text:style-name="T80"> </text:span><text:span text:style-name="T13">the user corresponding to the remember token cookie</text:span></text:p>
            <text:p text:style-name="P66"><text:s text:c="6"/>redirect_to(root_url) unless @user == current_user</text:p>
            <text:p text:style-name="P66"><text:s text:c="4"/>end</text:p>
            <text:p text:style-name="P67"><text:s text:c="5"/><text:span text:style-name="T13"><text:s/></text:span></text:p>
            <text:p text:style-name="P71"><text:s text:c="4"/></text:p>
            <text:p text:style-name="P71"><text:soft-page-break/># confirms an admin user</text:p>
            <text:p text:style-name="P66"><text:s text:c="4"/>def <text:span text:style-name="T6">admin_user</text:span></text:p>
            <text:p text:style-name="P66"><text:s text:c="6"/>redirect_to(root_url) unless current_user.admin?</text:p>
            <text:p text:style-name="P66"><text:s text:c="4"/>end</text:p>
            <text:p text:style-name="P66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67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4"># </text:span><text:span text:style-name="T28">#log_in(user) and remember(user) from</text:span><text:span text:style-name="T14">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51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4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68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2">class AccountActivationsController &lt; ApplicationController</text:p>
            <text:p text:style-name="P42"><text:s text:c="2"/>def <text:span text:style-name="T6">edit</text:span></text:p>
            <text:p text:style-name="P42"><text:s text:c="4"/>user = User.find_by(email: params[:email])</text:p>
            <text:p text:style-name="P42"><text:s text:c="4"/>if user &amp;&amp; !user.activated? &amp;&amp; user.authenticated?(:activation, params[:id]) <text:s text:c="3"/><text:span text:style-name="T66"><text:s text:c="3"/></text:span></text:p>
            <text:p text:style-name="P43"><text:s text:c="6"/>user.activate <text:span text:style-name="T75"><text:s text:c="5"/></text:span><text:span text:style-name="T18">#</text:span><text:span text:style-name="T14"> from User model, so it will be activation_token</text:span></text:p>
            <text:p text:style-name="P42"><text:s text:c="6"/># obsolete because of the above call</text:p>
            <text:p text:style-name="P42"><text:s text:c="6"/># user.update_attribute(:activated, <text:s text:c="5"/>true)</text:p>
            <text:p text:style-name="P42"><text:s text:c="6"/># user.update_attribute(:activated_at, <text:s text:c="2"/>Time.zone.now)</text:p>
            <text:p text:style-name="P42"><text:s text:c="6"/>log_in user</text:p>
            <text:p text:style-name="P42"><text:s text:c="6"/>flash[:success] = "Account activated!"</text:p>
            <text:p text:style-name="P42"><text:s text:c="6"/>redirect_to user</text:p>
            <text:p text:style-name="P42"><text:s text:c="4"/>else</text:p>
            <text:p text:style-name="P42"><text:s text:c="6"/>flash[:danger] <text:s/>= "Invalid activation link"</text:p>
            <text:p text:style-name="P42"><text:s text:c="6"/>redirect_to root_url</text:p>
            <text:p text:style-name="P42"><text:s text:c="4"/>end</text:p>
            <text:p text:style-name="P42"><text:s text:c="2"/>end</text:p>
            <text:p text:style-name="P42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76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77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80"># </text:span>upon submitting</text:p>
            <text:p text:style-name="P11"><text:span text:style-name="T80"># </text:span>1) find user by email</text:p>
            <text:p text:style-name="P11"><text:span text:style-name="T80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53">#</text:p>
          </table:table-cell>
          <table:table-cell table:style-name="Table7.C3" office:value-type="string">
            <text:p text:style-name="P45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80"># </text:span>3) redirect to root_url</text:p>
            <text:p text:style-name="P11"><text:span text:style-name="T80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110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8"># is @current_user useless????</text:span><text:span text:style-name="T39"> no</text:span></text:p>
            <text:p text:style-name="P12"><text:s text:c="2"/># logs in the given user<text:span text:style-name="T64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0"><text:s text:c="4"/><text:span text:style-name="T34"># </text:span><text:span text:style-name="T15">if</text:span><text:span text:style-name="T34"> </text:span><text:span text:style-name="T14">session[:user_id]</text:span><text:span text:style-name="T34"> exist</text:span><text:span text:style-name="T14">s, take it from there and call it a day</text:span></text:p>
            <text:p text:style-name="P12"><text:s text:c="4"/>if <text:s text:c="4"/>(<text:span text:style-name="T6">user_id = session[:user_id]</text:span>) <text:s text:c="6"/></text:p>
            <text:p text:style-name="P119"><text:s text:c="2"/><text:span text:style-name="T87"><text:s text:c="6"/></text:span><text:span text:style-name="T33"># </text:span><text:span text:style-name="T14">@current_user i</text:span><text:span text:style-name="T33">s a class method so it doesn't have to be defined many times, </text:span></text:p>
            <text:p text:style-name="P118"><text:s text:c="6"/><text:span text:style-name="T6">@current_user </text:span>||= User.find_by(id: user_id)<text:span text:style-name="T87"> <text:s text:c="11"/></text:span><text:span text:style-name="T35"># b</text:span><text:span text:style-name="T33">ut just one instead</text:span></text:p>
            <text:p text:style-name="P119"><text:s text:c="4"/><text:span text:style-name="T34"># </text:span><text:span text:style-name="T14">second best case, </text:span><text:span text:style-name="T15">if</text:span><text:span text:style-name="T34"> there </text:span><text:span text:style-name="T15">is </text:span><text:span text:style-name="T34">a persisten session</text:span><text:span text:style-name="T14">, take it from there and stop</text:span></text:p>
            <text:p text:style-name="P12"><text:s text:c="4"/>elsif (<text:span text:style-name="T6">user_id = cookies.signed[:user_id]</text:span>) <text:s/><text:span text:style-name="T64"><text:s/></text:span></text:p>
            <text:p text:style-name="P12"><text:s text:c="6"/><text:span text:style-name="T87"><text:s text:c="2"/></text:span># raise <text:span text:style-name="T14"># the tests still pass, so this branch is currently untested</text:span></text:p>
            <text:p text:style-name="P12"><text:s text:c="6"/>user = User.find_by(id: user_id) <text:s text:c="4"/><text:span text:style-name="T64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<text:span text:style-name="T87"><text:s text:c="2"/></text:span><text:span text:style-name="T55">#</text:span><text:span text:style-name="T56"> OLD </text:span><text:span text:style-name="T55">if user and user.authenticated?(cookies[:remember_token])</text:span></text:p>
            <text:p text:style-name="P12"><text:s text:c="6"/><text:span text:style-name="T87"><text:s text:c="2"/></text:span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<text:span text:style-name="T88"><text:s text:c="2"/></text:span># ( def authenticated?(attribute, token) from User model)</text:p>
            <text:p text:style-name="P12"><text:s text:c="8"/><text:span text:style-name="T88"><text:s text:c="2"/></text:span><text:span text:style-name="T14"># <text:s text:c="9"/>so it will be remember_digest</text:span></text:p>
            <text:p text:style-name="P12"><text:s text:c="8"/>log_in user <text:s text:c="15"/><text:span text:style-name="T64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text:span text:style-name="T84"> by WRITING THE COOKIES for the browser</text:span>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<text:span text:style-name="T6">cookies</text:span>.permanent.signed[<text:span text:style-name="T6">:user_id</text:span>] = user.id</text:p>
            <text:p text:style-name="P12"><text:s text:c="4"/><text:span text:style-name="T6">cookies</text:span>.permanent[<text:span text:style-name="T6">:remember_token</text:span>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oft-page-break/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65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110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6">class ApplicationMailer &lt; ActionMailer::Base</text:p>
            <text:p text:style-name="P46"><text:s text:c="2"/>default from: 'noreply@example.com'</text:p>
            <text:p text:style-name="P46"><text:s text:c="2"/>layout 'mailer'</text:p>
            <text:p text:style-name="P46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111" text:outline-level="1"/>
      <text:h text:style-name="P114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2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69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<text:span text:style-name="T14"># returns the hash digest of the given string</text:span><text:span text:style-name="T29"> <text:s text:c="3"/></text:span><text:span text:style-name="T31"><text:s/></text:span><text:span text:style-name="T29"># used for the fixtures and for</text:span></text:p>
            <text:p text:style-name="P12"><text:s text:c="2"/>def <text:span text:style-name="T6">User.digest</text:span>(string)<text:span text:style-name="T85"> <text:s text:c="15"/></text:span><text:span text:style-name="T30"><text:s/># <text:s text:c="9"/>the remember_token</text:span></text:p>
            <text:p text:style-name="P14"><text:s text:c="4"/>cost = ActiveModel::SecurePassword.min_cost ? BCrypt::Engine::MIN_COST :</text:p>
            <text:p text:style-name="P16"><text:span text:style-name="T44"><text:s text:c="4"/></text:span>BCrypt::Password.create(string, cost: cost)<text:span text:style-name="T44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<text:span text:style-name="T14"># returns a</text:span><text:span text:style-name="T32"> fresh brand new</text:span><text:span text:style-name="T14"> random token</text:span>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<text:span text:style-name="T14"># remembers a user in the database for use in persisten sessions</text:span></text:p>
            <text:p text:style-name="P56"><text:s text:c="4"/># saves (temporally) the token to <text:span text:style-name="T6">:remember_token</text:span> and</text:p>
            <text:p text:style-name="P56"><text:s text:c="4"/># saves <text:span text:style-name="T6">remember_digest</text:span> to the database</text:p>
            <text:p text:style-name="P12"><text:s text:c="2"/>def <text:span text:style-name="T6">remember</text:span></text:p>
            <text:p text:style-name="P19"><text:s text:c="4"/>self.<text:span text:style-name="T6">remember_token</text:span> = User.new_token<text:span text:style-name="T71"> </text:span><text:span text:style-name="T25"># remember_token is offered to you by attr_accessor</text:span></text:p>
            <text:p text:style-name="P12"><text:s text:c="4"/>update_attribute(:<text:span text:style-name="T6">remember_digest</text:span>, User.digest(remember_token))</text:p>
            <text:p text:style-name="P20"><text:s text:c="2"/>end<text:span text:style-name="T86"> <text:s text:c="15"/></text:span><text:span text:style-name="T25"># :remember_digest comes from the model</text:span></text:p>
            <text:p text:style-name="P12"/>
            <text:p text:style-name="P12"><text:s text:c="2"/><text:span text:style-name="T14"># returns true if the given token matches the digest</text:span></text:p>
            <text:p text:style-name="P12"><text:s text:c="2"/><text:span text:style-name="T70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<text:span text:style-name="T14"># forgets a user</text:span>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47"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42"># the call for self used to be to @user</text:span></text:p>
            <text:p text:style-name="P12"><text:s text:c="4"/>UserMailer.account_activation(self).deliver_now<text:span text:style-name="T78"> </text:span></text:p>
            <text:p text:style-name="P12"><text:s text:c="2"/>end</text:p>
            <text:p text:style-name="P12"/>
            <text:p text:style-name="P47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7"/>
      <text:h text:style-name="P115" text:outline-level="1"><text:bookmark-start text:name="__RefHeading___Toc532_2238994884"/>views<text:bookmark-end text:name="__RefHeading___Toc532_2238994884"/></text:h>
      <text:h text:style-name="P93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1">&lt;!DOCTYPE html&gt;</text:p>
            <text:p text:style-name="P21">&lt;html&gt;</text:p>
            <text:p text:style-name="P21"><text:s text:c="2"/>&lt;head&gt;</text:p>
            <text:p text:style-name="P21"><text:s text:c="4"/>&lt;title&gt; <text:s/>&lt;%= full_title(yield(:title)) %&gt; <text:s/>&lt;/title&gt;</text:p>
            <text:p text:style-name="P21"><text:s text:c="4"/>&lt;%= <text:span text:style-name="T46">render '</text:span><text:span text:style-name="T6">layouts/rails_default</text:span><text:span text:style-name="T46">'</text:span> %&gt;</text:p>
            <text:p text:style-name="P21"><text:s text:c="4"/>&lt;%= render '<text:span text:style-name="T6">layouts/shim</text:span>' %&gt;</text:p>
            <text:p text:style-name="P21"><text:s text:c="2"/>&lt;/head&gt;</text:p>
            <text:p text:style-name="P21"><text:s text:c="2"/>&lt;body&gt;</text:p>
            <text:p text:style-name="P21"><text:s text:c="4"/>&lt;%= render '<text:span text:style-name="T6">layouts/header</text:span>' %&gt;</text:p>
            <text:p text:style-name="P21"><text:s text:c="4"/>&lt;div class="container"&gt;</text:p>
            <text:p text:style-name="P21"><text:s text:c="6"/>&lt;% <text:span text:style-name="T6">flash</text:span>.each do |message_type, message| %&gt;</text:p>
            <text:p text:style-name="P21"><text:s text:c="8"/>&lt;div class="alert alert-&lt;%= message_type %&gt;"&gt; </text:p>
            <text:p text:style-name="P21"><text:s text:c="10"/>&lt;%= message %&gt; </text:p>
            <text:p text:style-name="P21"><text:s text:c="8"/>&lt;/div&gt;</text:p>
            <text:p text:style-name="P21"><text:s text:c="6"/>&lt;% end %&gt;</text:p>
            <text:p text:style-name="P21"><text:s text:c="6"/>&lt;%= <text:span text:style-name="T6">yield</text:span> %&gt;</text:p>
            <text:p text:style-name="P21"><text:s text:c="6"/>&lt;%= render '<text:span text:style-name="T6">layouts/footer</text:span>' %&gt;</text:p>
            <text:p text:style-name="P21"><text:s text:c="6"/>&lt;%= debug(params) if Rails.env.development? %&gt;</text:p>
            <text:p text:style-name="P21"><text:s text:c="4"/>&lt;/div&gt;</text:p>
            <text:p text:style-name="P21"><text:s text:c="2"/>&lt;/body&gt;</text:p>
            <text:p text:style-name="P21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1">&lt;footer class="footer"&gt;</text:p>
            <text:p text:style-name="P21"><text:s text:c="2"/>&lt;small&gt;</text:p>
            <text:p text:style-name="P21"><text:s text:c="4"/>The </text:p>
            <text:p text:style-name="P21"><text:s text:c="4"/>&lt;a href="http://www.railstutorial.org/"&gt;Ruby on Rails Tutorial&lt;/a&gt; by</text:p>
            <text:p text:style-name="P21"><text:s text:c="4"/>&lt;a href="http://www.michaelhartl.com/"&gt;Michael Hartl&lt;/a&gt;</text:p>
            <text:p text:style-name="P21"><text:s text:c="2"/>&lt;/small&gt;</text:p>
            <text:p text:style-name="P21"><text:s text:c="2"/>&lt;nav&gt;</text:p>
            <text:p text:style-name="P21"><text:s text:c="4"/>&lt;ul&gt;</text:p>
            <text:p text:style-name="P21"><text:s text:c="6"/>&lt;li&gt;&lt;%= link_to "About", <text:s text:c="4"/>about_path <text:s text:c="4"/>%&gt;&lt;/li&gt;</text:p>
            <text:p text:style-name="P21"><text:s text:c="6"/>&lt;li&gt;&lt;%= link_to "Contact", <text:s text:c="2"/>contact_path <text:s text:c="2"/>%&gt;&lt;/li&gt;</text:p>
            <text:p text:style-name="P21"><text:s text:c="6"/>&lt;li&gt;&lt;a href="http://news.railstutorial.org/"&gt;News&lt;/a&gt;&lt;/li&gt;</text:p>
            <text:p text:style-name="P21"><text:s text:c="4"/>&lt;/ul&gt;</text:p>
            <text:p text:style-name="P21"><text:s text:c="2"/>&lt;/nav&gt;</text:p>
            <text:p text:style-name="P21">&lt;/footer&gt;</text:p>
          </table:table-cell>
        </table:table-row>
      </table:table>
      <text:h text:style-name="P77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3">&lt;%= csrf_meta_tags %&gt;</text:p>
            <text:p text:style-name="P23"><text:span text:style-name="T45"><text:s text:c="2"/></text:span>&lt;%= stylesheet_link_tag <text:s text:c="3"/>'application', media: 'all', 'data-turbolinks-track': </text:p>
            <text:p text:style-name="P22">'reload' %&gt;</text:p>
            <text:p text:style-name="P23">&lt;%= javascript_include_tag 'application', 'data-turbolinks-track': 'reload' %&gt;</text:p>
          </table:table-cell>
        </table:table-row>
      </table:table>
      <text:h text:style-name="P79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3">&lt;!--[if lt IE 9]&gt;</text:p>
            <text:p text:style-name="P23">&lt;script src="//cdnjs.cloudflare.com/ajax/libs/html5shiv/r29/html5.min.js"&lt;/script&gt;</text:p>
            <text:p text:style-name="P23">&lt;![endif]--&gt;</text:p>
          </table:table-cell>
        </table:table-row>
      </table:table>
      <text:h text:style-name="P78" text:outline-level="3"><text:bookmark-start text:name="__RefHeading___Toc540_2238994884"/><text:soft-page-break/><text:span text:style-name="T83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83"><text:s text:c="2"/></text:span>&lt;a href="#" class="dropdown-toggle" data-toggle="dropdown"&gt;</text:p>
            <text:p text:style-name="Preformatted_20_Text"><text:s text:c="16"/><text:span text:style-name="T83"><text:s text:c="2"/></text:span>Account &lt;b class="caret"&gt;&lt;/b&gt;</text:p>
            <text:p text:style-name="Preformatted_20_Text"><text:s text:c="14"/><text:span text:style-name="T83"><text:s text:c="2"/></text:span>&lt;/a&gt;</text:p>
            <text:p text:style-name="Preformatted_20_Text"><text:s text:c="14"/><text:span text:style-name="T83"><text:s text:c="2"/></text:span>&lt;ul class="dropdown-menu"&gt;</text:p>
            <text:p text:style-name="Preformatted_20_Text"><text:s text:c="16"/><text:span text:style-name="T83"><text:s text:c="2"/></text:span>&lt;li&gt;&lt;%= link_to "Profile", <text:s/>current_user <text:s text:c="2"/>%&gt;&lt;/li&gt;</text:p>
            <text:p text:style-name="Preformatted_20_Text"><text:s text:c="16"/><text:span text:style-name="T83"><text:s text:c="2"/></text:span>&lt;li&gt;&lt;%= link_to "Settings", edit_user_path(current_user) %&gt;&lt;/li&gt;</text:p>
            <text:p text:style-name="Preformatted_20_Text"><text:s text:c="14"/><text:span text:style-name="T83"><text:s text:c="2"/></text:span>&lt;li class="divider"&gt;&lt;/li&gt;</text:p>
            <text:p text:style-name="Preformatted_20_Text"><text:s text:c="16"/><text:span text:style-name="T83"><text:s text:c="2"/></text:span>&lt;li&gt;&lt;%= link_to "Log out", <text:s/>logout_path, method: :delete %&gt;&lt;/li&gt;</text:p>
            <text:p text:style-name="Preformatted_20_Text"><text:s text:c="14"/><text:span text:style-name="T83"><text:s text:c="2"/></text:span>&lt;/ul&gt;</text:p>
            <text:p text:style-name="P55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">&lt;!DOCTYPE html&gt;</text:p>
            <text:p text:style-name="P21">&lt;html&gt;</text:p>
            <text:p text:style-name="P21"><text:s text:c="2"/>&lt;head&gt;</text:p>
            <text:p text:style-name="P21"><text:s text:c="4"/>&lt;meta http-equiv="Content-Type" content="text/html; charset=utf-8" /&gt;</text:p>
            <text:p text:style-name="P21"><text:s text:c="4"/>&lt;style&gt; <text:s text:c="5"/>/* Email styles need to be inline */ <text:s text:c="3"/>&lt;/style&gt;</text:p>
            <text:p text:style-name="P21"><text:s text:c="2"/>&lt;/head&gt;</text:p>
            <text:p text:style-name="P21"><text:s text:c="2"/>&lt;body&gt;</text:p>
            <text:p text:style-name="P21"><text:s text:c="4"/>&lt;%= <text:span text:style-name="T6">yield</text:span> %&gt;</text:p>
            <text:p text:style-name="P21"><text:s text:c="2"/>&lt;/body&gt;</text:p>
            <text:p text:style-name="P21">&lt;/html&gt;</text:p>
          </table:table-cell>
        </table:table-row>
      </table:table>
      <text:h text:style-name="P78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94" text:outline-level="2"/>
      <text:h text:style-name="P102" text:outline-level="2"><text:bookmark-start text:name="__RefHeading___Toc546_2238994884"/>static_pages<text:bookmark-end text:name="__RefHeading___Toc546_2238994884"/></text:h>
      <text:h text:style-name="P78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&lt;div class="center jumbotron"&gt;</text:p>
            <text:p text:style-name="P24"><text:s text:c="2"/>&lt;h1&gt;Hi, welcome to Manuel's Sample App&lt;/h1&gt;</text:p>
            <text:p text:style-name="P24"><text:s text:c="2"/>&lt;h2&gt;</text:p>
            <text:p text:style-name="P24"><text:s text:c="4"/>This is the home page for the</text:p>
            <text:p text:style-name="P25"><text:span text:style-name="T48"><text:s/></text:span><text:s/><text:span text:style-name="T48"><text:s text:c="2"/></text:span>&lt;a href="http://www.<text:span text:style-name="T48">rt</text:span>.org/"&gt;Ruby on Rails Tutorial&lt;/a&gt;sample app</text:p>
            <text:p text:style-name="P25"><text:span text:style-name="T48"><text:s text:c="2"/></text:span>&lt;/h2&gt;</text:p>
            <text:p text:style-name="P24"><text:span text:style-name="T48"><text:s text:c="2"/></text:span>&lt;%= link_to "Sign up now!", signup_path, class: "btn btn-lg btn-primary" %&gt;</text:p>
            <text:p text:style-name="P24">&lt;/div&gt;</text:p>
            <text:p text:style-name="P24"/>
            <text:p text:style-name="P24">&lt;%= link_to image_tag("rails.png", alt: "Rails logo"),'http://rubyonrails.org/' %&gt;</text:p>
          </table:table-cell>
        </table:table-row>
      </table:table>
      <text:h text:style-name="P80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&lt;% provide(:title, "About") %&gt;</text:p>
            <text:p text:style-name="P24">&lt;h1&gt;About&lt;/h1&gt;</text:p>
            <text:p text:style-name="P24"/>
            <text:p text:style-name="P24">&lt;p&gt;</text:p>
            <text:p text:style-name="P24"><text:s text:c="2"/>The </text:p>
            <text:p text:style-name="P24"><text:s text:c="2"/>&lt;a href="http://www.railstutorial.org/"&gt;&lt;em&gt;Ruby on Rails Tutorial&lt;/em&gt;&lt;/a&gt; is a </text:p>
            <text:p text:style-name="P24"><text:s text:c="2"/>&lt;a href="http://screencasts.railstutorial.org/"&gt;screencast series&lt;/a&gt;</text:p>
            <text:p text:style-name="P24"><text:s text:c="2"/>to teach web development with</text:p>
            <text:p text:style-name="P24"><text:s text:c="2"/>&lt;a href="http://rubyonrails.org/"&gt;Ruby on Rails&lt;/a&gt;.</text:p>
            <text:p text:style-name="P24"><text:s text:c="2"/>This is the sample application for the tutorial.</text:p>
            <text:p text:style-name="P24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&lt;% provide(:title, "Contact") %&gt;</text:p>
            <text:p text:style-name="P24">&lt;h1&gt;Contacts&lt;/h1&gt;</text:p>
            <text:p text:style-name="P24">&lt;p&gt;</text:p>
            <text:p text:style-name="P24"><text:s text:c="2"/>Contact the Ruby on Rails Tutorial about the sample app at the </text:p>
            <text:p text:style-name="P24"><text:s text:c="2"/>&lt;a href="http://www.railstutorial.org/contact"&gt;contact page&lt;/a&gt;</text:p>
            <text:p text:style-name="P24">&lt;/p&gt;</text:p>
          </table:table-cell>
        </table:table-row>
      </table:table>
      <text:h text:style-name="P80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&lt;% provide(:title, "Help") %&gt;</text:p>
            <text:p text:style-name="P24">&lt;h1&gt;Help&lt;/h1&gt;</text:p>
            <text:p text:style-name="P24"/>
            <text:p text:style-name="P24">&lt;p&gt;</text:p>
            <text:p text:style-name="P24"><text:s text:c="2"/>Get help on the Ruby on Rails Tutorial at the</text:p>
            <text:p text:style-name="P24"><text:s text:c="2"/>&lt;a href="http://www.railstutorial.org/help"&gt;Rails Tutorial help page&lt;/a&gt;.</text:p>
            <text:p text:style-name="P24"><text:s text:c="2"/>To get help on this sample app, see the</text:p>
            <text:p text:style-name="P24"><text:s text:c="2"/>&lt;a href="http://www.rtutoria.org/book"&gt;&lt;em&gt;Ruby on Rails Tutorial&lt;/em&gt; book&lt;/a&gt;.</text:p>
            <text:p text:style-name="P24">&lt;/p&gt;</text:p>
          </table:table-cell>
        </table:table-row>
      </table:table>
      <text:h text:style-name="P96" text:outline-level="2"/>
      <text:h text:style-name="P103" text:outline-level="2"><text:bookmark-start text:name="__RefHeading___Toc696_2238994884"/>users<text:bookmark-end text:name="__RefHeading___Toc696_2238994884"/></text:h>
      <text:h text:style-name="P81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6">&lt;% provide(:title, "All users") %&gt;</text:p>
            <text:p text:style-name="P26">&lt;h1&gt;all users&lt;/h1&gt;</text:p>
            <text:p text:style-name="P26"/>
            <text:p text:style-name="P26">&lt;%= <text:span text:style-name="T6">will_paginate</text:span> %&gt;</text:p>
            <text:p text:style-name="P26">&lt;ul class="users"&gt;</text:p>
            <text:p text:style-name="P26"><text:s text:c="2"/>&lt;%= render <text:span text:style-name="T6">@users</text:span> %&gt; <text:s/>&lt;!-- users the partial _users --&gt;</text:p>
            <text:p text:style-name="P26">&lt;/ul&gt;</text:p>
            <text:p text:style-name="P26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6">&lt;% provide(:title, <text:s text:c="7"/>'Sign up' <text:s text:c="8"/>) %&gt;</text:p>
            <text:p text:style-name="P26">&lt;% provide(:button_text, 'Create my account') %&gt;</text:p>
            <text:p text:style-name="P26">&lt;h1&gt;Sign up&lt;/h1&gt;</text:p>
            <text:p text:style-name="P26">&lt;div class="row"&gt;</text:p>
            <text:p text:style-name="P26"><text:s text:c="2"/>&lt;div class="col-md-6 col-md-offset-3"&gt;</text:p>
            <text:p text:style-name="P26"><text:s text:c="4"/>&lt;%= render partial: "<text:span text:style-name="T6">form</text:span>" %&gt;</text:p>
            <text:p text:style-name="P26"><text:s text:c="2"/>&lt;/div&gt;</text:p>
            <text:p text:style-name="P26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7">&lt;% provide(:title, <text:span text:style-name="T6">@user.name</text:span>) %&gt;</text:p>
            <text:p text:style-name="P27">&lt;div class="row"&gt;</text:p>
            <text:p text:style-name="P27"><text:s text:c="2"/>&lt;aside class="col-md-4"&gt;</text:p>
            <text:p text:style-name="P27"><text:s text:c="4"/>&lt;section class="user_info"&gt;</text:p>
            <text:p text:style-name="P27"><text:s text:c="6"/>&lt;h1&gt;</text:p>
            <text:p text:style-name="P27"><text:s text:c="8"/>&lt;%= <text:span text:style-name="T6">gravatar_for</text:span> <text:span text:style-name="T6">@user</text:span> %&gt;</text:p>
            <text:p text:style-name="P27"><text:s text:c="8"/>&lt;%= <text:span text:style-name="T6">@user.name</text:span> %&gt;</text:p>
            <text:p text:style-name="P27"><text:s text:c="6"/>&lt;/h1&gt;</text:p>
            <text:p text:style-name="P27"><text:s text:c="6"/>&lt;p&gt;&lt;%= <text:span text:style-name="T6">@user.email</text:span> %&gt;&lt;/p&gt;</text:p>
            <text:p text:style-name="P27"><text:s text:c="6"/>&lt;p&gt;it is &lt;%= <text:span text:style-name="T6">Time.now.strftime("%X")</text:span> %&gt;&lt;/p&gt;</text:p>
            <text:p text:style-name="P27"><text:s text:c="6"/>&lt;p&gt;created at: &lt;%= <text:span text:style-name="T6">@user.created_at</text:span> %&gt;&lt;/p&gt;</text:p>
            <text:p text:style-name="P27"><text:s text:c="6"/>&lt;p&gt;updated at: &lt;%= <text:span text:style-name="T6">@user.updated_at</text:span> %&gt;&lt;/p&gt;</text:p>
            <text:p text:style-name="P27"><text:s text:c="4"/>&lt;/section&gt;</text:p>
            <text:p text:style-name="P27"><text:s text:c="2"/>&lt;/aside&gt;</text:p>
            <text:p text:style-name="P27">&lt;/div&gt;</text:p>
          </table:table-cell>
        </table:table-row>
      </table:table>
      <text:h text:style-name="P82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7">&lt;% provide(:title, "edit for #{<text:span text:style-name="T6">@user.name</text:span>}") %&gt;</text:p>
            <text:p text:style-name="P27">&lt;% provide(:button_text, "Save changes") <text:s text:c="4"/>%&gt;</text:p>
            <text:p text:style-name="P27"/>
            <text:p text:style-name="P27">&lt;h1&gt;Update your profile&lt;/h1&gt;</text:p>
            <text:p text:style-name="P27"/>
            <text:p text:style-name="P27">&lt;div class="row"&gt;</text:p>
            <text:p text:style-name="P27"><text:s text:c="2"/>&lt;div class="col-md-6 col-md-offset-3"&gt;</text:p>
            <text:p text:style-name="P27"><text:s text:c="4"/>&lt;%= render partial: "form" %&gt;</text:p>
            <text:p text:style-name="P27"><text:s text:c="4"/>&lt;div class="gravatar_edit"&gt;</text:p>
            <text:p text:style-name="P27"><text:s text:c="6"/>&lt;%= <text:span text:style-name="T6">gravatar_for</text:span> <text:span text:style-name="T6">@user</text:span> %&gt;</text:p>
            <text:p text:style-name="P28"><text:s text:c="6"/>&lt;a rel="noopener" href="http://gravatar.com/emails" </text:p>
            <text:p text:style-name="P29">target="_blank"&gt;change&lt;/a&gt;</text:p>
            <text:p text:style-name="P27"><text:s text:c="4"/>&lt;/div&gt;</text:p>
            <text:p text:style-name="P27"><text:s text:c="2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7">&lt;%= <text:span text:style-name="T6">form_for</text:span>(<text:span text:style-name="T6">@user</text:span>) do |f| %&gt;</text:p>
            <text:p text:style-name="P27"><text:s text:c="2"/>&lt;%= render 'shared/error_messages' %&gt;</text:p>
            <text:p text:style-name="P27"/>
            <text:p text:style-name="P27"><text:s text:c="2"/>&lt;%= f.label <text:s text:c="10"/><text:span text:style-name="T49">:</text:span>name %&gt;</text:p>
            <text:p text:style-name="P27"><text:s text:c="2"/>&lt;%= f.text_field <text:s text:c="5"/>:name, <text:s text:c="17"/>class: 'form-control' %&gt;</text:p>
            <text:p text:style-name="P27"/>
            <text:p text:style-name="P27"><text:s text:c="2"/>&lt;%= f.label <text:s text:c="10"/>:email %&gt;</text:p>
            <text:p text:style-name="P27"><text:s text:c="2"/>&lt;%= f.email_field <text:s text:c="4"/>:email, <text:s text:c="16"/><text:span text:style-name="T49">c</text:span>lass: 'form-control' %&gt;</text:p>
            <text:p text:style-name="P27"/>
            <text:p text:style-name="P27"><text:s text:c="2"/>&lt;%= f.label <text:s text:c="10"/>:password %&gt;</text:p>
            <text:p text:style-name="P27"><text:s text:c="2"/>&lt;%= f.password_field <text:s/>:password, <text:s text:c="13"/>class: 'form-control' %&gt;</text:p>
            <text:p text:style-name="P27"/>
            <text:p text:style-name="P27"><text:s text:c="2"/>&lt;%= f.label <text:s text:c="10"/>:password_confirmation %&gt;</text:p>
            <text:p text:style-name="P27"><text:s text:c="2"/>&lt;%= f.password_field <text:s/>:password_confirmation, class: 'form-control' %&gt;</text:p>
            <text:p text:style-name="P27"/>
            <text:p text:style-name="P48"><text:span text:style-name="T52"><text:s text:c="2"/></text:span><text:span text:style-name="T36">&lt;!-- in user.html.erb =&gt; &lt;%# </text:span><text:span text:style-name="T37">provide</text:span><text:span text:style-name="T36">(:button_text, 'Create my account') %&gt; --&gt;</text:span></text:p>
            <text:p text:style-name="P27"><text:s text:c="2"/>&lt;%= f.submit <text:span text:style-name="T6">yield</text:span>(:button_text), class: "btn btn-primary" %&gt;</text:p>
            <text:p text:style-name="P27">&lt;% end %&gt;</text:p>
          </table:table-cell>
        </table:table-row>
      </table:table>
      <text:h text:style-name="P82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7">&lt;li&gt;</text:p>
            <text:p text:style-name="P27"><text:s text:c="2"/>&lt;%= <text:span text:style-name="T6">gravatar_for</text:span> <text:span text:style-name="T6">user</text:span>, size: 50 %&gt;</text:p>
            <text:p text:style-name="P27"><text:s text:c="2"/>&lt;%= link_to <text:span text:style-name="T6">user.name</text:span>, <text:span text:style-name="T6">user</text:span> %&gt; &lt;!-- so admins don't have delete links --&gt;</text:p>
            <text:p text:style-name="P27"><text:s text:c="2"/>&lt;% if <text:span text:style-name="T6">current_user.admin?</text:span> &amp;&amp; !<text:span text:style-name="T6">current_user?(user)</text:span> %&gt;</text:p>
            <text:p text:style-name="P30"><text:s text:c="2"/>| &lt;%= link_to "delete", user, method: :delete,data: { confirm: "You sure?" } %&gt;</text:p>
            <text:p text:style-name="P27"><text:s text:c="2"/>&lt;% end %&gt;</text:p>
            <text:p text:style-name="P27">&lt;/li&gt;</text:p>
          </table:table-cell>
        </table:table-row>
      </table:table>
      <text:h text:style-name="P97" text:outline-level="2"><text:bookmark-start text:name="__RefHeading___Toc710_2238994884"/>sessions<text:bookmark-end text:name="__RefHeading___Toc710_2238994884"/></text:h>
      <text:h text:style-name="P83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1">&lt;% provide(:title, "Log in") %&gt;</text:p>
            <text:p text:style-name="P31">&lt;h1&gt;Log in&lt;/h1&gt;</text:p>
            <text:p text:style-name="P31"/>
            <text:p text:style-name="P31">&lt;div class="row"&gt;</text:p>
            <text:p text:style-name="P31"><text:s text:c="2"/>&lt;div class="col-md-6 col-md-offset-3"&gt;</text:p>
            <text:p text:style-name="P31"><text:s text:c="4"/>&lt;%= <text:span text:style-name="T6">form_for</text:span>(<text:span text:style-name="T6">:session</text:span>, url: login_path) do |f| %&gt;</text:p>
            <text:p text:style-name="P31"><text:s text:c="6"/>&lt;%= f.label <text:span text:style-name="T50"><text:s text:c="11"/></text:span>:email %&gt;</text:p>
            <text:p text:style-name="P31"><text:s text:c="6"/>&lt;%= f.email_field <text:s text:c="4"/><text:span text:style-name="T50"><text:s/></text:span>:email, <text:s text:c="4"/><text:span text:style-name="T50"><text:s text:c="3"/></text:span>class: "form-control" %&gt;</text:p>
            <text:p text:style-name="P31"/>
            <text:p text:style-name="P31"><text:s text:c="6"/>&lt;%= f.label <text:span text:style-name="T50"><text:s text:c="11"/></text:span>:password %&gt;</text:p>
            <text:p text:style-name="P31"><text:s text:c="6"/>&lt;%= link_to <text:span text:style-name="T53"><text:s text:c="11"/></text:span>"(forgot password)"<text:span text:style-name="T53">, </text:span>new_password_reset_path %&gt;</text:p>
            <text:p text:style-name="P31"><text:s text:c="6"/>&lt;%= f.password_field <text:s text:c="2"/>:password, <text:s text:c="2"/><text:span text:style-name="T50"><text:s text:c="2"/></text:span>class: "form-control" %&gt;</text:p>
            <text:p text:style-name="P31"/>
            <text:p text:style-name="P31"><text:s text:c="6"/>&lt;%= f.label <text:span text:style-name="T50"><text:s text:c="11"/></text:span>:remember_me, <text:s/>class: "checkbox inline" do %&gt;</text:p>
            <text:p text:style-name="P31"><text:s text:c="6"/><text:span text:style-name="T50"><text:s text:c="2"/></text:span>&lt;%= f.check_box <text:s/><text:span text:style-name="T50"><text:s text:c="4"/></text:span>:remember_me %&gt;</text:p>
            <text:p text:style-name="P31"><text:s text:c="6"/><text:span text:style-name="T50"><text:s text:c="2"/></text:span>&lt;span&gt;Remember me in this computer&lt;/span&gt;</text:p>
            <text:p text:style-name="P31"><text:s text:c="4"/><text:span text:style-name="T50"><text:s text:c="2"/></text:span>&lt;% end %&gt;</text:p>
            <text:p text:style-name="P31"/>
            <text:p text:style-name="P31"><text:s text:c="6"/>&lt;%= f.submit <text:span text:style-name="T51"><text:s text:c="10"/></text:span>"Log in", <text:s text:c="2"/><text:span text:style-name="T50"><text:s text:c="3"/></text:span>class: "btn btn-primary" %&gt;</text:p>
            <text:p text:style-name="P31"><text:s text:c="4"/>&lt;% end %&gt;</text:p>
            <text:p text:style-name="P31"/>
            <text:p text:style-name="P31"><text:s text:c="4"/>&lt;p&gt;New user? &lt;%= link_to "Sign up now!",signup_path %&gt;&lt;/p&gt;</text:p>
            <text:p text:style-name="P31"><text:s text:c="2"/>&lt;/div&gt;</text:p>
            <text:p text:style-name="P31">&lt;/div&gt;</text:p>
          </table:table-cell>
        </table:table-row>
      </table:table>
      <text:h text:style-name="P97" text:outline-level="2"><text:bookmark-start text:name="__RefHeading___Toc714_2238994884"/><text:soft-page-break/>shared<text:bookmark-end text:name="__RefHeading___Toc714_2238994884"/></text:h>
      <text:h text:style-name="P83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1">&lt;% if <text:span text:style-name="T6">@user.errors.any? </text:span>%&gt;</text:p>
            <text:p text:style-name="P31"><text:s text:c="2"/>&lt;div id="error_explanation"&gt;</text:p>
            <text:p text:style-name="P31"><text:s text:c="4"/>&lt;div class="alert alert-danger"&gt;</text:p>
            <text:p text:style-name="P31"><text:s text:c="6"/>The form contains &lt;%= pluralize(<text:span text:style-name="T6">@user.errors.count</text:span>, "error") %&gt;.</text:p>
            <text:p text:style-name="P31"><text:s text:c="4"/>&lt;/div&gt;</text:p>
            <text:p text:style-name="P31"><text:s text:c="4"/>&lt;ul&gt;</text:p>
            <text:p text:style-name="P31"><text:s text:c="6"/>&lt;% <text:span text:style-name="T6">@user.errors.full_messages.each</text:span> do |msg| %&gt;</text:p>
            <text:p text:style-name="P31"><text:s text:c="8"/>&lt;li&gt;&lt;%= msg %&gt;&lt;/li&gt;</text:p>
            <text:p text:style-name="P31"><text:s text:c="6"/>&lt;% end %&gt;</text:p>
            <text:p text:style-name="P31"><text:s text:c="4"/>&lt;/ul&gt;</text:p>
            <text:p text:style-name="P31"><text:s text:c="2"/>&lt;/div&gt;</text:p>
            <text:p text:style-name="P31">&lt;% end %&gt;</text:p>
          </table:table-cell>
        </table:table-row>
      </table:table>
      <text:h text:style-name="P97" text:outline-level="2"><text:bookmark-start text:name="__RefHeading___Toc718_2238994884"/>password_resets<text:bookmark-end text:name="__RefHeading___Toc718_2238994884"/></text:h>
      <text:h text:style-name="P83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1">&lt;% provide(:title, "Forgot password") %&gt;</text:p>
            <text:p text:style-name="P31">&lt;h1&gt;Forgot password&lt;/h1&gt;</text:p>
            <text:p text:style-name="P31"/>
            <text:p text:style-name="P31">&lt;div class="row"&gt;</text:p>
            <text:p text:style-name="P31"><text:s text:c="2"/>&lt;div class="col-md-6 col-md-offset-3"&gt;</text:p>
            <text:p text:style-name="P31"><text:s text:c="4"/>&lt;%= <text:span text:style-name="T6">form_for</text:span>(<text:span text:style-name="T6">:password_reset</text:span>, url: password_resets_path) do |f| %&gt;</text:p>
            <text:p text:style-name="P31"><text:s text:c="6"/>&lt;%= f.label <text:span text:style-name="T51"><text:s text:c="6"/></text:span>:email %&gt;</text:p>
            <text:p text:style-name="P31"><text:s text:c="6"/>&lt;%= f.email_field :email, <text:span text:style-name="T51"><text:s text:c="2"/></text:span>class: 'form-control' %&gt;</text:p>
            <text:p text:style-name="P31"><text:s text:c="6"/>&lt;%= f.submit <text:span text:style-name="T51"><text:s text:c="5"/></text:span>"Submit", class: "btn btn-primary" %&gt;</text:p>
            <text:p text:style-name="P31"><text:s text:c="4"/>&lt;% end %&gt;</text:p>
            <text:p text:style-name="P31"><text:s text:c="2"/>&lt;/div&gt;</text:p>
            <text:p text:style-name="P31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1">&lt;% provide(:title, "Reset password") %&gt;</text:p>
            <text:p text:style-name="P31">&lt;h1&gt;Reset password&lt;/h1&gt;</text:p>
            <text:p text:style-name="P31"/>
            <text:p text:style-name="P31">&lt;div class="row"&gt;</text:p>
            <text:p text:style-name="P31"><text:s text:c="2"/>&lt;div class="col-md-6 col-md-offset-3"&gt;</text:p>
            <text:p text:style-name="P31"><text:s text:c="4"/>&lt;%= <text:span text:style-name="T6">form_for</text:span>(<text:span text:style-name="T6">@user</text:span>, url: password_reset_path(params[:id])) do |f| %&gt;</text:p>
            <text:p text:style-name="P31"><text:s text:c="6"/>&lt;%= render 'shared/error_messages' %&gt;</text:p>
            <text:p text:style-name="P31"><text:s text:c="6"/>&lt;%= hidden_field_tag :email, <text:span text:style-name="T6">@user.email</text:span> %&gt;</text:p>
            <text:p text:style-name="P31"/>
            <text:p text:style-name="P31"><text:s text:c="6"/>&lt;%= f.label <text:span text:style-name="T54"><text:s text:c="9"/></text:span>:password %&gt;</text:p>
            <text:p text:style-name="P31"><text:s text:c="6"/>&lt;%= f.password_field :password, <text:span text:style-name="T54"><text:s text:c="13"/></text:span>class: 'form-control' %&gt;</text:p>
            <text:p text:style-name="P31"/>
            <text:p text:style-name="P31"><text:s text:c="6"/>&lt;%= f.label <text:span text:style-name="T54"><text:s text:c="9"/></text:span>:password_confirmation, "Confirmation" %&gt;</text:p>
            <text:p text:style-name="P31"><text:s text:c="6"/>&lt;%= f.password_field :password_confirmation, class: 'form-control' %&gt;</text:p>
            <text:p text:style-name="P31"/>
            <text:p text:style-name="P31"><text:s text:c="6"/>&lt;%= f.submit <text:span text:style-name="T54"><text:s text:c="8"/></text:span>"Update password", <text:span text:style-name="T54"><text:s text:c="5"/></text:span>class: "btn btn-primary" %&gt;</text:p>
            <text:p text:style-name="P31"><text:s text:c="4"/>&lt;% end %&gt;</text:p>
            <text:p text:style-name="P31"><text:s text:c="2"/>&lt;/div&gt;</text:p>
            <text:p text:style-name="P31">&lt;/div&gt;</text:p>
          </table:table-cell>
        </table:table-row>
      </table:table>
      <text:h text:style-name="P98" text:outline-level="2"/>
      <text:h text:style-name="P104" text:outline-level="2"><text:bookmark-start text:name="__RefHeading___Toc732_2238994884"/>user_mailer<text:bookmark-end text:name="__RefHeading___Toc732_2238994884"/></text:h>
      <text:h text:style-name="P83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1">&lt;h1&gt;Sample App activation&lt;/h1&gt;</text:p>
            <text:p text:style-name="P31"/>
            <text:p text:style-name="P31">&lt;p&gt;Hi &lt;%= <text:span text:style-name="T6">@user.name</text:span> %&gt;,&lt;/p&gt;</text:p>
            <text:p text:style-name="P31"/>
            <text:p text:style-name="P31">&lt;p&gt;<text:span text:style-name="T14">Welcome to the Sample App! Click on the link below to activate your account:</text:span>&lt;/p&gt;</text:p>
            <text:p text:style-name="P31"/>
            <text:p text:style-name="P31">&lt;%= link_to "Activate", edit_account_activation_url(<text:span text:style-name="T6">@user.activation_token</text:span>,</text:p>
            <text:p text:style-name="P32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1">Hi &lt;%= <text:span text:style-name="T6">@user.name</text:span> %&gt;,</text:p>
            <text:p text:style-name="P31"/>
            <text:p text:style-name="P31">Welcome to the Sample App! Click on the link below to activate your account:</text:p>
            <text:p text:style-name="P31"/>
            <text:p text:style-name="P31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1">&lt;h1&gt;Password reset&lt;/h1&gt;</text:p>
            <text:p text:style-name="P31"/>
            <text:p text:style-name="P31">&lt;p&gt;To reset your password click the link below:&lt;/p&gt;</text:p>
            <text:p text:style-name="P31"/>
            <text:p text:style-name="P31">&lt;%= link_to "Reset password", edit_password_reset_url(<text:span text:style-name="T6">@user.reset_token</text:span>, </text:p>
            <text:p text:style-name="P31"><text:s text:c="54"/>email: <text:span text:style-name="T6">@user.email</text:span>) %&gt;</text:p>
            <text:p text:style-name="P31">&lt;p&gt;This link will expire in two hours.&lt;/p&gt;</text:p>
            <text:p text:style-name="P31"/>
            <text:p text:style-name="P31">&lt;p&gt;</text:p>
            <text:p text:style-name="P31"><text:s text:c="2"/><text:span text:style-name="T55">If you did not request your password to be reset, please ignore this email</text:span></text:p>
            <text:p text:style-name="P49"><text:s text:c="2"/>and your password will stay as it is.</text:p>
            <text:p text:style-name="P31">&lt;/p&gt; <text:s text:c="25"/></text:p>
          </table:table-cell>
        </table:table-row>
      </table:table>
      <text:h text:style-name="P83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1">To reset your password click the link below:</text:p>
            <text:p text:style-name="P31"/>
            <text:p text:style-name="P31">&lt;%= edit_password_reset_url(<text:span text:style-name="T6">@user.reset_token</text:span>, email: <text:span text:style-name="T6">@user.email</text:span>) %&gt;</text:p>
            <text:p text:style-name="P31"/>
            <text:p text:style-name="P31">The link will expire in two hours.</text:p>
            <text:p text:style-name="P31"/>
            <text:p text:style-name="P49">If you did not request your password to be reset, please ignore this email</text:p>
            <text:p text:style-name="P49">and your password will stay as it is</text:p>
          </table:table-cell>
        </table:table-row>
      </table:table>
      <text:p text:style-name="P58"/>
      <text:h text:style-name="P116" text:outline-level="1"><text:bookmark-start text:name="__RefHeading___Toc772_2238994884"/>db<text:bookmark-end text:name="__RefHeading___Toc772_2238994884"/></text:h>
      <text:h text:style-name="P84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3">ActiveRecord::Schema.define(version: 20170705083539) do</text:p>
            <text:p text:style-name="P33"/>
            <text:p text:style-name="P33"><text:s text:c="2"/>create_table "users", force: :cascade do |t|</text:p>
            <text:p text:style-name="P33"><text:s text:c="4"/>t.string <text:s text:c="2"/>"name"</text:p>
            <text:p text:style-name="P33"><text:s text:c="4"/>t.string <text:s text:c="2"/>"email"<text:span text:style-name="T57"> </text:span></text:p>
            <text:p text:style-name="P33"><text:s text:c="4"/>t.datetime "created_at", <text:s text:c="6"/><text:span text:style-name="T57"><text:s/></text:span>null: <text:span text:style-name="T57"><text:s text:c="3"/></text:span>false</text:p>
            <text:p text:style-name="P33"><text:s text:c="4"/>t.datetime "updated_at", <text:s text:c="7"/>null: <text:span text:style-name="T57"><text:s text:c="3"/></text:span>false</text:p>
            <text:p text:style-name="P33"><text:s text:c="4"/>t.string <text:s text:c="2"/>"password_digest"</text:p>
            <text:p text:style-name="P33"><text:s text:c="4"/>t.string <text:s text:c="2"/>"remember_digest"</text:p>
            <text:p text:style-name="P33"><text:s text:c="4"/>t.boolean <text:s/>"admin", <text:s text:c="12"/>default: false</text:p>
            <text:p text:style-name="P33"><text:s text:c="4"/>t.string <text:s text:c="2"/>"activation_digest"</text:p>
            <text:p text:style-name="P33"><text:s text:c="4"/>t.boolean <text:s/>"activated", <text:s text:c="8"/>default: false</text:p>
            <text:p text:style-name="P33"><text:s text:c="4"/>t.datetime "activated_at"</text:p>
            <text:p text:style-name="P33"><text:s text:c="4"/>t.string <text:s text:c="2"/>"reset_digest"</text:p>
            <text:p text:style-name="P33"><text:s text:c="4"/>t.datetime "reset_sent_at"</text:p>
            <text:p text:style-name="P33"><text:s text:c="4"/>t.index ["email"], name: "index_users_on_email", unique: true</text:p>
            <text:p text:style-name="P33"><text:s text:c="2"/>end</text:p>
            <text:p text:style-name="P33">end</text:p>
          </table:table-cell>
        </table:table-row>
      </table:table>
      <text:h text:style-name="P85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4">User.create!( name: <text:s text:c="17"/>"Example User",</text:p>
            <text:p text:style-name="P34"><text:s text:c="14"/>email: <text:s text:c="16"/>"example@railstutorial.org",</text:p>
            <text:p text:style-name="P34"><text:s text:c="14"/>password: <text:s text:c="13"/>"foobar",</text:p>
            <text:p text:style-name="P34"><text:s text:c="14"/>password_confirmation: "foobar",</text:p>
            <text:p text:style-name="P34"><text:s text:c="14"/>admin: <text:s text:c="16"/>true,</text:p>
            <text:p text:style-name="P34"><text:s text:c="14"/>activated: <text:s text:c="12"/>true,</text:p>
            <text:p text:style-name="P34"><text:s text:c="14"/>activated_at: <text:s text:c="9"/>Time.zone.now)</text:p>
            <text:p text:style-name="P34"/>
            <text:p text:style-name="P34">99.times do |n|</text:p>
            <text:p text:style-name="P34"><text:s text:c="2"/>name <text:s text:c="4"/>= Faker::Name.name</text:p>
            <text:p text:style-name="P34"><text:s text:c="2"/>email <text:s text:c="3"/>= "example-#{n+1}@railstutorial.org"</text:p>
            <text:p text:style-name="P34"><text:s text:c="2"/>password = "password"</text:p>
            <text:p text:style-name="P34"><text:s text:c="2"/>User.create!(name: <text:s text:c="17"/>name,</text:p>
            <text:p text:style-name="P34"><text:s text:c="14"/>email: <text:s text:c="17"/>email,</text:p>
            <text:p text:style-name="P34"><text:s text:c="14"/>password: <text:s text:c="14"/>password,</text:p>
            <text:p text:style-name="P34"><text:s text:c="14"/>password_confirmation: <text:s/>password,</text:p>
            <text:p text:style-name="P34"><text:s text:c="14"/>activated: <text:s text:c="13"/>true,</text:p>
            <text:p text:style-name="P34"><text:s text:c="14"/>activated_at: <text:s text:c="10"/>Time.zone.now)</text:p>
            <text:p text:style-name="P34">end</text:p>
          </table:table-cell>
        </table:table-row>
      </table:table>
      <text:p text:style-name="P59"/>
      <text:h text:style-name="P112" text:outline-level="1"><text:bookmark-start text:name="__RefHeading___Toc786_2238994884"/>test<text:bookmark-end text:name="__RefHeading___Toc786_2238994884"/></text:h>
      <text:h text:style-name="P76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5">ENV['RAILS_ENV'] ||= 'test'</text:p>
            <text:p text:style-name="P35">require File.expand_path('../../config/environment', __FILE__)</text:p>
            <text:p text:style-name="P35">require '<text:span text:style-name="T6">rails/test_help</text:span>'</text:p>
            <text:p text:style-name="P35">require "<text:span text:style-name="T6">minitest/reporters</text:span>"</text:p>
            <text:p text:style-name="P35">Minitest::Reporters.use!</text:p>
            <text:p text:style-name="P35"/>
            <text:p text:style-name="P35">class ActiveSupport::TestCase</text:p>
            <text:p text:style-name="P35"><text:s text:c="2"/># Setup all fixtures in test/fixtures/*.yml for all tests in alphabetical order.</text:p>
            <text:p text:style-name="P35"><text:s text:c="2"/>fixtures :all</text:p>
            <text:p text:style-name="P35"><text:s text:c="2"/>include ApplicationHelper</text:p>
            <text:p text:style-name="P35"/>
            <text:p text:style-name="P35"><text:s text:c="2"/># returns true if the user is logged in</text:p>
            <text:p text:style-name="P35"><text:s text:c="2"/>def <text:span text:style-name="T6">is_logged_in?</text:span></text:p>
            <text:p text:style-name="P35"><text:s text:c="4"/>!session[:user_id].nil?</text:p>
            <text:p text:style-name="P35"><text:s text:c="2"/>end</text:p>
            <text:p text:style-name="P35"/>
            <text:p text:style-name="P35"><text:s text:c="2"/># logs in as a particular user</text:p>
            <text:p text:style-name="P35"><text:s text:c="2"/>def <text:span text:style-name="T6">log_in_as</text:span>(user)</text:p>
            <text:p text:style-name="P35"><text:s text:c="4"/>session[:user_id] = user.id</text:p>
            <text:p text:style-name="P35"><text:s text:c="2"/>end</text:p>
            <text:p text:style-name="P35">end</text:p>
            <text:p text:style-name="P35">class ActionDispatch::IntegrationTest</text:p>
            <text:p text:style-name="P50"><text:s/>#<text:span text:style-name="T4"> Because it’s located inside the ActionDispatch::IntegrationTest class, </text:span></text:p>
            <text:p text:style-name="P35"><text:s/><text:span text:style-name="T58"># </text:span>this is the version of log_in_as that will be called inside integration tests.</text:p>
            <text:p text:style-name="P35"/>
            <text:p text:style-name="P35"><text:s text:c="2"/># logs in as a particular user</text:p>
            <text:p text:style-name="P35"><text:s text:c="2"/>def <text:span text:style-name="T6">log_in_as</text:span>(user, password: 'password', remember_me: '1')</text:p>
            <text:p text:style-name="P35"><text:s text:c="4"/>post login_path, params: </text:p>
            <text:p text:style-name="P35"><text:s text:c="4"/>{ session: { email: user.email, password: password,remember_me: remember_me}}</text:p>
            <text:p text:style-name="P35"><text:s text:c="2"/>end</text:p>
            <text:p text:style-name="P35">end</text:p>
          </table:table-cell>
        </table:table-row>
      </table:table>
      <text:h text:style-name="P99" text:outline-level="2"><text:bookmark-start text:name="__RefHeading___Toc814_2238994884"/>fixtures<text:bookmark-end text:name="__RefHeading___Toc814_2238994884"/></text:h>
      <text:h text:style-name="P86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7">michael:</text:p>
            <text:p text:style-name="P37"><text:s text:c="2"/>name: <text:s text:c="12"/>Michael Example</text:p>
            <text:p text:style-name="P37"><text:s text:c="2"/>email: <text:s text:c="11"/>michael@example.com</text:p>
            <text:p text:style-name="P37"><text:s text:c="2"/>password_digest: <text:s/>&lt;%= User.digest('password') %&gt;</text:p>
            <text:p text:style-name="P37"><text:s text:c="2"/>admin: <text:s text:c="11"/>true</text:p>
            <text:p text:style-name="P37"><text:s text:c="2"/>activated: <text:s text:c="7"/>true</text:p>
            <text:p text:style-name="P37"><text:s text:c="2"/>activated_at: <text:s text:c="4"/>&lt;%= Time.zone.now %&gt;</text:p>
            <text:p text:style-name="P37"/>
            <text:p text:style-name="P37">&lt;% 30.times do |n| %&gt;</text:p>
            <text:p text:style-name="P37">user_&lt;%= n %&gt;:</text:p>
            <text:p text:style-name="P37"><text:s text:c="2"/>name: <text:s text:c="12"/>&lt;%= "User #{n}" %&gt;</text:p>
            <text:p text:style-name="P37"><text:s text:c="2"/>email: <text:s text:c="11"/>&lt;%= "user-#{n}@example.com" %&gt;</text:p>
            <text:p text:style-name="P37"><text:s text:c="2"/>password_digest: <text:s/>&lt;%= User.digest('password') %&gt;</text:p>
            <text:p text:style-name="P37"><text:s text:c="2"/>activated: <text:s text:c="7"/>true</text:p>
            <text:p text:style-name="P37"><text:s text:c="2"/>activated_at: <text:s text:c="4"/>&lt;%= Time.zone.now %&gt;</text:p>
            <text:p text:style-name="P37">&lt;% end %&gt; </text:p>
          </table:table-cell>
        </table:table-row>
      </table:table>
      <text:h text:style-name="P99" text:outline-level="2"><text:bookmark-start text:name="__RefHeading___Toc818_2238994884"/><text:soft-page-break/>helpers<text:bookmark-end text:name="__RefHeading___Toc818_2238994884"/></text:h>
      <text:h text:style-name="P86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7">require '<text:span text:style-name="T6">test_helper</text:span>'</text:p>
            <text:p text:style-name="P37"/>
            <text:p text:style-name="P37">class ApplicationHelperTest &lt; ActionView::TestCase</text:p>
            <text:p text:style-name="P37"><text:s text:c="2"/>test "<text:span text:style-name="T6">full title helper</text:span>" do</text:p>
            <text:p text:style-name="P37"><text:s text:c="4"/>assert_equal full_title, <text:s text:c="10"/>"Ruby on Rails Tutorial Sample App"</text:p>
            <text:p text:style-name="P37"><text:s text:c="4"/>assert_equal full_title("Help"), <text:s text:c="2"/>"Help | Ruby on Rails Tutorial Sample App"</text:p>
            <text:p text:style-name="P37"/>
            <text:p text:style-name="P37"><text:s text:c="2"/>end</text:p>
            <text:p text:style-name="P37">end</text:p>
          </table:table-cell>
        </table:table-row>
      </table:table>
      <text:h text:style-name="P86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7">require '<text:span text:style-name="T6">test_helper</text:span>'</text:p>
            <text:p text:style-name="P37"/>
            <text:p text:style-name="P37">class SessionsHelperTest &lt; ActionView::TestCase</text:p>
            <text:p text:style-name="P37"><text:s text:c="2"/>def <text:span text:style-name="T6">setup</text:span></text:p>
            <text:p text:style-name="P37"><text:s text:c="4"/>@user = users(:michael)</text:p>
            <text:p text:style-name="P37"><text:s text:c="4"/>remember(@user)</text:p>
            <text:p text:style-name="P37"><text:s text:c="2"/>end</text:p>
            <text:p text:style-name="P37"/>
            <text:p text:style-name="P37"><text:s text:c="2"/>test "<text:span text:style-name="T6">current_user returns right user when session is nil</text:span>" do</text:p>
            <text:p text:style-name="P37"><text:s text:c="4"/>assert_equal @user, current_user</text:p>
            <text:p text:style-name="P37"><text:s text:c="2"/>end</text:p>
            <text:p text:style-name="P37"/>
            <text:p text:style-name="P37"><text:s text:c="2"/>test "<text:span text:style-name="T6">current_user returns nil when remember digest is wrong</text:span>" do</text:p>
            <text:p text:style-name="P37"><text:s text:c="4"/>@user.update_attribute(:remember_digest, User.digest(User.new_token))</text:p>
            <text:p text:style-name="P37"><text:s text:c="4"/>assert_nil current_user</text:p>
            <text:p text:style-name="P37"><text:s text:c="2"/>end</text:p>
            <text:p text:style-name="P37">end <text:s text:c="3"/></text:p>
          </table:table-cell>
        </table:table-row>
      </table:table>
      <text:h text:style-name="P95" text:outline-level="2"/>
      <text:h text:style-name="P105" text:outline-level="2"><text:bookmark-start text:name="__RefHeading___Toc790_2238994884"/>controllers<text:bookmark-end text:name="__RefHeading___Toc790_2238994884"/></text:h>
      <text:h text:style-name="P76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5">require '<text:span text:style-name="T6">test_helper</text:span>'</text:p>
            <text:p text:style-name="P35"/>
            <text:p text:style-name="P35">class SessionsControllerTest &lt; ActionDispatch::IntegrationTest</text:p>
            <text:p text:style-name="P35"><text:s text:c="2"/>test "<text:span text:style-name="T6">should get new</text:span>" do</text:p>
            <text:p text:style-name="P35"><text:s text:c="4"/>get login_path</text:p>
            <text:p text:style-name="P35"><text:s text:c="4"/>assert_response :success</text:p>
            <text:p text:style-name="P35"><text:s text:c="2"/>end</text:p>
            <text:p text:style-name="P35">end</text:p>
          </table:table-cell>
        </table:table-row>
      </table:table>
      <text:h text:style-name="P76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5">require '<text:span text:style-name="T6">test_helper</text:span>'</text:p>
            <text:p text:style-name="P35"/>
            <text:p text:style-name="P35">class StaticPagesControllerTest &lt; ActionDispatch::IntegrationTest</text:p>
            <text:p text:style-name="P35"><text:s text:c="2"/>def <text:span text:style-name="T6">setup</text:span></text:p>
            <text:p text:style-name="P35"><text:s text:c="4"/>@base_title = "| Ruby on Rails Tutorial Sample App"</text:p>
            <text:p text:style-name="P35"><text:s text:c="2"/>end</text:p>
            <text:p text:style-name="P35"/>
            <text:p text:style-name="P35"><text:s text:c="2"/>test "<text:span text:style-name="T6">should get home</text:span>" do</text:p>
            <text:p text:style-name="P35"><text:s text:c="4"/>get root_path</text:p>
            <text:p text:style-name="P35"><text:s text:c="4"/>assert_response :success</text:p>
            <text:p text:style-name="P35"><text:s text:c="4"/>assert_select "title", @base_title[2..-1]</text:p>
            <text:p text:style-name="P35"><text:s text:c="2"/>end</text:p>
            <text:p text:style-name="P35"/>
            <text:p text:style-name="P35"><text:s text:c="2"/>test "<text:span text:style-name="T6">should get help</text:span>" do</text:p>
            <text:p text:style-name="P35"><text:s text:c="4"/>get help_path</text:p>
            <text:p text:style-name="P35"><text:s text:c="4"/>assert_response :success</text:p>
            <text:p text:style-name="P35"><text:s text:c="4"/>assert_select "title", "Help #{@base_title}"</text:p>
            <text:p text:style-name="P35"><text:s text:c="2"/>end</text:p>
            <text:p text:style-name="P35"/>
            <text:p text:style-name="P35"><text:s text:c="2"/>test "<text:span text:style-name="T6">should get abou</text:span>t" do</text:p>
            <text:p text:style-name="P35"><text:s text:c="4"/>get about_path</text:p>
            <text:p text:style-name="P35"><text:s text:c="4"/>assert_response :success</text:p>
            <text:p text:style-name="P35"><text:s text:c="4"/>assert_select "title", "About #{@base_title}"</text:p>
            <text:p text:style-name="P35"><text:s text:c="2"/>end</text:p>
            <text:p text:style-name="P35"/>
            <text:p text:style-name="P35"><text:s text:c="2"/>test "<text:span text:style-name="T6">should get contacts</text:span>" do</text:p>
            <text:p text:style-name="P35"><text:s text:c="4"/>get contact_path</text:p>
            <text:p text:style-name="P35"><text:s text:c="4"/>assert_response :success</text:p>
            <text:p text:style-name="P35"><text:s text:c="4"/>assert_select "title", "Contact #{@base_title}"</text:p>
            <text:p text:style-name="P35"><text:s text:c="2"/>end</text:p>
            <text:p text:style-name="P35"/>
            <text:p text:style-name="P35">end</text:p>
          </table:table-cell>
        </table:table-row>
      </table:table>
      <text:h text:style-name="P100" text:outline-level="2"/>
      <text:h text:style-name="P92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6">require '<text:span text:style-name="T6">test_helper</text:span>'</text:p>
            <text:p text:style-name="P36"/>
            <text:p text:style-name="P36">class UsersController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should redirect index when not logged in</text:span>" do</text:p>
            <text:p text:style-name="P36"><text:s text:c="4"/>get users_path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get new</text:span>" do</text:p>
            <text:p text:style-name="P36"><text:s text:c="4"/>get signup_path</text:p>
            <text:p text:style-name="P36"><text:s text:c="4"/>assert_response :success</text:p>
            <text:p text:style-name="P36"><text:s text:c="2"/>end</text:p>
            <text:p text:style-name="P36"/>
            <text:p text:style-name="P36"><text:s text:c="2"/>test "<text:span text:style-name="T6">should not allow the admin attribute to be edited via THE WEB</text:span>" do</text:p>
            <text:p text:style-name="P36"><text:s text:c="4"/>log_in_as(@other_user)</text:p>
            <text:p text:style-name="P36"><text:s text:c="4"/>assert_not @other_user.admin?</text:p>
            <text:p text:style-name="P36"><text:s text:c="4"/>patch user_path(@other_user), params: {</text:p>
            <text:p text:style-name="P36"><text:s text:c="8"/>user: { password: <text:s text:c="14"/>"password",</text:p>
            <text:p text:style-name="P36"><text:s text:c="16"/>password_confirmation: <text:s/>"password",</text:p>
            <text:p text:style-name="P36"><text:s text:c="16"/>admin: <text:s text:c="17"/>true } }</text:p>
            <text:p text:style-name="P36"><text:s text:c="4"/>assert_not @other_user.reload.admin?</text:p>
            <text:p text:style-name="P36"><text:s text:c="2"/>end</text:p>
            <text:p text:style-name="P36"/>
            <text:p text:style-name="P36"><text:s text:c="2"/>test "<text:span text:style-name="T6">should redirect destroy when not logged in</text:span>" do</text:p>
            <text:p text:style-name="P36"><text:s text:c="4"/>assert_no_difference "User.count" do</text:p>
            <text:p text:style-name="P36"><text:s text:c="6"/>delete user_path(@user)</text:p>
            <text:p text:style-name="P36"><text:s text:c="4"/>end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destroy when logged in as a non-admin</text:span>" do</text:p>
            <text:p text:style-name="P36"><text:s text:c="4"/>log_in_as(@other_user)</text:p>
            <text:p text:style-name="P36"><text:s text:c="4"/>assert_no_difference "User.count" do</text:p>
            <text:p text:style-name="P36"><text:s text:c="6"/>delete user_path(@user)</text:p>
            <text:p text:style-name="P36"><text:s text:c="4"/>end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109" text:outline-level="2"/>
      <text:h text:style-name="P106" text:outline-level="2"><text:bookmark-start text:name="__RefHeading___Toc856_2238994884"/>models<text:bookmark-end text:name="__RefHeading___Toc856_2238994884"/></text:h>
      <text:h text:style-name="P87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1">require '<text:span text:style-name="T6">test_helper</text:span>'</text:p>
            <text:p text:style-name="P41"/>
            <text:p text:style-name="P41">class UserTest &lt; ActiveSupport::TestCase</text:p>
            <text:p text:style-name="P41"><text:s text:c="2"/>def <text:span text:style-name="T6">setup</text:span></text:p>
            <text:p text:style-name="P41"><text:s text:c="4"/>@user = User.new( <text:s text:c="6"/>name: "Example User", </text:p>
            <text:p text:style-name="P41"><text:s text:c="26"/>email: "user@example.com",</text:p>
            <text:p text:style-name="P41"><text:s text:c="26"/>password: "foobar",</text:p>
            <text:p text:style-name="P41"><text:s text:c="10"/>password_confirmation: "foobar" <text:s text:c="11"/>)</text:p>
            <text:p text:style-name="P41"><text:s text:c="2"/>end</text:p>
            <text:p text:style-name="P41"/>
            <text:p text:style-name="P41"><text:s text:c="2"/>test "<text:span text:style-name="T6">should be valid</text:span>" do</text:p>
            <text:p text:style-name="P41"><text:s text:c="4"/>assert @user.valid?</text:p>
            <text:p text:style-name="P41"><text:s text:c="2"/>end</text:p>
            <text:p text:style-name="P41"/>
            <text:p text:style-name="P41"><text:s text:c="2"/>test "<text:span text:style-name="T6">name should be present</text:span>" do</text:p>
            <text:p text:style-name="P41"><text:s text:c="4"/>@user.name = " <text:s text:c="4"/>"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name should not be too long</text:span>" do</text:p>
            <text:p text:style-name="P41"><text:s text:c="4"/>@user.name = "a" * 51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email should be present</text:span>" do</text:p>
            <text:p text:style-name="P41"><text:s text:c="4"/>@user.email = " <text:s text:c="5"/>"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email should not be too long</text:span>" do</text:p>
            <text:p text:style-name="P41"><text:s text:c="4"/>@user.email = "a" * 244 + "@example.com"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email validation should accept valid addresses</text:span>" do</text:p>
            <text:p text:style-name="P41"><text:s text:c="4"/>valid_addresses = [ <text:s/>"user@example.com", </text:p>
            <text:p text:style-name="P41"><text:s text:c="24"/><text:span text:style-name="T59"><text:s/></text:span>"USER@foo.COM",</text:p>
            <text:p text:style-name="P41"><text:s text:c="25"/>"A_US-ER@foo.bar.org", </text:p>
            <text:p text:style-name="P41"><text:s text:c="25"/>"first.last@foo.jp", </text:p>
            <text:p text:style-name="P41"><text:s text:c="25"/>"alice+bob@baz.cn",</text:p>
            <text:p text:style-name="P41"><text:s text:c="25"/>"marco99@example.com" ]</text:p>
            <text:p text:style-name="P41"><text:s text:c="4"/>valid_addresses.each do |valid_address|</text:p>
            <text:p text:style-name="P41"><text:s text:c="6"/>@user.email = valid_address</text:p>
            <text:p text:style-name="P41"><text:s text:c="6"/>assert @user.valid?, "#{valid_address.inspect} should be valid"</text:p>
            <text:p text:style-name="P41"><text:s text:c="4"/>end</text:p>
            <text:p text:style-name="P41"><text:s text:c="2"/>end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text:s text:c="2"/>test "<text:span text:style-name="T6">email validation should REJECT invalid addresses</text:span>" do</text:p>
            <text:p text:style-name="P41"><text:s text:c="4"/>invalid_addresses = [ "user@example,com",</text:p>
            <text:p text:style-name="P41"><text:s text:c="26"/>"user_at_foo.org",</text:p>
            <text:p text:style-name="P41"><text:s text:c="26"/>"user.name@example.foo@bar_baz.com",</text:p>
            <text:p text:style-name="P41"><text:s text:c="26"/>"foo@bar+baz.com"]#, "foo@bar..com" ]</text:p>
            <text:p text:style-name="P41"><text:s text:c="4"/>invalid_addresses.each do |invalid_address|</text:p>
            <text:p text:style-name="P41"><text:s text:c="6"/>@user.email = invalid_address</text:p>
            <text:p text:style-name="P41"><text:s text:c="6"/>assert_not @user.valid?, "#{invalid_address.inspect} should be INVALID"</text:p>
            <text:p text:style-name="P41"><text:s text:c="4"/>end <text:s text:c="7"/></text:p>
            <text:p text:style-name="P41"><text:s text:c="2"/>end</text:p>
            <text:p text:style-name="P41"/>
            <text:p text:style-name="P41"><text:s text:c="2"/>test "<text:span text:style-name="T6">email addresses should be unique</text:span>" do</text:p>
            <text:p text:style-name="P41"><text:s text:c="4"/>duplicate_user = @user.dup</text:p>
            <text:p text:style-name="P41"><text:s text:c="4"/>duplicate_user.email = @user.email.upcase</text:p>
            <text:p text:style-name="P41"><text:s text:c="4"/>@user.save</text:p>
            <text:p text:style-name="P41"><text:s text:c="4"/>assert_not duplicate_user.valid?</text:p>
            <text:p text:style-name="P41"><text:s text:c="2"/>end</text:p>
            <text:p text:style-name="P41"/>
            <text:p text:style-name="P41"><text:s text:c="2"/>test "<text:span text:style-name="T6">email addresses should be saved as lower-case</text:span>" do</text:p>
            <text:p text:style-name="P41"><text:s text:c="4"/>mixed_case_email = "Foo@ExAMPle.CoM"</text:p>
            <text:p text:style-name="P41"><text:s text:c="4"/>@user.email = mixed_case_email</text:p>
            <text:p text:style-name="P41"><text:s text:c="4"/>@user.save</text:p>
            <text:p text:style-name="P41"><text:s text:c="4"/>assert_equal mixed_case_email.downcase, @user.reload.email</text:p>
            <text:p text:style-name="P41"><text:s text:c="2"/>end</text:p>
            <text:p text:style-name="P41"/>
            <text:p text:style-name="P41"><text:s text:c="2"/>test "<text:span text:style-name="T6">password should not be blank</text:span>" do</text:p>
            <text:p text:style-name="P41"><text:s text:c="4"/>@user.password = " <text:s text:c="3"/>"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password should have a minimum length</text:span>" do</text:p>
            <text:p text:style-name="P41"><text:s text:c="4"/>@user.password = "a" * 5</text:p>
            <text:p text:style-name="P41"><text:s text:c="4"/>assert_not @user.valid?</text:p>
            <text:p text:style-name="P41"><text:s text:c="2"/>end</text:p>
            <text:p text:style-name="P41"/>
            <text:p text:style-name="P41"><text:s text:c="2"/>test "<text:span text:style-name="T6">authenticated? should return false for a user with nil digest</text:span>" do</text:p>
            <text:p text:style-name="P41"><text:s text:c="4"/>assert_not @user.authenticated?(:remember, '')</text:p>
            <text:p text:style-name="P41"><text:s text:c="2"/>end</text:p>
            <text:p text:style-name="P41">end</text:p>
          </table:table-cell>
        </table:table-row>
      </table:table>
      <text:p text:style-name="P63"/>
      <text:h text:style-name="P107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8">require '<text:span text:style-name="T6">test_helper</text:span>'</text:p>
            <text:p text:style-name="P38"/>
            <text:p text:style-name="P38">class SiteLayoutTest &lt; ActionDispatch::IntegrationTest</text:p>
            <text:p text:style-name="P38"><text:s text:c="2"/>def <text:span text:style-name="T6">setup</text:span></text:p>
            <text:p text:style-name="P38"><text:s text:c="4"/>@user <text:s text:c="6"/>= users(:michael)</text:p>
            <text:p text:style-name="P38"><text:s text:c="4"/>@other_user = users(:archer)</text:p>
            <text:p text:style-name="P38"><text:s text:c="2"/>end</text:p>
            <text:p text:style-name="P38"/>
            <text:p text:style-name="P38"><text:s text:c="2"/>test "<text:span text:style-name="T6">layout links while NOT logged in</text:span>" do</text:p>
            <text:p text:style-name="P38"><text:s text:c="4"/>get root_path</text:p>
            <text:p text:style-name="P38"><text:s text:c="6"/>assert_template 'static_pages/home'</text:p>
            <text:p text:style-name="P38"><text:s text:c="6"/>assert_select "a[href=?]", root_path, <text:s text:c="8"/>count: 2</text:p>
            <text:p text:style-name="P38"><text:s text:c="6"/>assert_select "a[href=?]", help_path</text:p>
            <text:p text:style-name="P38"><text:s text:c="6"/>assert_select "a[href=?]", about_path</text:p>
            <text:p text:style-name="P38"><text:s text:c="6"/>assert_select "a[href=?]", contact_path</text:p>
            <text:p text:style-name="P38"><text:s text:c="4"/>get contact_path</text:p>
            <text:p text:style-name="P38"><text:s text:c="6"/>assert_template 'static_pages/contact'</text:p>
            <text:p text:style-name="P38"><text:s text:c="6"/>assert_select "title", full_title("Contact")</text:p>
            <text:p text:style-name="P38"><text:s text:c="4"/>get signup_path</text:p>
            <text:p text:style-name="P38"><text:s text:c="6"/>assert_template 'users/new'</text:p>
            <text:p text:style-name="P38"><text:s text:c="6"/>assert_select "title", full_title("Sign up")</text:p>
            <text:p text:style-name="P38"><text:s text:c="4"/>get help_path</text:p>
            <text:p text:style-name="P38"><text:s text:c="6"/>assert_template 'static_pages/help'</text:p>
            <text:p text:style-name="P38"><text:s text:c="4"/>get login_path</text:p>
            <text:p text:style-name="P38"><text:s text:c="6"/>assert_template 'sessions/new'</text:p>
            <text:p text:style-name="P38"><text:s text:c="4"/><text:span text:style-name="T14"># REDIRECTS BECAUSE NOT LOGGED IN</text:span></text:p>
            <text:p text:style-name="P38"><text:s text:c="6"/>assert_select "a[href=?]", logout_path, <text:s text:c="6"/>count: 0</text:p>
            <text:p text:style-name="P38"><text:s text:c="4"/>get users_path</text:p>
            <text:p text:style-name="P38"><text:s text:c="6"/>assert_redirected_to login_path</text:p>
            <text:p text:style-name="P38"><text:s text:c="4"/>get edit_user_path(@user)</text:p>
            <text:p text:style-name="P38"><text:s text:c="6"/>assert_select "a[href=?]", user_path(@user), <text:s text:c="2"/>count: 0</text:p>
            <text:p text:style-name="P38"><text:s text:c="6"/>assert_redirected_to login_path</text:p>
            <text:p text:style-name="P38"><text:s text:c="2"/>end <text:s/></text:p>
            <text:p text:style-name="P38"/>
            <text:p text:style-name="P38"><text:s text:c="2"/>test "<text:span text:style-name="T6">layout links while logged in</text:span>" do</text:p>
            <text:p text:style-name="P38"><text:s text:c="4"/>log_in_as(@user)</text:p>
            <text:p text:style-name="P38"><text:s text:c="4"/>get root_path</text:p>
            <text:p text:style-name="P38"><text:s text:c="6"/>assert_template 'static_pages/home'</text:p>
            <text:p text:style-name="P38"><text:s text:c="6"/>assert_select "a[href=?]", root_path, <text:s text:c="8"/>count: 2</text:p>
            <text:p text:style-name="P38"><text:s text:c="6"/>assert_select "a[href=?]", help_path</text:p>
            <text:p text:style-name="P38"><text:s text:c="6"/>assert_select "a[href=?]", about_path</text:p>
            <text:p text:style-name="P38"><text:s text:c="6"/>assert_select "a[href=?]", contact_path</text:p>
            <text:p text:style-name="P38"><text:s text:c="4"/>get contact_path</text:p>
            <text:p text:style-name="P38"><text:s text:c="6"/>assert_template 'static_pages/contact'</text:p>
            <text:p text:style-name="P38"><text:s text:c="6"/>assert_select "title", full_title("Contact")</text:p>
            <text:p text:style-name="P38"><text:s text:c="4"/>get signup_path</text:p>
            <text:p text:style-name="P38"><text:s text:c="6"/>assert_template 'users/new'</text:p>
            <text:p text:style-name="P38"><text:s text:c="6"/>assert_select "title", full_title("Sign up")</text:p>
            <text:p text:style-name="P38"><text:s text:c="4"/>get help_path</text:p>
            <text:p text:style-name="P38"><text:s text:c="6"/>assert_template 'static_pages/help'</text:p>
            <text:p text:style-name="P38"><text:s text:c="4"/>get login_path</text:p>
            <text:p text:style-name="P38"><text:s text:c="6"/>assert_template 'sessions/new'</text:p>
            <text:p text:style-name="P38"/>
            <text:p text:style-name="P38"><text:soft-page-break/><text:s text:c="4"/><text:span text:style-name="T14"># LOGGED IN SPECIFIC URLS</text:span></text:p>
            <text:p text:style-name="P38"><text:s text:c="6"/>assert_select "a[href=?]", logout_path</text:p>
            <text:p text:style-name="P38"><text:s text:c="4"/>get users_path</text:p>
            <text:p text:style-name="P38"><text:s text:c="6"/>assert_template 'users/index'</text:p>
            <text:p text:style-name="P38"><text:s text:c="4"/>get edit_user_path(@user)</text:p>
            <text:p text:style-name="P38"><text:s text:c="6"/>assert_select "a[href=?]", user_path(@user)</text:p>
            <text:p text:style-name="P38"><text:s text:c="4"/>end</text:p>
            <text:p text:style-name="P38">end</text:p>
          </table:table-cell>
        </table:table-row>
      </table:table>
      <text:h text:style-name="P88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8">require '<text:span text:style-name="T6">test_helper</text:span>'</text:p>
            <text:p text:style-name="P38"/>
            <text:p text:style-name="P38">class UsersIndexTest &lt; ActionDispatch::IntegrationTest</text:p>
            <text:p text:style-name="P38"><text:s text:c="2"/>def <text:span text:style-name="T6">setup</text:span></text:p>
            <text:p text:style-name="P38"><text:s text:c="4"/>@admin <text:s text:c="4"/>= users(:michael)</text:p>
            <text:p text:style-name="P38"><text:s text:c="4"/>@non_admin = users(:archer)</text:p>
            <text:p text:style-name="P38"><text:s text:c="2"/>end</text:p>
            <text:p text:style-name="P38"/>
            <text:p text:style-name="P38"><text:s text:c="2"/>test "<text:span text:style-name="T6">index as admin including pagination and delete links</text:span>" do</text:p>
            <text:p text:style-name="P38"><text:s text:c="4"/>log_in_as(@admin)</text:p>
            <text:p text:style-name="P38"><text:s text:c="4"/>get users_path</text:p>
            <text:p text:style-name="P38"><text:s text:c="4"/>assert_template <text:s text:c="2"/>'users/index'</text:p>
            <text:p text:style-name="P38"><text:s text:c="4"/>assert_select <text:s text:c="4"/>'div.pagination', count: 2</text:p>
            <text:p text:style-name="P38"><text:s text:c="4"/>first_page_of_users = User.paginate(page: 1)</text:p>
            <text:p text:style-name="P38"><text:s text:c="4"/>first_page_of_users.each do |user|</text:p>
            <text:p text:style-name="P38"><text:s text:c="6"/>assert_select 'a[href=?]', <text:s text:c="2"/>user_path(user), text: user.name</text:p>
            <text:p text:style-name="P38"><text:s text:c="6"/>unless user == @admin</text:p>
            <text:p text:style-name="P38"><text:s text:c="8"/>assert_select 'a[href=?]', user_path(user), text: 'delete'</text:p>
            <text:p text:style-name="P38"><text:s text:c="6"/>end</text:p>
            <text:p text:style-name="P38"><text:s text:c="4"/>end</text:p>
            <text:p text:style-name="P38"><text:s text:c="4"/>assert_difference 'User.count', -1 do</text:p>
            <text:p text:style-name="P38"><text:s text:c="6"/>delete user_path(@non_admin)</text:p>
            <text:p text:style-name="P38"><text:s text:c="4"/>end</text:p>
            <text:p text:style-name="P38"><text:s text:c="2"/>end</text:p>
            <text:p text:style-name="P38"/>
            <text:p text:style-name="P38"><text:s text:c="2"/>test "<text:span text:style-name="T6">index ad non-admin</text:span>" do</text:p>
            <text:p text:style-name="P38"><text:s text:c="4"/>log_in_as(@non_admin)</text:p>
            <text:p text:style-name="P38"><text:s text:c="4"/>get users_path</text:p>
            <text:p text:style-name="P38"><text:s text:c="4"/>assert_select 'a', text: 'delete', count: 0</text:p>
            <text:p text:style-name="P38"><text:s text:c="2"/>end</text:p>
            <text:p text:style-name="P38">end</text:p>
          </table:table-cell>
        </table:table-row>
      </table:table>
      <text:p text:style-name="P62"/>
      <text:h text:style-name="P89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8">require '<text:span text:style-name="T6">test_helper</text:span>'</text:p>
            <text:p text:style-name="P38"/>
            <text:p text:style-name="P38">class UsersEditTest &lt; ActionDispatch::IntegrationTest</text:p>
            <text:p text:style-name="P38"><text:s text:c="2"/>def <text:span text:style-name="T6">setup</text:span></text:p>
            <text:p text:style-name="P38"><text:s text:c="4"/>@user <text:s text:c="6"/>= users(:michael)</text:p>
            <text:p text:style-name="P38"><text:s text:c="4"/>@other_user = users(:archer)</text:p>
            <text:p text:style-name="P38"><text:s text:c="2"/>end</text:p>
            <text:p text:style-name="P38"/>
            <text:p text:style-name="P38"><text:s text:c="2"/>test "<text:span text:style-name="T6">unsuccessful edit</text:span>" do</text:p>
            <text:p text:style-name="P38"><text:s text:c="4"/>log_in_as(@user)</text:p>
            <text:p text:style-name="P38"><text:s text:c="4"/>get edit_user_path(@user)</text:p>
            <text:p text:style-name="P38"><text:s text:c="4"/>assert_template 'users/edit'</text:p>
            <text:p text:style-name="P38"><text:s text:c="4"/>name <text:s/>= ""</text:p>
            <text:p text:style-name="P38"><text:s text:c="4"/>email = ""</text:p>
            <text:p text:style-name="P38"><text:s text:c="4"/>patch user_path(@user), params:</text:p>
            <text:p text:style-name="P38"><text:s text:c="6"/>{user: { <text:s/>name: <text:s/>name, </text:p>
            <text:p text:style-name="P38"><text:s text:c="15"/>email: email, </text:p>
            <text:p text:style-name="P38"><text:s text:c="12"/>password: "foobar", </text:p>
            <text:p text:style-name="P38"><text:s text:c="12"/>password_confirmation: "foobar" } }</text:p>
            <text:p text:style-name="P38"><text:s text:c="4"/>assert_template 'users/edit'</text:p>
            <text:p text:style-name="P38"><text:s text:c="4"/>assert_select "div.alert", "The form contains 3 errors."</text:p>
            <text:p text:style-name="P38"><text:s text:c="4"/>assert_not_equal name, <text:s/>@user.name</text:p>
            <text:p text:style-name="P38"><text:s text:c="4"/>assert_not_equal email, @user.email</text:p>
            <text:p text:style-name="P38"/>
            <text:p text:style-name="P38"><text:s text:c="2"/>end</text:p>
            <text:p text:style-name="P38"/>
            <text:p text:style-name="P38"><text:s text:c="2"/>test "<text:span text:style-name="T6">successful edit with friendly forwarding</text:span>" do</text:p>
            <text:p text:style-name="P38"><text:s text:c="4"/>get edit_user_path(@user)</text:p>
            <text:p text:style-name="P38"><text:s text:c="4"/>log_in_as(@user)</text:p>
            <text:p text:style-name="P38"><text:s text:c="4"/>assert_redirected_to edit_user_url(@user)</text:p>
            <text:p text:style-name="P38"><text:s text:c="4"/>name <text:s/>= "Foo Bar"</text:p>
            <text:p text:style-name="P38"><text:s text:c="4"/>email = "foo@bar.baz"</text:p>
            <text:p text:style-name="P38"><text:s text:c="4"/>patch user_path(@user), params: </text:p>
            <text:p text:style-name="P38"><text:s text:c="6"/>{user: { <text:s/>name: <text:s/>name, </text:p>
            <text:p text:style-name="P38"><text:s text:c="15"/>email: email, </text:p>
            <text:p text:style-name="P38"><text:s text:c="12"/>password: "foobar", </text:p>
            <text:p text:style-name="P38"><text:s text:c="12"/>password_confirmation: "foobar" } }</text:p>
            <text:p text:style-name="P38"><text:s text:c="4"/>assert_not flash.empty?</text:p>
            <text:p text:style-name="P38"><text:s text:c="4"/>assert_redirected_to @user</text:p>
            <text:p text:style-name="P38"><text:s text:c="4"/>@user.reload</text:p>
            <text:p text:style-name="P38"><text:s text:c="4"/>assert_equal name, <text:s text:c="2"/>@user.name</text:p>
            <text:p text:style-name="P38"><text:s text:c="4"/>assert_equal email, @user.email</text:p>
            <text:p text:style-name="P38"><text:s text:c="2"/>end</text:p>
            <text:p text:style-name="P38"/>
            <text:p text:style-name="P38"><text:s text:c="2"/>test "<text:span text:style-name="T6">should redirect edit when not logged in</text:span>" do</text:p>
            <text:p text:style-name="P38"><text:s text:c="4"/>get edit_user_path(@user)</text:p>
            <text:p text:style-name="P38"><text:s text:c="4"/>assert_not flash.empty?</text:p>
            <text:p text:style-name="P38"><text:s text:c="4"/>assert_redirected_to login_url</text:p>
            <text:p text:style-name="P38"><text:s text:c="2"/>end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<text:soft-page-break/><text:s text:c="2"/>test "<text:span text:style-name="T6">should redirect update when not logged in</text:span>" do</text:p>
            <text:p text:style-name="P38"><text:s text:c="4"/>patch user_path(@user), params: </text:p>
            <text:p text:style-name="P38"><text:s text:c="4"/>{user: { name: @user.name, email: @user.email } }</text:p>
            <text:p text:style-name="P38"><text:s text:c="4"/>assert_not flash.empty?</text:p>
            <text:p text:style-name="P38"><text:s text:c="4"/>assert_redirected_to login_url</text:p>
            <text:p text:style-name="P38"><text:s text:c="2"/>end</text:p>
            <text:p text:style-name="P38"/>
            <text:p text:style-name="P38"><text:s text:c="2"/>test "<text:span text:style-name="T6">should redirect edit when logged in as WRONG user</text:span>" do</text:p>
            <text:p text:style-name="P38"><text:s text:c="4"/>log_in_as(@other_user)</text:p>
            <text:p text:style-name="P38"><text:s text:c="4"/>get edit_user_path(@user)</text:p>
            <text:p text:style-name="P38"><text:s text:c="4"/># assert flash.empty?</text:p>
            <text:p text:style-name="P38"><text:s text:c="4"/>assert_redirected_to root_url</text:p>
            <text:p text:style-name="P38"><text:s text:c="2"/>end</text:p>
            <text:p text:style-name="P38"/>
            <text:p text:style-name="P38"><text:s text:c="2"/>test "<text:span text:style-name="T6">should redirect update when logged in as WRONG user</text:span>" do</text:p>
            <text:p text:style-name="P38"><text:s text:c="4"/>log_in_as(@other_user)</text:p>
            <text:p text:style-name="P38"><text:s text:c="4"/>patch user_path(@user), params:</text:p>
            <text:p text:style-name="P38"><text:s text:c="4"/>{user: { name: @user.name, email: @user.email } }</text:p>
            <text:p text:style-name="P38"><text:s text:c="4"/># assert flash.empty?</text:p>
            <text:p text:style-name="P38"><text:s text:c="4"/>assert_redirected_to root_url</text:p>
            <text:p text:style-name="P38"><text:s text:c="2"/>end</text:p>
            <text:p text:style-name="P38">end</text:p>
          </table:table-cell>
        </table:table-row>
      </table:table>
      <text:h text:style-name="P88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8">require '<text:span text:style-name="T6">test_helper</text:span>'</text:p>
            <text:p text:style-name="P38"/>
            <text:p text:style-name="P38">class UsersSignupTest &lt; ActionDispatch::IntegrationTest</text:p>
            <text:p text:style-name="P38"/>
            <text:p text:style-name="P38"><text:s text:c="2"/>def <text:span text:style-name="T6">setup</text:span></text:p>
            <text:p text:style-name="P38"><text:s text:c="4"/><text:span text:style-name="T14"># because the DELIVERIES array is global, it has to be reset for the test to work</text:span></text:p>
            <text:p text:style-name="P38"><text:s text:c="4"/>ActionMailer::Base.deliveries.clear</text:p>
            <text:p text:style-name="P38"><text:s text:c="2"/>end</text:p>
            <text:p text:style-name="P38"><text:s text:c="2"/></text:p>
            <text:p text:style-name="P38"><text:s text:c="2"/>test "<text:span text:style-name="T6">invalid signup information</text:span>" do</text:p>
            <text:p text:style-name="P38"><text:s text:c="4"/>get signup_path</text:p>
            <text:p text:style-name="P38"><text:s text:c="4"/>assert_no_difference 'User.count' do</text:p>
            <text:p text:style-name="P38"><text:s text:c="6"/>post signup_path, params: </text:p>
            <text:p text:style-name="P38"><text:s text:c="8"/>{ user: { name: <text:s text:c="18"/>"",</text:p>
            <text:p text:style-name="P38"><text:s text:c="18"/>email: <text:s text:c="18"/>"user@invalid",</text:p>
            <text:p text:style-name="P38"><text:s text:c="18"/>password: <text:s text:c="15"/>"foo",</text:p>
            <text:p text:style-name="P38"><text:s text:c="18"/>password_confirmation: <text:s text:c="2"/>"bar" } }</text:p>
            <text:p text:style-name="P38"><text:s text:c="4"/>end</text:p>
            <text:p text:style-name="P38"><text:s text:c="4"/>assert_template 'users/new'</text:p>
            <text:p text:style-name="P38"><text:s text:c="4"/># assert_select 'form[action="/signup"]'</text:p>
            <text:p text:style-name="P38"><text:s text:c="4"/>assert_select 'div#error_explanation'</text:p>
            <text:p text:style-name="P38"><text:s text:c="4"/>assert_select 'div.field_with_errors'</text:p>
            <text:p text:style-name="P38"><text:s text:c="2"/>end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<text:soft-page-break/><text:s text:c="2"/>test "<text:span text:style-name="T6">valid signup information with account activation</text:span>" do</text:p>
            <text:p text:style-name="P38"><text:s text:c="4"/>get signup_path</text:p>
            <text:p text:style-name="P38"><text:s text:c="4"/>assert_difference "User.count", 1 do</text:p>
            <text:p text:style-name="P38"><text:s text:c="6"/>post users_path, params: </text:p>
            <text:p text:style-name="P38"><text:s text:c="8"/>{ user: { name: <text:s text:c="18"/>"Example User",</text:p>
            <text:p text:style-name="P38"><text:s text:c="18"/>email: <text:s text:c="18"/>"user@example.com",</text:p>
            <text:p text:style-name="P38"><text:s text:c="18"/>password: <text:s text:c="14"/>"foobar",</text:p>
            <text:p text:style-name="P38"><text:s text:c="18"/>password_confirmation: <text:s text:c="2"/>"foobar" } }</text:p>
            <text:p text:style-name="P38"><text:s text:c="4"/>end</text:p>
            <text:p text:style-name="P38"><text:s text:c="4"/><text:span text:style-name="T60"><text:s text:c="2"/></text:span><text:span text:style-name="T14"># verifies that ONE message was delivered</text:span></text:p>
            <text:p text:style-name="P38"><text:s text:c="4"/>assert_equal 1, ActionMailer::Base.deliveries.size</text:p>
            <text:p text:style-name="P38"><text:s text:c="4"/><text:span text:style-name="T60"><text:s text:c="2"/></text:span><text:span text:style-name="T14"># #assigns grants access to instance variable in the corresponding action</text:span></text:p>
            <text:p text:style-name="P38"><text:s text:c="4"/>user = assigns(:user)</text:p>
            <text:p text:style-name="P38"><text:s text:c="4"/>assert_not user.activated?</text:p>
            <text:p text:style-name="P38"><text:s text:c="4"/><text:span text:style-name="T60"><text:s text:c="2"/></text:span><text:span text:style-name="T14"># try to log in before activation</text:span></text:p>
            <text:p text:style-name="P38"><text:s text:c="4"/>log_in_as(user)</text:p>
            <text:p text:style-name="P38"><text:s text:c="4"/>assert_not is_logged_in?</text:p>
            <text:p text:style-name="P38"><text:s text:c="4"/><text:span text:style-name="T60"><text:s text:c="2"/></text:span><text:span text:style-name="T14"># invalid activation token</text:span></text:p>
            <text:p text:style-name="P38"><text:s text:c="4"/>get edit_account_activation_path("invalid token", email: user.email)</text:p>
            <text:p text:style-name="P38"><text:s text:c="4"/>assert_not is_logged_in?</text:p>
            <text:p text:style-name="P38"><text:s text:c="4"/><text:span text:style-name="T60"><text:s text:c="2"/></text:span><text:span text:style-name="T14"># valid token, wrong email</text:span></text:p>
            <text:p text:style-name="P38"><text:s text:c="4"/>get edit_account_activation_path(user.activation_token, email: "wrong")</text:p>
            <text:p text:style-name="P38"><text:s text:c="4"/>assert_not is_logged_in?</text:p>
            <text:p text:style-name="P38"><text:s text:c="4"/><text:span text:style-name="T60"><text:s text:c="2"/></text:span><text:span text:style-name="T14"># valid activation token</text:span></text:p>
            <text:p text:style-name="P38"><text:s text:c="4"/>get edit_account_activation_path(user.activation_token, email: user.email)</text:p>
            <text:p text:style-name="P38"><text:s text:c="4"/>assert user.reload.activated?</text:p>
            <text:p text:style-name="P38"><text:s text:c="4"/>follow_redirect!</text:p>
            <text:p text:style-name="P38"><text:s text:c="4"/>assert_template 'users/show'</text:p>
            <text:p text:style-name="P38"><text:s text:c="4"/>assert_not flash.empty?</text:p>
            <text:p text:style-name="P38"><text:s text:c="4"/>assert is_logged_in?</text:p>
            <text:p text:style-name="P38"><text:s text:c="2"/>end</text:p>
            <text:p text:style-name="P38">end</text:p>
          </table:table-cell>
        </table:table-row>
      </table:table>
      <text:h text:style-name="P88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8">require '<text:span text:style-name="T6">test_helper</text:span>'</text:p>
            <text:p text:style-name="P38"/>
            <text:p text:style-name="P38">class UsersLoginTest &lt; ActionDispatch::IntegrationTest</text:p>
            <text:p text:style-name="P38"><text:s text:c="2"/>def <text:span text:style-name="T6">setup</text:span></text:p>
            <text:p text:style-name="P38"><text:s text:c="4"/>@user = users(:michael) <text:span text:style-name="T14"># from fixtures</text:span></text:p>
            <text:p text:style-name="P38"><text:s text:c="2"/>end</text:p>
            <text:p text:style-name="P38"/>
            <text:p text:style-name="P38"><text:s text:c="2"/>test "<text:span text:style-name="T6">flash message should disappear</text:span>" do</text:p>
            <text:p text:style-name="P38"><text:s text:c="4"/>get login_path</text:p>
            <text:p text:style-name="P38"><text:s text:c="4"/>assert_template 'sessions/new'</text:p>
            <text:p text:style-name="P38"><text:s text:c="4"/>post login_path, params: { session: {email: "", password: "" } }</text:p>
            <text:p text:style-name="P38"><text:s text:c="4"/>assert_template 'sessions/new'</text:p>
            <text:p text:style-name="P38"><text:s text:c="4"/>assert_not flash.empty?</text:p>
            <text:p text:style-name="P38"><text:s text:c="4"/>get root_path</text:p>
            <text:p text:style-name="P38"><text:s text:c="4"/>assert flash.empty?</text:p>
            <text:p text:style-name="P38"><text:s text:c="2"/>end <text:s/></text:p>
            <text:p text:style-name="P38"/>
            <text:p text:style-name="P38"/>
            <text:p text:style-name="P38"/>
            <text:p text:style-name="P38"/>
            <text:p text:style-name="P38"/>
            <text:p text:style-name="P38"><text:s text:c="2"/>test "<text:span text:style-name="T6">layout changes with log-in and then logout</text:span>" do</text:p>
            <text:p text:style-name="P38"><text:s text:c="4"/>get login_path</text:p>
            <text:p text:style-name="P38"><text:soft-page-break/><text:s text:c="4"/>assert_template 'sessions/new'</text:p>
            <text:p text:style-name="P38"><text:s text:c="4"/>assert_select "a[href=?]", login_path</text:p>
            <text:p text:style-name="P38"><text:s text:c="4"/>post login_path, params: { session: {email: @user.email, password:"password"}}</text:p>
            <text:p text:style-name="P38"><text:s text:c="4"/>assert is_logged_in?</text:p>
            <text:p text:style-name="P38"><text:s text:c="4"/>assert_redirected_to @user</text:p>
            <text:p text:style-name="P38"><text:s text:c="4"/>follow_redirect! </text:p>
            <text:p text:style-name="P38"><text:s text:c="4"/>assert_select "a[href=?]", login_path, <text:s text:c="8"/>count: 0</text:p>
            <text:p text:style-name="P38"><text:s text:c="4"/>assert_select "a[href=?]", logout_path</text:p>
            <text:p text:style-name="P38"><text:s text:c="4"/>assert_select "a[href=?]", user_path(@user) <text:s text:c="3"/></text:p>
            <text:p text:style-name="P38"><text:s text:c="4"/>delete logout_path</text:p>
            <text:p text:style-name="P38"><text:s text:c="4"/>assert_not is_logged_in?</text:p>
            <text:p text:style-name="P38"><text:s text:c="4"/>assert_redirected_to root_url</text:p>
            <text:p text:style-name="P38"><text:s text:c="4"/><text:span text:style-name="T61"><text:s text:c="2"/></text:span><text:span text:style-name="T14"># simulate a user clicking logout in a second window</text:span></text:p>
            <text:p text:style-name="P38"><text:s text:c="4"/>delete logout_path</text:p>
            <text:p text:style-name="P38"><text:s text:c="4"/>follow_redirect!</text:p>
            <text:p text:style-name="P38"><text:s text:c="4"/>assert_select "a[href=?]", login_path</text:p>
            <text:p text:style-name="P38"><text:s text:c="4"/>assert_select "a[href=?]", logout_path, <text:s text:c="6"/>count: 0</text:p>
            <text:p text:style-name="P38"><text:s text:c="4"/>assert_select "a[href=?]", user_path(@user), <text:s text:c="2"/>count: 0</text:p>
            <text:p text:style-name="P38"><text:s text:c="2"/>end</text:p>
            <text:p text:style-name="P38"/>
            <text:p text:style-name="P38"><text:s text:c="2"/>test "<text:span text:style-name="T6">login with remembering</text:span>" do</text:p>
            <text:p text:style-name="P38"><text:s text:c="4"/>log_in_as(@user, remember_me: '1')</text:p>
            <text:p text:style-name="P38"><text:s text:c="4"/># assert_equal cookies['remember_token'], assigns(:user).remember_token</text:p>
            <text:p text:style-name="P38"><text:s text:c="4"/><text:span text:style-name="T61"><text:s text:c="2"/></text:span><text:span text:style-name="T14"># this test users assigns, which is complicated and requires the @user var</text:span></text:p>
            <text:p text:style-name="P6"><text:s text:c="3"/><text:span text:style-name="T61"><text:s text:c="2"/></text:span><text:s/># instead of the normally used user. See more in listing 9.27 </text:p>
            <text:p text:style-name="P38"><text:s text:c="4"/>assert_not_empty cookies['remember_token']</text:p>
            <text:p text:style-name="P38"><text:s text:c="2"/>end</text:p>
            <text:p text:style-name="P38"/>
            <text:p text:style-name="P38"><text:s text:c="2"/>test "<text:span text:style-name="T6">login without remembering</text:span>" do</text:p>
            <text:p text:style-name="P38"><text:s text:c="4"/># log in to set the cookie</text:p>
            <text:p text:style-name="P38"><text:s text:c="4"/>log_in_as(@user, remember_me: '1')</text:p>
            <text:p text:style-name="P38"><text:s text:c="4"/># log in again and verify that the cookie is delete</text:p>
            <text:p text:style-name="P38"><text:s text:c="4"/>log_in_as(@user, remember_me: '0')</text:p>
            <text:p text:style-name="P38"><text:s text:c="4"/>assert_empty cookies['remember_token']</text:p>
            <text:p text:style-name="P38"><text:s text:c="2"/>end</text:p>
            <text:p text:style-name="P38">end</text:p>
          </table:table-cell>
        </table:table-row>
      </table:table>
      <text:p text:style-name="P61"/>
      <text:h text:style-name="P89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8">require '<text:span text:style-name="T6">test_helper</text:span>'</text:p>
            <text:p text:style-name="P38"/>
            <text:p text:style-name="P38">class PasswordResetsTest &lt; ActionDispatch::IntegrationTest</text:p>
            <text:p text:style-name="P38"><text:s text:c="2"/>def <text:span text:style-name="T6">setup</text:span></text:p>
            <text:p text:style-name="P38"><text:s text:c="4"/><text:span text:style-name="T14"># because the DELIVERIES array is global,</text:span> <text:span text:style-name="T14">it has to be resetted for the test to work</text:span></text:p>
            <text:p text:style-name="P38"><text:s text:c="4"/>ActionMailer::Base.deliveries.clear</text:p>
            <text:p text:style-name="P38"><text:s text:c="4"/>@user = users(:michael)</text:p>
            <text:p text:style-name="P38"><text:s text:c="2"/>end</text:p>
            <text:p text:style-name="P38"/>
            <text:p text:style-name="P38"><text:s text:c="2"/>test "<text:span text:style-name="T6">password resets</text:span>" do</text:p>
            <text:p text:style-name="P38"><text:s text:c="4"/>get new_password_reset_path</text:p>
            <text:p text:style-name="P38"><text:s text:c="4"/>assert_template 'password_resets/new'</text:p>
            <text:p text:style-name="P38"><text:s text:c="4"/><text:span text:style-name="T62"><text:s text:c="2"/></text:span><text:span text:style-name="T14"># Invalid email</text:span></text:p>
            <text:p text:style-name="P38"><text:s text:c="4"/>post password_resets_path, </text:p>
            <text:p text:style-name="P38"><text:s text:c="6"/>params: { password_reset: { email: "" } }</text:p>
            <text:p text:style-name="P38"><text:s text:c="4"/>assert_not flash.empty?</text:p>
            <text:p text:style-name="P38"><text:s text:c="4"/>assert_template 'password_resets/new'</text:p>
            <text:p text:style-name="P38"><text:s text:c="4"/><text:span text:style-name="T62"><text:s text:c="2"/></text:span><text:span text:style-name="T14"># Valid email</text:span></text:p>
            <text:p text:style-name="P38"><text:s text:c="4"/>post password_resets_path,</text:p>
            <text:p text:style-name="P38"><text:s text:c="6"/>params: { password_reset: { email: @user.email } }</text:p>
            <text:p text:style-name="P38"><text:s text:c="4"/>assert_not_equal @user.reset_digest, @user.reload.reset_digest</text:p>
            <text:p text:style-name="P38"><text:s text:c="4"/>assert_equal 1, ActionMailer::Base.deliveries.size</text:p>
            <text:p text:style-name="P38"><text:s text:c="4"/>assert_not flash.empty?</text:p>
            <text:p text:style-name="P38"><text:s text:c="4"/>assert_redirected_to root_url</text:p>
            <text:p text:style-name="P38"><text:s text:c="4"/><text:span text:style-name="T62"><text:s text:c="2"/></text:span><text:span text:style-name="T14"># Password reset form</text:span></text:p>
            <text:p text:style-name="P38"><text:s text:c="4"/>user = assigns(:user)</text:p>
            <text:p text:style-name="P38"><text:s text:c="4"/><text:span text:style-name="T62"><text:s text:c="2"/></text:span><text:span text:style-name="T14"># Wrong email</text:span></text:p>
            <text:p text:style-name="P38"><text:s text:c="4"/>get edit_password_reset_path(user.reset_token, <text:s text:c="2"/>email: "")</text:p>
            <text:p text:style-name="P38"><text:s text:c="4"/>assert_redirected_to root_url</text:p>
            <text:p text:style-name="P38"><text:s text:c="4"/><text:span text:style-name="T62"><text:s text:c="2"/></text:span><text:span text:style-name="T14"># Inactive user</text:span></text:p>
            <text:p text:style-name="P38"><text:s text:c="4"/>user.toggle!(:activated)</text:p>
            <text:p text:style-name="P38"><text:s text:c="4"/>get edit_password_reset_path(user.reset_token, <text:s text:c="2"/>email:user.email)</text:p>
            <text:p text:style-name="P38"><text:s text:c="4"/>assert_redirected_to root_url</text:p>
            <text:p text:style-name="P38"><text:s text:c="4"/>user.toggle!(:activated)</text:p>
            <text:p text:style-name="P38"><text:s text:c="4"/><text:span text:style-name="T62"><text:s text:c="2"/></text:span><text:span text:style-name="T14"># Right email, wrong token</text:span></text:p>
            <text:p text:style-name="P38"><text:s text:c="4"/>get edit_password_reset_path('wrong token', <text:s text:c="4"/>email: user.email)</text:p>
            <text:p text:style-name="P38"><text:s text:c="4"/>assert_redirected_to root_url</text:p>
            <text:p text:style-name="P38"><text:s text:c="4"/><text:span text:style-name="T62"><text:s text:c="2"/></text:span><text:span text:style-name="T14"># Right email, right token</text:span></text:p>
            <text:p text:style-name="P38"><text:s text:c="4"/>get edit_password_reset_path(user.reset_token, <text:s text:c="2"/>email: user.email)</text:p>
            <text:p text:style-name="P38"><text:s text:c="4"/>assert_template 'password_resets/edit'</text:p>
            <text:p text:style-name="P40"><text:s text:c="4"/>assert_select "input[name=email][type=hidden][value=?]", user.email<text:span text:style-name="T79"> </text:span><text:span text:style-name="T14"># INPUT tag</text:span></text:p>
            <text:p text:style-name="P38"><text:s text:c="3"/><text:span text:style-name="T62"><text:s text:c="2"/></text:span><text:s/><text:span text:style-name="T14"># Invalid password &amp; confirmation</text:span></text:p>
            <text:p text:style-name="P38"><text:s text:c="4"/>patch password_reset_path(user.reset_token),</text:p>
            <text:p text:style-name="P38"><text:s text:c="6"/>params: { email: user.email, </text:p>
            <text:p text:style-name="P38"><text:s text:c="16"/>user: { password: <text:s text:c="13"/>"foobaz",</text:p>
            <text:p text:style-name="P38"><text:s text:c="24"/>password_confirmation: "barquux" } }</text:p>
            <text:p text:style-name="P38"><text:s text:c="4"/>assert_select 'div#error_explanation'</text:p>
            <text:p text:style-name="P38"><text:s text:c="4"/><text:span text:style-name="T62"><text:s text:c="2"/></text:span><text:span text:style-name="T14"># Empty password</text:span></text:p>
            <text:p text:style-name="P39"><text:span text:style-name="T62"><text:s text:c="4"/></text:span>patch password_reset_path(user.reset_token),</text:p>
            <text:p text:style-name="P38"><text:s text:c="6"/>params: { email: user.email,</text:p>
            <text:p text:style-name="P38"><text:s text:c="16"/>user: { password: <text:s text:c="13"/>"",</text:p>
            <text:p text:style-name="P38"><text:s text:c="24"/>password_confirmation: "" } }</text:p>
            <text:p text:style-name="P38"><text:s text:c="4"/>assert_select 'div#error_explanation'</text:p>
            <text:p text:style-name="P38"><text:s text:c="4"/><text:span text:style-name="T62"><text:s text:c="2"/></text:span><text:span text:style-name="T14"># Valid password &amp; confirmation</text:span></text:p>
            <text:p text:style-name="P38"><text:s text:c="4"/>patch password_reset_path(user.reset_token),</text:p>
            <text:p text:style-name="P38"><text:soft-page-break/><text:s text:c="6"/>params: { email: user.email,</text:p>
            <text:p text:style-name="P38"><text:s text:c="16"/>user: { password: <text:s text:c="14"/>"foobaz",</text:p>
            <text:p text:style-name="P38"><text:s text:c="24"/>password_confirmation: "foobaz" } }</text:p>
            <text:p text:style-name="P38"><text:s text:c="4"/>assert is_logged_in?</text:p>
            <text:p text:style-name="P38"><text:s text:c="4"/>assert_not flash.empty?</text:p>
            <text:p text:style-name="P38"><text:s text:c="4"/>assert_redirected_to user</text:p>
            <text:p text:style-name="P38"><text:s text:c="4"/><text:span text:style-name="T62"><text:s text:c="2"/></text:span><text:span text:style-name="T14"># attempt to change the password again</text:span> </text:p>
            <text:p text:style-name="P38"><text:s text:c="4"/>assert_nil user.reload.reset_digest</text:p>
            <text:p text:style-name="P38"><text:s text:c="2"/>end</text:p>
            <text:p text:style-name="P38"/>
            <text:p text:style-name="P38"><text:s text:c="2"/>test "<text:span text:style-name="T6">expired token</text:span>" do</text:p>
            <text:p text:style-name="P38"><text:s text:c="4"/>get new_password_reset_path</text:p>
            <text:p text:style-name="P38"><text:s text:c="4"/>post password_resets_path,</text:p>
            <text:p text:style-name="P38"><text:s text:c="6"/>params: { password_reset: { email: @user.email } }</text:p>
            <text:p text:style-name="P38"><text:s text:c="4"/>@user = assigns(:user)</text:p>
            <text:p text:style-name="P38"><text:s text:c="4"/>@user.update_attribute(:reset_sent_at, 3.hours.ago)</text:p>
            <text:p text:style-name="P38"><text:s text:c="4"/>patch password_reset_path(@user.reset_token),</text:p>
            <text:p text:style-name="P38"><text:s text:c="6"/>params: { email: @user.email,</text:p>
            <text:p text:style-name="P38"><text:s text:c="16"/>user: { password: <text:s text:c="13"/>"foobar",</text:p>
            <text:p text:style-name="P38"><text:s text:c="24"/>password_confirmation: "foobar" } }</text:p>
            <text:p text:style-name="P38"><text:s text:c="4"/>assert_response :redirect</text:p>
            <text:p text:style-name="P38"><text:s text:c="4"/>follow_redirect!</text:p>
            <text:p text:style-name="P38"><text:s text:c="4"/>assert_match /expired/i, response.body</text:p>
            <text:p text:style-name="P38"><text:s text:c="4"/>assert_no_match /banana/i, <text:s/>response.body</text:p>
            <text:p text:style-name="P38"><text:s text:c="2"/>end</text:p>
            <text:p text:style-name="P38">end</text:p>
          </table:table-cell>
        </table:table-row>
      </table:table>
      <text:h text:style-name="P101" text:outline-level="2"><text:bookmark-start text:name="__RefHeading___Toc860_2238994884"/>mailers<text:bookmark-end text:name="__RefHeading___Toc860_2238994884"/></text:h>
      <text:h text:style-name="P87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1">require '<text:span text:style-name="T6">test_helper</text:span>'</text:p>
            <text:p text:style-name="P41"/>
            <text:p text:style-name="P41">class UserMailerTest &lt; ActionMailer::TestCase</text:p>
            <text:p text:style-name="P41"><text:s text:c="2"/>test "<text:span text:style-name="T6">account_activation</text:span>" do</text:p>
            <text:p text:style-name="P41"><text:s text:c="4"/>user <text:s text:c="17"/>= users(:michael)</text:p>
            <text:p text:style-name="P41"><text:s text:c="4"/>user.activation_token = User.new_token</text:p>
            <text:p text:style-name="P41"><text:s text:c="4"/>mail <text:s text:c="17"/>= UserMailer.account_activation(user)</text:p>
            <text:p text:style-name="P41"><text:s text:c="4"/>assert_equal "Account activation", mail.subject</text:p>
            <text:p text:style-name="P41"><text:s text:c="4"/>assert_equal [user.email], mail.to</text:p>
            <text:p text:style-name="P41"><text:s text:c="4"/>assert_equal ["noreply@example.com"], mail.from</text:p>
            <text:p text:style-name="P41"><text:s text:c="4"/>assert_match user.name, <text:s text:c="14"/>mail.body.encoded</text:p>
            <text:p text:style-name="P41"><text:s text:c="4"/>assert_match user.activation_token, <text:s text:c="2"/>mail.body.encoded</text:p>
            <text:p text:style-name="P41"><text:s text:c="4"/>assert_match CGI.escape(user.email), <text:s/>mail.body.encoded</text:p>
            <text:p text:style-name="P41"><text:s text:c="2"/>end</text:p>
            <text:p text:style-name="P41"/>
            <text:p text:style-name="P41"><text:s text:c="2"/>test "<text:span text:style-name="T6">password_reset</text:span>" do</text:p>
            <text:p text:style-name="P41"><text:s text:c="4"/>user <text:s text:c="17"/>= users(:michael)</text:p>
            <text:p text:style-name="P41"><text:s text:c="4"/>user.reset_token <text:s text:c="5"/>= User.new_token</text:p>
            <text:p text:style-name="P41"><text:s text:c="4"/>mail <text:s text:c="17"/>= UserMailer.password_reset(user)</text:p>
            <text:p text:style-name="P41"><text:s text:c="4"/>assert_equal "Password reset", <text:s text:c="7"/>mail.subject</text:p>
            <text:p text:style-name="P41"><text:s text:c="4"/>assert_equal [user.email], <text:s text:c="11"/>mail.to</text:p>
            <text:p text:style-name="P41"><text:s text:c="4"/>assert_equal ["noreply@example.com"], mail.from</text:p>
            <text:p text:style-name="P41"><text:s text:c="4"/>assert_match user.reset_token, <text:s text:c="7"/>mail.body.encoded</text:p>
            <text:p text:style-name="P41"><text:s text:c="4"/>assert_match CGI.escape(user.email), <text:s/>mail.body.encoded</text:p>
            <text:p text:style-name="P41"><text:s text:c="2"/>end</text:p>
            <text:p text:style-name="P41">end</text:p>
          </table:table-cell>
        </table:table-row>
      </table:table>
      <text:h text:style-name="P101" text:outline-level="2"><text:bookmark-start text:name="__RefHeading___Toc864_2238994884"/><text:soft-page-break/>/previews<text:bookmark-end text:name="__RefHeading___Toc864_2238994884"/></text:h>
      <text:h text:style-name="P87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1"># Preview all emails at http://localhost:3000/rails/mailers/user_mailer</text:p>
            <text:p text:style-name="P41">class UserMailerPreview &lt; ActionMailer::Preview</text:p>
            <text:p text:style-name="P41"/>
            <text:p text:style-name="P41"><text:s text:c="2"/># Preview this email at <text:span text:style-name="T14">http://localhost:3000/rails/mailers/user_mailer/account_activation</text:span></text:p>
            <text:p text:style-name="P41"><text:s text:c="2"/>def <text:span text:style-name="T6">account_activation</text:span></text:p>
            <text:p text:style-name="P41"><text:s text:c="4"/>user = User.first</text:p>
            <text:p text:style-name="P41"><text:s text:c="4"/>user.activation_token = User.new_token</text:p>
            <text:p text:style-name="P41"><text:s text:c="4"/>UserMailer.account_activation(user)</text:p>
            <text:p text:style-name="P41"><text:s text:c="2"/>end</text:p>
            <text:p text:style-name="P41"/>
            <text:p text:style-name="P41"><text:s text:c="2"/># Preview this email at <text:span text:style-name="T14">http://localhost:3000/rails/mailers/user_mailer/password_reset</text:span></text:p>
            <text:p text:style-name="P41"><text:s text:c="2"/>def <text:span text:style-name="T6">password_reset</text:span></text:p>
            <text:p text:style-name="P41"><text:s text:c="4"/>user = User.first</text:p>
            <text:p text:style-name="P41"><text:s text:c="4"/>user.reset_token = User.new_token</text:p>
            <text:p text:style-name="P41"><text:s text:c="4"/>UserMailer.password_reset(user)</text:p>
            <text:p text:style-name="P41"><text:s text:c="2"/>end</text:p>
            <text:p text:style-name="P41">end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4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5T11:56:56.911671146</dc:date>
    <meta:editing-duration>PT20H47M23S</meta:editing-duration>
    <meta:editing-cycles>127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9" meta:word-count="5774" meta:character-count="55355" meta:non-whitespace-character-count="43264"/>
  </office:meta>
</office:document-meta>
</file>